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0.002cm solid #000000"/>
    </style:style>
    <style:style style:name="Tableau2.A2" style:family="table-cell">
      <style:table-cell-properties fo:padding="0.097cm" fo:border-left="0.002cm solid #000000" fo:border-right="0.002cm solid #000000" fo:border-top="none" fo:border-bottom="0.002cm solid #000000"/>
    </style:style>
    <style:style style:name="Tableau2.A4" style:family="table-cell">
      <style:table-cell-properties fo:padding="0.097cm" fo:border-left="0.002cm solid #000000" fo:border-right="none" fo:border-top="none" fo:border-bottom="0.002cm solid #000000"/>
    </style:style>
    <style:style style:name="Tableau3" style:family="table">
      <style:table-properties style:width="17.013cm" fo:margin-left="0cm" fo:margin-right="-0.012cm" table:align="margins"/>
    </style:style>
    <style:style style:name="Tableau3.A" style:family="table-column">
      <style:table-column-properties style:column-width="2.281cm" style:rel-column-width="8785*"/>
    </style:style>
    <style:style style:name="Tableau3.B" style:family="table-column">
      <style:table-column-properties style:column-width="3.858cm" style:rel-column-width="14860*"/>
    </style:style>
    <style:style style:name="Tableau3.C" style:family="table-column">
      <style:table-column-properties style:column-width="3.281cm" style:rel-column-width="12638*"/>
    </style:style>
    <style:style style:name="Tableau3.D" style:family="table-column">
      <style:table-column-properties style:column-width="7.594cm" style:rel-column-width="29252*"/>
    </style:style>
    <style:style style:name="Tableau3.A1" style:family="table-cell">
      <style:table-cell-properties fo:padding="0.097cm" fo:border-left="0.002cm solid #000000" fo:border-right="none" fo:border-top="0.002cm solid #000000" fo:border-bottom="0.002cm solid #000000"/>
    </style:style>
    <style:style style:name="Tableau3.D1" style:family="table-cell">
      <style:table-cell-properties fo:padding="0.097cm" fo:border="0.002cm solid #000000"/>
    </style:style>
    <style:style style:name="Tableau3.A2" style:family="table-cell">
      <style:table-cell-properties fo:padding="0.097cm" fo:border-left="0.002cm solid #000000" fo:border-right="0.002cm solid #000000" fo:border-top="none" fo:border-bottom="0.002cm solid #000000"/>
    </style:style>
    <style:style style:name="Tableau3.A5" style:family="table-cell">
      <style:table-cell-properties fo:padding="0.097cm" fo:border-left="0.002cm solid #000000" fo:border-right="none" fo:border-top="none" fo:border-bottom="0.002cm solid #000000"/>
    </style:style>
    <style:style style:name="Tableau3.A6" style:family="table-cell" style:data-style-name="N0">
      <style:table-cell-properties fo:padding="0.097cm" fo:border-left="0.002cm solid #000000" fo:border-right="none" fo:border-top="none" fo:border-bottom="0.002cm solid #000000"/>
    </style:style>
    <style:style style:name="Tableau9" style:family="table">
      <style:table-properties style:width="17.013cm" fo:margin-left="0cm" fo:margin-right="-0.012cm" table:align="margins"/>
    </style:style>
    <style:style style:name="Tableau9.A" style:family="table-column">
      <style:table-column-properties style:column-width="2.281cm" style:rel-column-width="8785*"/>
    </style:style>
    <style:style style:name="Tableau9.B" style:family="table-column">
      <style:table-column-properties style:column-width="3.858cm" style:rel-column-width="14860*"/>
    </style:style>
    <style:style style:name="Tableau9.C" style:family="table-column">
      <style:table-column-properties style:column-width="3.307cm" style:rel-column-width="12740*"/>
    </style:style>
    <style:style style:name="Tableau9.D" style:family="table-column">
      <style:table-column-properties style:column-width="7.567cm" style:rel-column-width="29150*"/>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0.002cm solid #000000" fo:border-top="none" fo:border-bottom="0.002cm solid #000000"/>
    </style:style>
    <style:style style:name="Tableau9.A5" style:family="table-cell">
      <style:table-cell-properties fo:padding="0.097cm" fo:border-left="0.002cm solid #000000" fo:border-right="none" fo:border-top="none" fo:border-bottom="0.002cm solid #000000"/>
    </style:style>
    <style:style style:name="Tableau9.A6" style:family="table-cell" style:data-style-name="N0">
      <style:table-cell-properties fo:padding="0.097cm" fo:border-left="0.002cm solid #000000" fo:border-right="none" fo:border-top="none" fo:border-bottom="0.002cm solid #000000"/>
    </style:style>
    <style:style style:name="Tableau11" style:family="table">
      <style:table-properties style:width="17.013cm" fo:margin-left="0cm" fo:margin-right="-0.012cm" table:align="margins"/>
    </style:style>
    <style:style style:name="Tableau11.A" style:family="table-column">
      <style:table-column-properties style:column-width="2.281cm" style:rel-column-width="8785*"/>
    </style:style>
    <style:style style:name="Tableau11.B" style:family="table-column">
      <style:table-column-properties style:column-width="3.831cm" style:rel-column-width="14758*"/>
    </style:style>
    <style:style style:name="Tableau11.C" style:family="table-column">
      <style:table-column-properties style:column-width="3.334cm" style:rel-column-width="12842*"/>
    </style:style>
    <style:style style:name="Tableau11.D" style:family="table-column">
      <style:table-column-properties style:column-width="7.567cm" style:rel-column-width="29150*"/>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0.002cm solid #000000" fo:border-top="none" fo:border-bottom="0.002cm solid #000000"/>
    </style:style>
    <style:style style:name="Tableau11.A5" style:family="table-cell">
      <style:table-cell-properties fo:padding="0.097cm" fo:border-left="0.002cm solid #000000" fo:border-right="none" fo:border-top="none" fo:border-bottom="0.002cm solid #000000"/>
    </style:style>
    <style:style style:name="Tableau11.A6" style:family="table-cell" style:data-style-name="N0">
      <style:table-cell-properties fo:padding="0.097cm" fo:border-left="0.002cm solid #000000" fo:border-right="none" fo:border-top="none" fo:border-bottom="0.002cm solid #000000"/>
    </style:style>
    <style:style style:name="Tableau12" style:family="table">
      <style:table-properties style:width="17.013cm" fo:margin-left="0cm" fo:margin-right="-0.012cm" table:align="margins"/>
    </style:style>
    <style:style style:name="Tableau12.A" style:family="table-column">
      <style:table-column-properties style:column-width="2.281cm" style:rel-column-width="8785*"/>
    </style:style>
    <style:style style:name="Tableau12.B" style:family="table-column">
      <style:table-column-properties style:column-width="3.831cm" style:rel-column-width="14758*"/>
    </style:style>
    <style:style style:name="Tableau12.C" style:family="table-column">
      <style:table-column-properties style:column-width="3.307cm" style:rel-column-width="12740*"/>
    </style:style>
    <style:style style:name="Tableau12.D" style:family="table-column">
      <style:table-column-properties style:column-width="7.594cm" style:rel-column-width="29252*"/>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Tableau12.A5" style:family="table-cell">
      <style:table-cell-properties fo:padding="0.097cm" fo:border-left="0.002cm solid #000000" fo:border-right="none" fo:border-top="none" fo:border-bottom="0.002cm solid #000000"/>
    </style:style>
    <style:style style:name="Tableau12.A6" style:family="table-cell" style:data-style-name="N0">
      <style:table-cell-properties fo:padding="0.097cm" fo:border-left="0.002cm solid #000000" fo:border-right="none" fo:border-top="none" fo:border-bottom="0.002cm solid #000000"/>
    </style:style>
    <style:style style:name="Tableau56" style:family="table">
      <style:table-properties style:width="17cm" table:align="margins"/>
    </style:style>
    <style:style style:name="Tableau56.A" style:family="table-column">
      <style:table-column-properties style:column-width="2.281cm" style:rel-column-width="8791*"/>
    </style:style>
    <style:style style:name="Tableau56.B" style:family="table-column">
      <style:table-column-properties style:column-width="3.805cm" style:rel-column-width="14666*"/>
    </style:style>
    <style:style style:name="Tableau56.C" style:family="table-column">
      <style:table-column-properties style:column-width="3.295cm" style:rel-column-width="12701*"/>
    </style:style>
    <style:style style:name="Tableau56.D" style:family="table-column">
      <style:table-column-properties style:column-width="7.62cm" style:rel-column-width="29377*"/>
    </style:style>
    <style:style style:name="Tableau56.A1" style:family="table-cell">
      <style:table-cell-properties fo:padding="0.097cm" fo:border-left="0.002cm solid #000000" fo:border-right="none" fo:border-top="0.002cm solid #000000" fo:border-bottom="0.002cm solid #000000"/>
    </style:style>
    <style:style style:name="Tableau56.D1" style:family="table-cell">
      <style:table-cell-properties fo:padding="0.097cm" fo:border="0.002cm solid #000000"/>
    </style:style>
    <style:style style:name="Tableau56.A2" style:family="table-cell">
      <style:table-cell-properties fo:padding="0.097cm" fo:border-left="0.002cm solid #000000" fo:border-right="0.002cm solid #000000" fo:border-top="none" fo:border-bottom="0.002cm solid #000000"/>
    </style:style>
    <style:style style:name="Tableau56.A5" style:family="table-cell">
      <style:table-cell-properties fo:padding="0.097cm" fo:border-left="0.002cm solid #000000" fo:border-right="none" fo:border-top="none" fo:border-bottom="0.002cm solid #000000"/>
    </style:style>
    <style:style style:name="Tableau56.A6" style:family="table-cell" style:data-style-name="N0">
      <style:table-cell-properties fo:padding="0.097cm" fo:border-left="0.002cm solid #000000" fo:border-right="none" fo:border-top="none" fo:border-bottom="0.002cm solid #000000"/>
    </style:style>
    <style:style style:name="Tableau26" style:family="table">
      <style:table-properties style:width="17cm" table:align="margins"/>
    </style:style>
    <style:style style:name="Tableau26.A" style:family="table-column">
      <style:table-column-properties style:column-width="2.279cm" style:rel-column-width="8785*"/>
    </style:style>
    <style:style style:name="Tableau26.B" style:family="table-column">
      <style:table-column-properties style:column-width="7.133cm" style:rel-column-width="27497*"/>
    </style:style>
    <style:style style:name="Tableau26.C" style:family="table-column">
      <style:table-column-properties style:column-width="7.588cm" style:rel-column-width="29253*"/>
    </style:style>
    <style:style style:name="Tableau26.A1" style:family="table-cell">
      <style:table-cell-properties fo:padding="0.097cm" fo:border-left="0.002cm solid #000000" fo:border-right="none" fo:border-top="0.002cm solid #000000" fo:border-bottom="0.002cm solid #000000"/>
    </style:style>
    <style:style style:name="Tableau26.C1" style:family="table-cell">
      <style:table-cell-properties fo:padding="0.097cm" fo:border="0.002cm solid #000000"/>
    </style:style>
    <style:style style:name="Tableau26.A2" style:family="table-cell">
      <style:table-cell-properties fo:padding="0.097cm" fo:border-left="0.002cm solid #000000" fo:border-right="0.002cm solid #000000" fo:border-top="none" fo:border-bottom="0.002cm solid #000000"/>
    </style:style>
    <style:style style:name="Tableau26.A5" style:family="table-cell">
      <style:table-cell-properties fo:padding="0.097cm" fo:border-left="0.002cm solid #000000" fo:border-right="none" fo:border-top="none" fo:border-bottom="0.002cm solid #000000"/>
    </style:style>
    <style:style style:name="Tableau26.A6" style:family="table-cell" style:data-style-name="N0">
      <style:table-cell-properties fo:padding="0.097cm" fo:border-left="0.002cm solid #000000" fo:border-right="none" fo:border-top="none" fo:border-bottom="0.002cm solid #000000"/>
    </style:style>
    <style:style style:name="Tableau28" style:family="table">
      <style:table-properties style:width="17cm" table:align="margins"/>
    </style:style>
    <style:style style:name="Tableau28.A" style:family="table-column">
      <style:table-column-properties style:column-width="2.279cm" style:rel-column-width="8785*"/>
    </style:style>
    <style:style style:name="Tableau28.B" style:family="table-column">
      <style:table-column-properties style:column-width="7.133cm" style:rel-column-width="27497*"/>
    </style:style>
    <style:style style:name="Tableau28.C" style:family="table-column">
      <style:table-column-properties style:column-width="7.588cm" style:rel-column-width="29253*"/>
    </style:style>
    <style:style style:name="Tableau28.A1" style:family="table-cell">
      <style:table-cell-properties fo:padding="0.097cm" fo:border-left="0.002cm solid #000000" fo:border-right="none" fo:border-top="0.002cm solid #000000" fo:border-bottom="0.002cm solid #000000"/>
    </style:style>
    <style:style style:name="Tableau28.C1" style:family="table-cell">
      <style:table-cell-properties fo:padding="0.097cm" fo:border="0.002cm solid #000000"/>
    </style:style>
    <style:style style:name="Tableau28.A2" style:family="table-cell">
      <style:table-cell-properties fo:padding="0.097cm" fo:border-left="0.002cm solid #000000" fo:border-right="0.002cm solid #000000" fo:border-top="none" fo:border-bottom="0.002cm solid #000000"/>
    </style:style>
    <style:style style:name="Tableau28.A5" style:family="table-cell">
      <style:table-cell-properties fo:padding="0.097cm" fo:border-left="0.002cm solid #000000" fo:border-right="none" fo:border-top="none" fo:border-bottom="0.002cm solid #000000"/>
    </style:style>
    <style:style style:name="Tableau28.A6" style:family="table-cell" style:data-style-name="N0">
      <style:table-cell-properties fo:padding="0.097cm" fo:border-left="0.002cm solid #000000" fo:border-right="none" fo:border-top="none" fo:border-bottom="0.002cm solid #000000"/>
    </style:style>
    <style:style style:name="Tableau4" style:family="table">
      <style:table-properties style:width="17cm" table:align="margins"/>
    </style:style>
    <style:style style:name="Tableau4.A" style:family="table-column">
      <style:table-column-properties style:column-width="2.21cm" style:rel-column-width="8519*"/>
    </style:style>
    <style:style style:name="Tableau4.B" style:family="table-column">
      <style:table-column-properties style:column-width="3.104cm" style:rel-column-width="11967*"/>
    </style:style>
    <style:style style:name="Tableau4.C" style:family="table-column">
      <style:table-column-properties style:column-width="4.066cm" style:rel-column-width="15673*"/>
    </style:style>
    <style:style style:name="Tableau4.D" style:family="table-column">
      <style:table-column-properties style:column-width="3.896cm" style:rel-column-width="15020*"/>
    </style:style>
    <style:style style:name="Tableau4.E" style:family="table-column">
      <style:table-column-properties style:column-width="3.724cm" style:rel-column-width="14356*"/>
    </style:style>
    <style:style style:name="Tableau4.A1" style:family="table-cell">
      <style:table-cell-properties fo:padding="0.097cm" fo:border="0.002cm solid #000000"/>
    </style:style>
    <style:style style:name="Tableau4.A2" style:family="table-cell">
      <style:table-cell-properties fo:padding="0.097cm" fo:border-left="0.002cm solid #000000" fo:border-right="0.002cm solid #000000" fo:border-top="none" fo:border-bottom="0.002cm solid #000000"/>
    </style:style>
    <style:style style:name="Tableau4.A4" style:family="table-cell">
      <style:table-cell-properties fo:padding="0.097cm" fo:border-left="0.002cm solid #000000" fo:border-right="none" fo:border-top="none" fo:border-bottom="0.002cm solid #000000"/>
    </style:style>
    <style:style style:name="Tableau4.A5" style:family="table-cell" style:data-style-name="N0">
      <style:table-cell-properties fo:padding="0.097cm" fo:border-left="0.002cm solid #000000" fo:border-right="none" fo:border-top="none" fo:border-bottom="0.002cm solid #000000"/>
    </style:style>
    <style:style style:name="Tableau6" style:family="table">
      <style:table-properties style:width="17cm" table:align="margins"/>
    </style:style>
    <style:style style:name="Tableau6.A" style:family="table-column">
      <style:table-column-properties style:column-width="2.21cm" style:rel-column-width="8519*"/>
    </style:style>
    <style:style style:name="Tableau6.B" style:family="table-column">
      <style:table-column-properties style:column-width="3.104cm" style:rel-column-width="11967*"/>
    </style:style>
    <style:style style:name="Tableau6.C" style:family="table-column">
      <style:table-column-properties style:column-width="4.11cm" style:rel-column-width="15843*"/>
    </style:style>
    <style:style style:name="Tableau6.D" style:family="table-column">
      <style:table-column-properties style:column-width="3.852cm" style:rel-column-width="14850*"/>
    </style:style>
    <style:style style:name="Tableau6.E" style:family="table-column">
      <style:table-column-properties style:column-width="3.724cm" style:rel-column-width="14356*"/>
    </style:style>
    <style:style style:name="Tableau6.A1" style:family="table-cell">
      <style:table-cell-properties fo:padding="0.097cm" fo:border="0.002cm solid #000000"/>
    </style:style>
    <style:style style:name="Tableau6.A2" style:family="table-cell">
      <style:table-cell-properties fo:padding="0.097cm" fo:border-left="0.002cm solid #000000" fo:border-right="0.002cm solid #000000" fo:border-top="none" fo:border-bottom="0.002cm solid #000000"/>
    </style:style>
    <style:style style:name="Tableau6.A4" style:family="table-cell">
      <style:table-cell-properties fo:padding="0.097cm" fo:border-left="0.002cm solid #000000" fo:border-right="none" fo:border-top="none" fo:border-bottom="0.002cm solid #000000"/>
    </style:style>
    <style:style style:name="Tableau6.A5" style:family="table-cell" style:data-style-name="N0">
      <style:table-cell-properties fo:padding="0.097cm" fo:border-left="0.002cm solid #000000" fo:border-right="none" fo:border-top="none" fo:border-bottom="0.002cm solid #000000"/>
    </style:style>
    <style:style style:name="Tableau15" style:family="table">
      <style:table-properties style:width="17cm" table:align="margins"/>
    </style:style>
    <style:style style:name="Tableau15.A" style:family="table-column">
      <style:table-column-properties style:column-width="2.21cm" style:rel-column-width="8519*"/>
    </style:style>
    <style:style style:name="Tableau15.B" style:family="table-column">
      <style:table-column-properties style:column-width="3.127cm" style:rel-column-width="12055*"/>
    </style:style>
    <style:style style:name="Tableau15.C" style:family="table-column">
      <style:table-column-properties style:column-width="4.087cm" style:rel-column-width="15754*"/>
    </style:style>
    <style:style style:name="Tableau15.D" style:family="table-column">
      <style:table-column-properties style:column-width="3.877cm" style:rel-column-width="14945*"/>
    </style:style>
    <style:style style:name="Tableau15.E" style:family="table-column">
      <style:table-column-properties style:column-width="3.699cm" style:rel-column-width="14262*"/>
    </style:style>
    <style:style style:name="Tableau15.A1" style:family="table-cell">
      <style:table-cell-properties fo:padding="0.097cm" fo:border="0.002cm solid #000000"/>
    </style:style>
    <style:style style:name="Tableau15.A2" style:family="table-cell">
      <style:table-cell-properties fo:padding="0.097cm" fo:border-left="0.002cm solid #000000" fo:border-right="0.002cm solid #000000" fo:border-top="none" fo:border-bottom="0.002cm solid #000000"/>
    </style:style>
    <style:style style:name="Tableau15.A4" style:family="table-cell">
      <style:table-cell-properties fo:padding="0.097cm" fo:border-left="0.002cm solid #000000" fo:border-right="none" fo:border-top="none" fo:border-bottom="0.002cm solid #000000"/>
    </style:style>
    <style:style style:name="Tableau15.A5" style:family="table-cell" style:data-style-name="N0">
      <style:table-cell-properties fo:padding="0.097cm" fo:border-left="0.002cm solid #000000" fo:border-right="none" fo:border-top="none" fo:border-bottom="0.002cm solid #000000"/>
    </style:style>
    <style:style style:name="Tableau16" style:family="table">
      <style:table-properties style:width="17cm" table:align="margins"/>
    </style:style>
    <style:style style:name="Tableau16.A" style:family="table-column">
      <style:table-column-properties style:column-width="2.21cm" style:rel-column-width="8519*"/>
    </style:style>
    <style:style style:name="Tableau16.B" style:family="table-column">
      <style:table-column-properties style:column-width="3.152cm" style:rel-column-width="12150*"/>
    </style:style>
    <style:style style:name="Tableau16.C" style:family="table-column">
      <style:table-column-properties style:column-width="4.062cm" style:rel-column-width="15659*"/>
    </style:style>
    <style:style style:name="Tableau16.D" style:family="table-column">
      <style:table-column-properties style:column-width="3.902cm" style:rel-column-width="15040*"/>
    </style:style>
    <style:style style:name="Tableau16.E" style:family="table-column">
      <style:table-column-properties style:column-width="3.674cm" style:rel-column-width="14167*"/>
    </style:style>
    <style:style style:name="Tableau16.A1" style:family="table-cell">
      <style:table-cell-properties fo:padding="0.097cm" fo:border="0.002cm solid #000000"/>
    </style:style>
    <style:style style:name="Tableau16.A2" style:family="table-cell">
      <style:table-cell-properties fo:padding="0.097cm" fo:border-left="0.002cm solid #000000" fo:border-right="0.002cm solid #000000" fo:border-top="none" fo:border-bottom="0.002cm solid #000000"/>
    </style:style>
    <style:style style:name="Tableau16.A4" style:family="table-cell">
      <style:table-cell-properties fo:padding="0.097cm" fo:border-left="0.002cm solid #000000" fo:border-right="none" fo:border-top="none" fo:border-bottom="0.002cm solid #000000"/>
    </style:style>
    <style:style style:name="Tableau16.A5" style:family="table-cell" style:data-style-name="N0">
      <style:table-cell-properties fo:padding="0.097cm" fo:border-left="0.002cm solid #000000" fo:border-right="none" fo:border-top="none" fo:border-bottom="0.002cm solid #000000"/>
    </style:style>
    <style:style style:name="Tableau58" style:family="table">
      <style:table-properties style:width="17cm" table:align="margins"/>
    </style:style>
    <style:style style:name="Tableau58.A" style:family="table-column">
      <style:table-column-properties style:column-width="2.208cm" style:rel-column-width="8513*"/>
    </style:style>
    <style:style style:name="Tableau58.B" style:family="table-column">
      <style:table-column-properties style:column-width="3.177cm" style:rel-column-width="12246*"/>
    </style:style>
    <style:style style:name="Tableau58.C" style:family="table-column">
      <style:table-column-properties style:column-width="4.038cm" style:rel-column-width="15564*"/>
    </style:style>
    <style:style style:name="Tableau58.D" style:family="table-column">
      <style:table-column-properties style:column-width="3.995cm" style:rel-column-width="15401*"/>
    </style:style>
    <style:style style:name="Tableau58.E" style:family="table-column">
      <style:table-column-properties style:column-width="3.582cm" style:rel-column-width="13811*"/>
    </style:style>
    <style:style style:name="Tableau58.A1" style:family="table-cell">
      <style:table-cell-properties fo:padding="0.097cm" fo:border="0.002cm solid #000000"/>
    </style:style>
    <style:style style:name="Tableau58.A2" style:family="table-cell">
      <style:table-cell-properties fo:padding="0.097cm" fo:border-left="0.002cm solid #000000" fo:border-right="0.002cm solid #000000" fo:border-top="none" fo:border-bottom="0.002cm solid #000000"/>
    </style:style>
    <style:style style:name="Tableau58.A4" style:family="table-cell">
      <style:table-cell-properties fo:padding="0.097cm" fo:border-left="0.002cm solid #000000" fo:border-right="none" fo:border-top="none" fo:border-bottom="0.002cm solid #000000"/>
    </style:style>
    <style:style style:name="Tableau58.A5" style:family="table-cell" style:data-style-name="N0">
      <style:table-cell-properties fo:padding="0.097cm" fo:border-left="0.002cm solid #000000" fo:border-right="none" fo:border-top="none" fo:border-bottom="0.002cm solid #000000"/>
    </style:style>
    <style:style style:name="Tableau27" style:family="table">
      <style:table-properties style:width="17cm" table:align="margins"/>
    </style:style>
    <style:style style:name="Tableau27.A" style:family="table-column">
      <style:table-column-properties style:column-width="2.208cm" style:rel-column-width="8513*"/>
    </style:style>
    <style:style style:name="Tableau27.B" style:family="table-column">
      <style:table-column-properties style:column-width="3.177cm" style:rel-column-width="12246*"/>
    </style:style>
    <style:style style:name="Tableau27.C" style:family="table-column">
      <style:table-column-properties style:column-width="4.038cm" style:rel-column-width="15564*"/>
    </style:style>
    <style:style style:name="Tableau27.D" style:family="table-column">
      <style:table-column-properties style:column-width="3.995cm" style:rel-column-width="15401*"/>
    </style:style>
    <style:style style:name="Tableau27.E" style:family="table-column">
      <style:table-column-properties style:column-width="3.582cm" style:rel-column-width="13811*"/>
    </style:style>
    <style:style style:name="Tableau27.A1" style:family="table-cell">
      <style:table-cell-properties fo:padding="0.097cm" fo:border="0.002cm solid #000000"/>
    </style:style>
    <style:style style:name="Tableau27.A2" style:family="table-cell">
      <style:table-cell-properties fo:padding="0.097cm" fo:border-left="0.002cm solid #000000" fo:border-right="0.002cm solid #000000" fo:border-top="none" fo:border-bottom="0.002cm solid #000000"/>
    </style:style>
    <style:style style:name="Tableau27.A4" style:family="table-cell">
      <style:table-cell-properties fo:padding="0.097cm" fo:border-left="0.002cm solid #000000" fo:border-right="none" fo:border-top="none" fo:border-bottom="0.002cm solid #000000"/>
    </style:style>
    <style:style style:name="Tableau27.A5" style:family="table-cell" style:data-style-name="N0">
      <style:table-cell-properties fo:padding="0.097cm" fo:border-left="0.002cm solid #000000" fo:border-right="none" fo:border-top="none" fo:border-bottom="0.002cm solid #000000"/>
    </style:style>
    <style:style style:name="Tableau29" style:family="table">
      <style:table-properties style:width="17cm" table:align="margins"/>
    </style:style>
    <style:style style:name="Tableau29.A" style:family="table-column">
      <style:table-column-properties style:column-width="2.207cm" style:rel-column-width="8506*"/>
    </style:style>
    <style:style style:name="Tableau29.B" style:family="table-column">
      <style:table-column-properties style:column-width="3.237cm" style:rel-column-width="12477*"/>
    </style:style>
    <style:style style:name="Tableau29.C" style:family="table-column">
      <style:table-column-properties style:column-width="4.724cm" style:rel-column-width="18209*"/>
    </style:style>
    <style:style style:name="Tableau29.D" style:family="table-column">
      <style:table-column-properties style:column-width="3.249cm" style:rel-column-width="12524*"/>
    </style:style>
    <style:style style:name="Tableau29.E" style:family="table-column">
      <style:table-column-properties style:column-width="3.584cm" style:rel-column-width="13819*"/>
    </style:style>
    <style:style style:name="Tableau29.A1" style:family="table-cell">
      <style:table-cell-properties fo:padding="0.097cm" fo:border="0.002cm solid #000000"/>
    </style:style>
    <style:style style:name="Tableau29.A2" style:family="table-cell">
      <style:table-cell-properties fo:padding="0.097cm" fo:border-left="0.002cm solid #000000" fo:border-right="0.002cm solid #000000" fo:border-top="none" fo:border-bottom="0.002cm solid #000000"/>
    </style:style>
    <style:style style:name="Tableau29.A4" style:family="table-cell">
      <style:table-cell-properties fo:padding="0.097cm" fo:border-left="0.002cm solid #000000" fo:border-right="none" fo:border-top="none" fo:border-bottom="0.002cm solid #000000"/>
    </style:style>
    <style:style style:name="Tableau29.A5" style:family="table-cell" style:data-style-name="N0">
      <style:table-cell-properties fo:padding="0.097cm" fo:border-left="0.002cm solid #000000" fo:border-right="none"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Tableau5.A4" style:family="table-cell">
      <style:table-cell-properties fo:padding="0.097cm" fo:border-left="0.002cm solid #000000" fo:border-right="none" fo:border-top="none" fo:border-bottom="0.002cm solid #000000"/>
    </style:style>
    <style:style style:name="Tableau7" style:family="table">
      <style:table-properties style:width="17cm" table:align="margins"/>
    </style:style>
    <style:style style:name="Tableau7.A" style:family="table-column">
      <style:table-column-properties style:column-width="2.281cm" style:rel-column-width="8791*"/>
    </style:style>
    <style:style style:name="Tableau7.B" style:family="table-column">
      <style:table-column-properties style:column-width="5.833cm" style:rel-column-width="22486*"/>
    </style:style>
    <style:style style:name="Tableau7.C" style:family="table-column">
      <style:table-column-properties style:column-width="8.886cm" style:rel-column-width="34258*"/>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A2" style:family="table-cell">
      <style:table-cell-properties fo:padding="0.097cm" fo:border-left="0.002cm solid #000000" fo:border-right="0.002cm solid #000000" fo:border-top="none" fo:border-bottom="0.002cm solid #000000"/>
    </style:style>
    <style:style style:name="Tableau7.5" style:family="table-row">
      <style:table-row-properties style:min-row-height="0.64cm"/>
    </style:style>
    <style:style style:name="Tableau7.A5" style:family="table-cell">
      <style:table-cell-properties fo:padding="0.097cm" fo:border-left="0.002cm solid #000000" fo:border-right="none" fo:border-top="none" fo:border-bottom="0.002cm solid #000000"/>
    </style:style>
    <style:style style:name="Tableau7.A6" style:family="table-cell" style:data-style-name="N0">
      <style:table-cell-properties fo:padding="0.097cm" fo:border-left="0.002cm solid #000000" fo:border-right="none" fo:border-top="none" fo:border-bottom="0.002cm solid #000000"/>
    </style:style>
    <style:style style:name="Tableau8" style:family="table">
      <style:table-properties style:width="17cm" table:align="margins"/>
    </style:style>
    <style:style style:name="Tableau8.A" style:family="table-column">
      <style:table-column-properties style:column-width="2.272cm" style:rel-column-width="8757*"/>
    </style:style>
    <style:style style:name="Tableau8.B" style:family="table-column">
      <style:table-column-properties style:column-width="5.865cm" style:rel-column-width="22608*"/>
    </style:style>
    <style:style style:name="Tableau8.C" style:family="table-column">
      <style:table-column-properties style:column-width="8.864cm" style:rel-column-width="34170*"/>
    </style:style>
    <style:style style:name="Tableau8.A1" style:family="table-cell">
      <style:table-cell-properties fo:padding="0.097cm" fo:border-left="0.002cm solid #000000" fo:border-right="none" fo:border-top="0.002cm solid #000000" fo:border-bottom="0.002cm solid #000000"/>
    </style:style>
    <style:style style:name="Tableau8.C1" style:family="table-cell">
      <style:table-cell-properties fo:padding="0.097cm" fo:border="0.002cm solid #000000"/>
    </style:style>
    <style:style style:name="Tableau8.A2" style:family="table-cell">
      <style:table-cell-properties fo:padding="0.097cm" fo:border-left="0.002cm solid #000000" fo:border-right="0.002cm solid #000000" fo:border-top="none" fo:border-bottom="0.002cm solid #000000"/>
    </style:style>
    <style:style style:name="Tableau8.5" style:family="table-row">
      <style:table-row-properties style:min-row-height="0.861cm"/>
    </style:style>
    <style:style style:name="Tableau8.A5" style:family="table-cell">
      <style:table-cell-properties fo:padding="0.097cm" fo:border-left="0.002cm solid #000000" fo:border-right="none" fo:border-top="none" fo:border-bottom="0.002cm solid #000000"/>
    </style:style>
    <style:style style:name="Tableau8.A6" style:family="table-cell" style:data-style-name="N0">
      <style:table-cell-properties fo:padding="0.097cm" fo:border-left="0.002cm solid #000000" fo:border-right="none" fo:border-top="none" fo:border-bottom="0.002cm solid #000000"/>
    </style:style>
    <style:style style:name="Tableau17" style:family="table">
      <style:table-properties style:width="17cm" table:align="margins"/>
    </style:style>
    <style:style style:name="Tableau17.A" style:family="table-column">
      <style:table-column-properties style:column-width="2.272cm" style:rel-column-width="8757*"/>
    </style:style>
    <style:style style:name="Tableau17.B" style:family="table-column">
      <style:table-column-properties style:column-width="5.865cm" style:rel-column-width="22608*"/>
    </style:style>
    <style:style style:name="Tableau17.C" style:family="table-column">
      <style:table-column-properties style:column-width="8.864cm" style:rel-column-width="34170*"/>
    </style:style>
    <style:style style:name="Tableau17.A1" style:family="table-cell">
      <style:table-cell-properties fo:padding="0.097cm" fo:border-left="0.002cm solid #000000" fo:border-right="none" fo:border-top="0.002cm solid #000000" fo:border-bottom="0.002cm solid #000000"/>
    </style:style>
    <style:style style:name="Tableau17.C1" style:family="table-cell">
      <style:table-cell-properties fo:padding="0.097cm" fo:border="0.002cm solid #000000"/>
    </style:style>
    <style:style style:name="Tableau17.A2" style:family="table-cell">
      <style:table-cell-properties fo:padding="0.097cm" fo:border-left="0.002cm solid #000000" fo:border-right="0.002cm solid #000000" fo:border-top="none" fo:border-bottom="0.002cm solid #000000"/>
    </style:style>
    <style:style style:name="Tableau17.5" style:family="table-row">
      <style:table-row-properties style:min-row-height="0.861cm"/>
    </style:style>
    <style:style style:name="Tableau17.A5" style:family="table-cell">
      <style:table-cell-properties fo:padding="0.097cm" fo:border-left="0.002cm solid #000000" fo:border-right="none" fo:border-top="none" fo:border-bottom="0.002cm solid #000000"/>
    </style:style>
    <style:style style:name="Tableau17.A6" style:family="table-cell" style:data-style-name="N0">
      <style:table-cell-properties fo:padding="0.097cm" fo:border-left="0.002cm solid #000000" fo:border-right="none" fo:border-top="none" fo:border-bottom="0.002cm solid #000000"/>
    </style:style>
    <style:style style:name="Tableau10" style:family="table">
      <style:table-properties style:width="17cm" table:align="margins"/>
    </style:style>
    <style:style style:name="Tableau10.A" style:family="table-column">
      <style:table-column-properties style:column-width="2.272cm" style:rel-column-width="8757*"/>
    </style:style>
    <style:style style:name="Tableau10.B" style:family="table-column">
      <style:table-column-properties style:column-width="5.865cm" style:rel-column-width="22608*"/>
    </style:style>
    <style:style style:name="Tableau10.C" style:family="table-column">
      <style:table-column-properties style:column-width="8.864cm" style:rel-column-width="34170*"/>
    </style:style>
    <style:style style:name="Tableau10.A1" style:family="table-cell">
      <style:table-cell-properties fo:padding="0.097cm" fo:border-left="0.002cm solid #000000" fo:border-right="none" fo:border-top="0.002cm solid #000000" fo:border-bottom="0.002cm solid #000000"/>
    </style:style>
    <style:style style:name="Tableau10.C1" style:family="table-cell">
      <style:table-cell-properties fo:padding="0.097cm" fo:border="0.002cm solid #000000"/>
    </style:style>
    <style:style style:name="Tableau10.A2" style:family="table-cell">
      <style:table-cell-properties fo:padding="0.097cm" fo:border-left="0.002cm solid #000000" fo:border-right="0.002cm solid #000000" fo:border-top="none" fo:border-bottom="0.002cm solid #000000"/>
    </style:style>
    <style:style style:name="Tableau10.5" style:family="table-row">
      <style:table-row-properties style:min-row-height="0.861cm"/>
    </style:style>
    <style:style style:name="Tableau10.A5" style:family="table-cell">
      <style:table-cell-properties fo:padding="0.097cm" fo:border-left="0.002cm solid #000000" fo:border-right="none" fo:border-top="none" fo:border-bottom="0.002cm solid #000000"/>
    </style:style>
    <style:style style:name="Tableau10.A6" style:family="table-cell" style:data-style-name="N0">
      <style:table-cell-properties fo:padding="0.097cm" fo:border-left="0.002cm solid #000000" fo:border-right="none" fo:border-top="none" fo:border-bottom="0.002cm solid #000000"/>
    </style:style>
    <style:style style:name="Tableau13" style:family="table">
      <style:table-properties style:width="17cm" table:align="margins"/>
    </style:style>
    <style:style style:name="Tableau13.A" style:family="table-column">
      <style:table-column-properties style:column-width="2.272cm" style:rel-column-width="8757*"/>
    </style:style>
    <style:style style:name="Tableau13.B" style:family="table-column">
      <style:table-column-properties style:column-width="5.865cm" style:rel-column-width="22608*"/>
    </style:style>
    <style:style style:name="Tableau13.C" style:family="table-column">
      <style:table-column-properties style:column-width="8.864cm" style:rel-column-width="34170*"/>
    </style:style>
    <style:style style:name="Tableau13.A1" style:family="table-cell">
      <style:table-cell-properties fo:padding="0.097cm" fo:border-left="0.002cm solid #000000" fo:border-right="none" fo:border-top="0.002cm solid #000000" fo:border-bottom="0.002cm solid #000000"/>
    </style:style>
    <style:style style:name="Tableau13.C1" style:family="table-cell">
      <style:table-cell-properties fo:padding="0.097cm" fo:border="0.002cm solid #000000"/>
    </style:style>
    <style:style style:name="Tableau13.A2" style:family="table-cell">
      <style:table-cell-properties fo:padding="0.097cm" fo:border-left="0.002cm solid #000000" fo:border-right="0.002cm solid #000000" fo:border-top="none" fo:border-bottom="0.002cm solid #000000"/>
    </style:style>
    <style:style style:name="Tableau13.5" style:family="table-row">
      <style:table-row-properties style:min-row-height="0.861cm"/>
    </style:style>
    <style:style style:name="Tableau13.A5" style:family="table-cell">
      <style:table-cell-properties fo:padding="0.097cm" fo:border-left="0.002cm solid #000000" fo:border-right="none" fo:border-top="none" fo:border-bottom="0.002cm solid #000000"/>
    </style:style>
    <style:style style:name="Tableau13.A6" style:family="table-cell" style:data-style-name="N0">
      <style:table-cell-properties fo:padding="0.097cm" fo:border-left="0.002cm solid #000000" fo:border-right="none" fo:border-top="none" fo:border-bottom="0.002cm solid #000000"/>
    </style:style>
    <style:style style:name="Tableau21" style:family="table">
      <style:table-properties style:width="17cm" table:align="margins"/>
    </style:style>
    <style:style style:name="Tableau21.A" style:family="table-column">
      <style:table-column-properties style:column-width="2.272cm" style:rel-column-width="8757*"/>
    </style:style>
    <style:style style:name="Tableau21.B" style:family="table-column">
      <style:table-column-properties style:column-width="5.865cm" style:rel-column-width="22608*"/>
    </style:style>
    <style:style style:name="Tableau21.C" style:family="table-column">
      <style:table-column-properties style:column-width="8.864cm" style:rel-column-width="34170*"/>
    </style:style>
    <style:style style:name="Tableau21.A1" style:family="table-cell">
      <style:table-cell-properties fo:padding="0.097cm" fo:border-left="0.002cm solid #000000" fo:border-right="none" fo:border-top="0.002cm solid #000000" fo:border-bottom="0.002cm solid #000000"/>
    </style:style>
    <style:style style:name="Tableau21.C1" style:family="table-cell">
      <style:table-cell-properties fo:padding="0.097cm" fo:border="0.002cm solid #000000"/>
    </style:style>
    <style:style style:name="Tableau21.A2" style:family="table-cell">
      <style:table-cell-properties fo:padding="0.097cm" fo:border-left="0.002cm solid #000000" fo:border-right="0.002cm solid #000000" fo:border-top="none" fo:border-bottom="0.002cm solid #000000"/>
    </style:style>
    <style:style style:name="Tableau21.5" style:family="table-row">
      <style:table-row-properties style:min-row-height="0.861cm"/>
    </style:style>
    <style:style style:name="Tableau21.A5" style:family="table-cell">
      <style:table-cell-properties fo:padding="0.097cm" fo:border-left="0.002cm solid #000000" fo:border-right="none" fo:border-top="none" fo:border-bottom="0.002cm solid #000000"/>
    </style:style>
    <style:style style:name="Tableau21.A6" style:family="table-cell" style:data-style-name="N0">
      <style:table-cell-properties fo:padding="0.097cm" fo:border-left="0.002cm solid #000000" fo:border-right="none" fo:border-top="none" fo:border-bottom="0.002cm solid #000000"/>
    </style:style>
    <style:style style:name="Tableau23" style:family="table">
      <style:table-properties style:width="17cm" table:align="margins"/>
    </style:style>
    <style:style style:name="Tableau23.A" style:family="table-column">
      <style:table-column-properties style:column-width="2.272cm" style:rel-column-width="8757*"/>
    </style:style>
    <style:style style:name="Tableau23.B" style:family="table-column">
      <style:table-column-properties style:column-width="5.865cm" style:rel-column-width="22608*"/>
    </style:style>
    <style:style style:name="Tableau23.C" style:family="table-column">
      <style:table-column-properties style:column-width="8.864cm" style:rel-column-width="34170*"/>
    </style:style>
    <style:style style:name="Tableau23.A1" style:family="table-cell">
      <style:table-cell-properties fo:padding="0.097cm" fo:border-left="0.002cm solid #000000" fo:border-right="none" fo:border-top="0.002cm solid #000000" fo:border-bottom="0.002cm solid #000000"/>
    </style:style>
    <style:style style:name="Tableau23.C1" style:family="table-cell">
      <style:table-cell-properties fo:padding="0.097cm" fo:border="0.002cm solid #000000"/>
    </style:style>
    <style:style style:name="Tableau23.A2" style:family="table-cell">
      <style:table-cell-properties fo:padding="0.097cm" fo:border-left="0.002cm solid #000000" fo:border-right="0.002cm solid #000000" fo:border-top="none" fo:border-bottom="0.002cm solid #000000"/>
    </style:style>
    <style:style style:name="Tableau23.5" style:family="table-row">
      <style:table-row-properties style:min-row-height="0.861cm"/>
    </style:style>
    <style:style style:name="Tableau23.A5" style:family="table-cell">
      <style:table-cell-properties fo:padding="0.097cm" fo:border-left="0.002cm solid #000000" fo:border-right="none" fo:border-top="none" fo:border-bottom="0.002cm solid #000000"/>
    </style:style>
    <style:style style:name="Tableau23.A6" style:family="table-cell" style:data-style-name="N0">
      <style:table-cell-properties fo:padding="0.097cm" fo:border-left="0.002cm solid #000000" fo:border-right="none" fo:border-top="none" fo:border-bottom="0.002cm solid #000000"/>
    </style:style>
    <style:style style:name="Tableau24" style:family="table">
      <style:table-properties style:width="17cm" table:align="margins"/>
    </style:style>
    <style:style style:name="Tableau24.A" style:family="table-column">
      <style:table-column-properties style:column-width="2.272cm" style:rel-column-width="8757*"/>
    </style:style>
    <style:style style:name="Tableau24.B" style:family="table-column">
      <style:table-column-properties style:column-width="5.865cm" style:rel-column-width="22608*"/>
    </style:style>
    <style:style style:name="Tableau24.C" style:family="table-column">
      <style:table-column-properties style:column-width="8.864cm" style:rel-column-width="34170*"/>
    </style:style>
    <style:style style:name="Tableau24.A1" style:family="table-cell">
      <style:table-cell-properties fo:padding="0.097cm" fo:border-left="0.002cm solid #000000" fo:border-right="none" fo:border-top="0.002cm solid #000000" fo:border-bottom="0.002cm solid #000000"/>
    </style:style>
    <style:style style:name="Tableau24.C1" style:family="table-cell">
      <style:table-cell-properties fo:padding="0.097cm" fo:border="0.002cm solid #000000"/>
    </style:style>
    <style:style style:name="Tableau24.A2" style:family="table-cell">
      <style:table-cell-properties fo:padding="0.097cm" fo:border-left="0.002cm solid #000000" fo:border-right="0.002cm solid #000000" fo:border-top="none" fo:border-bottom="0.002cm solid #000000"/>
    </style:style>
    <style:style style:name="Tableau24.5" style:family="table-row">
      <style:table-row-properties style:min-row-height="0.861cm"/>
    </style:style>
    <style:style style:name="Tableau24.A5" style:family="table-cell">
      <style:table-cell-properties fo:padding="0.097cm" fo:border-left="0.002cm solid #000000" fo:border-right="none" fo:border-top="none" fo:border-bottom="0.002cm solid #000000"/>
    </style:style>
    <style:style style:name="Tableau24.A6" style:family="table-cell" style:data-style-name="N0">
      <style:table-cell-properties fo:padding="0.097cm" fo:border-left="0.002cm solid #000000" fo:border-right="none" fo:border-top="none" fo:border-bottom="0.002cm solid #000000"/>
    </style:style>
    <style:style style:name="Tableau22" style:family="table">
      <style:table-properties style:width="17cm" table:align="margins"/>
    </style:style>
    <style:style style:name="Tableau22.A" style:family="table-column">
      <style:table-column-properties style:column-width="2.272cm" style:rel-column-width="8757*"/>
    </style:style>
    <style:style style:name="Tableau22.B" style:family="table-column">
      <style:table-column-properties style:column-width="5.865cm" style:rel-column-width="22608*"/>
    </style:style>
    <style:style style:name="Tableau22.C" style:family="table-column">
      <style:table-column-properties style:column-width="8.864cm" style:rel-column-width="34170*"/>
    </style:style>
    <style:style style:name="Tableau22.A1" style:family="table-cell">
      <style:table-cell-properties fo:padding="0.097cm" fo:border-left="0.002cm solid #000000" fo:border-right="none" fo:border-top="0.002cm solid #000000" fo:border-bottom="0.002cm solid #000000"/>
    </style:style>
    <style:style style:name="Tableau22.C1" style:family="table-cell">
      <style:table-cell-properties fo:padding="0.097cm" fo:border="0.002cm solid #000000"/>
    </style:style>
    <style:style style:name="Tableau22.A2" style:family="table-cell">
      <style:table-cell-properties fo:padding="0.097cm" fo:border-left="0.002cm solid #000000" fo:border-right="0.002cm solid #000000" fo:border-top="none" fo:border-bottom="0.002cm solid #000000"/>
    </style:style>
    <style:style style:name="Tableau22.5" style:family="table-row">
      <style:table-row-properties style:min-row-height="0.861cm"/>
    </style:style>
    <style:style style:name="Tableau22.A5" style:family="table-cell">
      <style:table-cell-properties fo:padding="0.097cm" fo:border-left="0.002cm solid #000000" fo:border-right="none" fo:border-top="none" fo:border-bottom="0.002cm solid #000000"/>
    </style:style>
    <style:style style:name="Tableau22.A6" style:family="table-cell" style:data-style-name="N0">
      <style:table-cell-properties fo:padding="0.097cm" fo:border-left="0.002cm solid #000000" fo:border-right="none" fo:border-top="none" fo:border-bottom="0.002cm solid #000000"/>
    </style:style>
    <style:style style:name="Tableau18" style:family="table">
      <style:table-properties style:width="17cm" table:align="margins"/>
    </style:style>
    <style:style style:name="Tableau18.A" style:family="table-column">
      <style:table-column-properties style:column-width="2.272cm" style:rel-column-width="8757*"/>
    </style:style>
    <style:style style:name="Tableau18.B" style:family="table-column">
      <style:table-column-properties style:column-width="5.865cm" style:rel-column-width="22608*"/>
    </style:style>
    <style:style style:name="Tableau18.C" style:family="table-column">
      <style:table-column-properties style:column-width="8.864cm" style:rel-column-width="34170*"/>
    </style:style>
    <style:style style:name="Tableau18.A1" style:family="table-cell">
      <style:table-cell-properties fo:padding="0.097cm" fo:border-left="0.002cm solid #000000" fo:border-right="none" fo:border-top="0.002cm solid #000000" fo:border-bottom="0.002cm solid #000000"/>
    </style:style>
    <style:style style:name="Tableau18.C1" style:family="table-cell">
      <style:table-cell-properties fo:padding="0.097cm" fo:border="0.002cm solid #000000"/>
    </style:style>
    <style:style style:name="Tableau18.A2" style:family="table-cell">
      <style:table-cell-properties fo:padding="0.097cm" fo:border-left="0.002cm solid #000000" fo:border-right="0.002cm solid #000000" fo:border-top="none" fo:border-bottom="0.002cm solid #000000"/>
    </style:style>
    <style:style style:name="Tableau18.5" style:family="table-row">
      <style:table-row-properties style:min-row-height="0.861cm"/>
    </style:style>
    <style:style style:name="Tableau18.A5" style:family="table-cell">
      <style:table-cell-properties fo:padding="0.097cm" fo:border-left="0.002cm solid #000000" fo:border-right="none" fo:border-top="none" fo:border-bottom="0.002cm solid #000000"/>
    </style:style>
    <style:style style:name="Tableau18.A6" style:family="table-cell" style:data-style-name="N0">
      <style:table-cell-properties fo:padding="0.097cm" fo:border-left="0.002cm solid #000000" fo:border-right="none" fo:border-top="none" fo:border-bottom="0.002cm solid #000000"/>
    </style:style>
    <style:style style:name="Tableau18.7" style:family="table-row">
      <style:table-row-properties style:min-row-height="1.263cm"/>
    </style:style>
    <style:style style:name="Tableau20" style:family="table">
      <style:table-properties style:width="17cm" table:align="margins"/>
    </style:style>
    <style:style style:name="Tableau20.A" style:family="table-column">
      <style:table-column-properties style:column-width="2.272cm" style:rel-column-width="8757*"/>
    </style:style>
    <style:style style:name="Tableau20.B" style:family="table-column">
      <style:table-column-properties style:column-width="5.865cm" style:rel-column-width="22608*"/>
    </style:style>
    <style:style style:name="Tableau20.C" style:family="table-column">
      <style:table-column-properties style:column-width="8.864cm" style:rel-column-width="34170*"/>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0.002cm solid #000000" fo:border-top="none" fo:border-bottom="0.002cm solid #000000"/>
    </style:style>
    <style:style style:name="Tableau20.5" style:family="table-row">
      <style:table-row-properties style:min-row-height="0.861cm"/>
    </style:style>
    <style:style style:name="Tableau20.A5" style:family="table-cell">
      <style:table-cell-properties fo:padding="0.097cm" fo:border-left="0.002cm solid #000000" fo:border-right="none" fo:border-top="none" fo:border-bottom="0.002cm solid #000000"/>
    </style:style>
    <style:style style:name="Tableau20.A6" style:family="table-cell" style:data-style-name="N0">
      <style:table-cell-properties fo:padding="0.097cm" fo:border-left="0.002cm solid #000000" fo:border-right="none" fo:border-top="none" fo:border-bottom="0.002cm solid #000000"/>
    </style:style>
    <style:style style:name="Tableau25" style:family="table">
      <style:table-properties style:width="17cm" table:align="margins"/>
    </style:style>
    <style:style style:name="Tableau25.A" style:family="table-column">
      <style:table-column-properties style:column-width="2.272cm" style:rel-column-width="8757*"/>
    </style:style>
    <style:style style:name="Tableau25.B" style:family="table-column">
      <style:table-column-properties style:column-width="5.865cm" style:rel-column-width="22608*"/>
    </style:style>
    <style:style style:name="Tableau25.C" style:family="table-column">
      <style:table-column-properties style:column-width="8.864cm" style:rel-column-width="34170*"/>
    </style:style>
    <style:style style:name="Tableau25.A1" style:family="table-cell">
      <style:table-cell-properties fo:padding="0.097cm" fo:border-left="0.002cm solid #000000" fo:border-right="none" fo:border-top="0.002cm solid #000000" fo:border-bottom="0.002cm solid #000000"/>
    </style:style>
    <style:style style:name="Tableau25.C1" style:family="table-cell">
      <style:table-cell-properties fo:padding="0.097cm" fo:border="0.002cm solid #000000"/>
    </style:style>
    <style:style style:name="Tableau25.A2" style:family="table-cell">
      <style:table-cell-properties fo:padding="0.097cm" fo:border-left="0.002cm solid #000000" fo:border-right="0.002cm solid #000000" fo:border-top="none" fo:border-bottom="0.002cm solid #000000"/>
    </style:style>
    <style:style style:name="Tableau25.5" style:family="table-row">
      <style:table-row-properties style:min-row-height="0.861cm"/>
    </style:style>
    <style:style style:name="Tableau25.A5" style:family="table-cell">
      <style:table-cell-properties fo:padding="0.097cm" fo:border-left="0.002cm solid #000000" fo:border-right="none" fo:border-top="none" fo:border-bottom="0.002cm solid #000000"/>
    </style:style>
    <style:style style:name="Tableau25.A6" style:family="table-cell" style:data-style-name="N0">
      <style:table-cell-properties fo:padding="0.097cm" fo:border-left="0.002cm solid #000000" fo:border-right="none" fo:border-top="none" fo:border-bottom="0.002cm solid #000000"/>
    </style:style>
    <style:style style:name="Tableau61" style:family="table">
      <style:table-properties style:width="17cm" table:align="margins"/>
    </style:style>
    <style:style style:name="Tableau61.A" style:family="table-column">
      <style:table-column-properties style:column-width="2.272cm" style:rel-column-width="8757*"/>
    </style:style>
    <style:style style:name="Tableau61.B" style:family="table-column">
      <style:table-column-properties style:column-width="5.865cm" style:rel-column-width="22608*"/>
    </style:style>
    <style:style style:name="Tableau61.C" style:family="table-column">
      <style:table-column-properties style:column-width="8.864cm" style:rel-column-width="34170*"/>
    </style:style>
    <style:style style:name="Tableau61.A1" style:family="table-cell">
      <style:table-cell-properties fo:padding="0.097cm" fo:border-left="0.002cm solid #000000" fo:border-right="none" fo:border-top="0.002cm solid #000000" fo:border-bottom="0.002cm solid #000000"/>
    </style:style>
    <style:style style:name="Tableau61.C1" style:family="table-cell">
      <style:table-cell-properties fo:padding="0.097cm" fo:border="0.002cm solid #000000"/>
    </style:style>
    <style:style style:name="Tableau61.A2" style:family="table-cell">
      <style:table-cell-properties fo:padding="0.097cm" fo:border-left="0.002cm solid #000000" fo:border-right="0.002cm solid #000000" fo:border-top="none" fo:border-bottom="0.002cm solid #000000"/>
    </style:style>
    <style:style style:name="Tableau61.5" style:family="table-row">
      <style:table-row-properties style:min-row-height="0.861cm"/>
    </style:style>
    <style:style style:name="Tableau61.A5" style:family="table-cell">
      <style:table-cell-properties fo:padding="0.097cm" fo:border-left="0.002cm solid #000000" fo:border-right="none" fo:border-top="none" fo:border-bottom="0.002cm solid #000000"/>
    </style:style>
    <style:style style:name="Tableau61.A6" style:family="table-cell" style:data-style-name="N0">
      <style:table-cell-properties fo:padding="0.097cm" fo:border-left="0.002cm solid #000000" fo:border-right="none" fo:border-top="none" fo:border-bottom="0.002cm solid #000000"/>
    </style:style>
    <style:style style:name="Tableau14" style:family="table">
      <style:table-properties style:width="17cm" table:align="margins"/>
    </style:style>
    <style:style style:name="Tableau14.A" style:family="table-column">
      <style:table-column-properties style:column-width="2.212cm" style:rel-column-width="8526*"/>
    </style:style>
    <style:style style:name="Tableau14.B" style:family="table-column">
      <style:table-column-properties style:column-width="3.632cm" style:rel-column-width="14000*"/>
    </style:style>
    <style:style style:name="Tableau14.C" style:family="table-column">
      <style:table-column-properties style:column-width="3.582cm" style:rel-column-width="13810*"/>
    </style:style>
    <style:style style:name="Tableau14.D" style:family="table-column">
      <style:table-column-properties style:column-width="3.971cm" style:rel-column-width="15306*"/>
    </style:style>
    <style:style style:name="Tableau14.E" style:family="table-column">
      <style:table-column-properties style:column-width="3.604cm" style:rel-column-width="13893*"/>
    </style:style>
    <style:style style:name="Tableau14.A1" style:family="table-cell">
      <style:table-cell-properties fo:padding="0.097cm" fo:border="0.002cm solid #000000"/>
    </style:style>
    <style:style style:name="Tableau14.A2" style:family="table-cell">
      <style:table-cell-properties fo:padding="0.097cm" fo:border-left="0.002cm solid #000000" fo:border-right="0.002cm solid #000000" fo:border-top="none" fo:border-bottom="0.002cm solid #000000"/>
    </style:style>
    <style:style style:name="Tableau14.A4" style:family="table-cell">
      <style:table-cell-properties fo:padding="0.097cm" fo:border-left="0.002cm solid #000000" fo:border-right="none" fo:border-top="none" fo:border-bottom="0.002cm solid #000000"/>
    </style:style>
    <style:style style:name="Tableau14.A5" style:family="table-cell" style:data-style-name="N0">
      <style:table-cell-properties fo:padding="0.097cm" fo:border-left="0.002cm solid #000000" fo:border-right="none" fo:border-top="none" fo:border-bottom="0.002cm solid #000000"/>
    </style:style>
    <style:style style:name="Tableau19" style:family="table">
      <style:table-properties style:width="17cm" table:align="margins"/>
    </style:style>
    <style:style style:name="Tableau19.A" style:family="table-column">
      <style:table-column-properties style:column-width="2.212cm" style:rel-column-width="8526*"/>
    </style:style>
    <style:style style:name="Tableau19.B" style:family="table-column">
      <style:table-column-properties style:column-width="3.632cm" style:rel-column-width="14000*"/>
    </style:style>
    <style:style style:name="Tableau19.C" style:family="table-column">
      <style:table-column-properties style:column-width="3.582cm" style:rel-column-width="13810*"/>
    </style:style>
    <style:style style:name="Tableau19.D" style:family="table-column">
      <style:table-column-properties style:column-width="3.995cm" style:rel-column-width="15401*"/>
    </style:style>
    <style:style style:name="Tableau19.E" style:family="table-column">
      <style:table-column-properties style:column-width="3.579cm" style:rel-column-width="13798*"/>
    </style:style>
    <style:style style:name="Tableau19.A1" style:family="table-cell">
      <style:table-cell-properties fo:padding="0.097cm" fo:border="0.002cm solid #000000"/>
    </style:style>
    <style:style style:name="Tableau19.A2" style:family="table-cell">
      <style:table-cell-properties fo:padding="0.097cm" fo:border-left="0.002cm solid #000000" fo:border-right="0.002cm solid #000000" fo:border-top="none" fo:border-bottom="0.002cm solid #000000"/>
    </style:style>
    <style:style style:name="Tableau19.A4" style:family="table-cell">
      <style:table-cell-properties fo:padding="0.097cm" fo:border-left="0.002cm solid #000000" fo:border-right="none" fo:border-top="none" fo:border-bottom="0.002cm solid #000000"/>
    </style:style>
    <style:style style:name="Tableau19.A5" style:family="table-cell" style:data-style-name="N0">
      <style:table-cell-properties fo:padding="0.097cm" fo:border-left="0.002cm solid #000000" fo:border-right="none" fo:border-top="none" fo:border-bottom="0.002cm solid #000000"/>
    </style:style>
    <style:style style:name="Tableau31" style:family="table">
      <style:table-properties style:width="17cm" table:align="margins"/>
    </style:style>
    <style:style style:name="Tableau31.A" style:family="table-column">
      <style:table-column-properties style:column-width="2.212cm" style:rel-column-width="8526*"/>
    </style:style>
    <style:style style:name="Tableau31.B" style:family="table-column">
      <style:table-column-properties style:column-width="3.632cm" style:rel-column-width="14000*"/>
    </style:style>
    <style:style style:name="Tableau31.C" style:family="table-column">
      <style:table-column-properties style:column-width="3.582cm" style:rel-column-width="13810*"/>
    </style:style>
    <style:style style:name="Tableau31.D" style:family="table-column">
      <style:table-column-properties style:column-width="4.02cm" style:rel-column-width="15496*"/>
    </style:style>
    <style:style style:name="Tableau31.E" style:family="table-column">
      <style:table-column-properties style:column-width="3.554cm" style:rel-column-width="13703*"/>
    </style:style>
    <style:style style:name="Tableau31.A1" style:family="table-cell">
      <style:table-cell-properties fo:padding="0.097cm" fo:border="0.002cm solid #000000"/>
    </style:style>
    <style:style style:name="Tableau31.A2" style:family="table-cell">
      <style:table-cell-properties fo:padding="0.097cm" fo:border-left="0.002cm solid #000000" fo:border-right="0.002cm solid #000000" fo:border-top="none" fo:border-bottom="0.002cm solid #000000"/>
    </style:style>
    <style:style style:name="Tableau31.A4" style:family="table-cell">
      <style:table-cell-properties fo:padding="0.097cm" fo:border-left="0.002cm solid #000000" fo:border-right="none" fo:border-top="none" fo:border-bottom="0.002cm solid #000000"/>
    </style:style>
    <style:style style:name="Tableau31.A5" style:family="table-cell" style:data-style-name="N0">
      <style:table-cell-properties fo:padding="0.097cm" fo:border-left="0.002cm solid #000000" fo:border-right="none" fo:border-top="none" fo:border-bottom="0.002cm solid #000000"/>
    </style:style>
    <style:style style:name="Tableau32" style:family="table">
      <style:table-properties style:width="17cm" table:align="margins"/>
    </style:style>
    <style:style style:name="Tableau32.A" style:family="table-column">
      <style:table-column-properties style:column-width="2.212cm" style:rel-column-width="8526*"/>
    </style:style>
    <style:style style:name="Tableau32.B" style:family="table-column">
      <style:table-column-properties style:column-width="3.632cm" style:rel-column-width="14000*"/>
    </style:style>
    <style:style style:name="Tableau32.C" style:family="table-column">
      <style:table-column-properties style:column-width="3.582cm" style:rel-column-width="13810*"/>
    </style:style>
    <style:style style:name="Tableau32.D" style:family="table-column">
      <style:table-column-properties style:column-width="4.043cm" style:rel-column-width="15584*"/>
    </style:style>
    <style:style style:name="Tableau32.E" style:family="table-column">
      <style:table-column-properties style:column-width="3.531cm" style:rel-column-width="13615*"/>
    </style:style>
    <style:style style:name="Tableau32.A1" style:family="table-cell">
      <style:table-cell-properties fo:padding="0.097cm" fo:border="0.002cm solid #000000"/>
    </style:style>
    <style:style style:name="Tableau32.A2" style:family="table-cell">
      <style:table-cell-properties fo:padding="0.097cm" fo:border-left="0.002cm solid #000000" fo:border-right="0.002cm solid #000000" fo:border-top="none" fo:border-bottom="0.002cm solid #000000"/>
    </style:style>
    <style:style style:name="Tableau32.A4" style:family="table-cell">
      <style:table-cell-properties fo:padding="0.097cm" fo:border-left="0.002cm solid #000000" fo:border-right="none" fo:border-top="none" fo:border-bottom="0.002cm solid #000000"/>
    </style:style>
    <style:style style:name="Tableau32.A5" style:family="table-cell" style:data-style-name="N0">
      <style:table-cell-properties fo:padding="0.097cm" fo:border-left="0.002cm solid #000000" fo:border-right="none" fo:border-top="none" fo:border-bottom="0.002cm solid #000000"/>
    </style:style>
    <style:style style:name="Tableau33" style:family="table">
      <style:table-properties style:width="17cm" table:align="margins"/>
    </style:style>
    <style:style style:name="Tableau33.A" style:family="table-column">
      <style:table-column-properties style:column-width="2.212cm" style:rel-column-width="8526*"/>
    </style:style>
    <style:style style:name="Tableau33.B" style:family="table-column">
      <style:table-column-properties style:column-width="3.632cm" style:rel-column-width="14000*"/>
    </style:style>
    <style:style style:name="Tableau33.C" style:family="table-column">
      <style:table-column-properties style:column-width="3.582cm" style:rel-column-width="13810*"/>
    </style:style>
    <style:style style:name="Tableau33.D" style:family="table-column">
      <style:table-column-properties style:column-width="4.068cm" style:rel-column-width="15679*"/>
    </style:style>
    <style:style style:name="Tableau33.E" style:family="table-column">
      <style:table-column-properties style:column-width="3.507cm" style:rel-column-width="13520*"/>
    </style:style>
    <style:style style:name="Tableau33.A1" style:family="table-cell">
      <style:table-cell-properties fo:padding="0.097cm" fo:border="0.002cm solid #000000"/>
    </style:style>
    <style:style style:name="Tableau33.A2" style:family="table-cell">
      <style:table-cell-properties fo:padding="0.097cm" fo:border-left="0.002cm solid #000000" fo:border-right="0.002cm solid #000000" fo:border-top="none" fo:border-bottom="0.002cm solid #000000"/>
    </style:style>
    <style:style style:name="Tableau33.A4" style:family="table-cell">
      <style:table-cell-properties fo:padding="0.097cm" fo:border-left="0.002cm solid #000000" fo:border-right="none" fo:border-top="none" fo:border-bottom="0.002cm solid #000000"/>
    </style:style>
    <style:style style:name="Tableau33.A5" style:family="table-cell" style:data-style-name="N0">
      <style:table-cell-properties fo:padding="0.097cm" fo:border-left="0.002cm solid #000000" fo:border-right="none" fo:border-top="none" fo:border-bottom="0.002cm solid #000000"/>
    </style:style>
    <style:style style:name="Tableau34" style:family="table">
      <style:table-properties style:width="17cm" table:align="margins"/>
    </style:style>
    <style:style style:name="Tableau34.A" style:family="table-column">
      <style:table-column-properties style:column-width="2.212cm" style:rel-column-width="8526*"/>
    </style:style>
    <style:style style:name="Tableau34.B" style:family="table-column">
      <style:table-column-properties style:column-width="3.632cm" style:rel-column-width="14000*"/>
    </style:style>
    <style:style style:name="Tableau34.C" style:family="table-column">
      <style:table-column-properties style:column-width="3.582cm" style:rel-column-width="13810*"/>
    </style:style>
    <style:style style:name="Tableau34.D" style:family="table-column">
      <style:table-column-properties style:column-width="4.092cm" style:rel-column-width="15775*"/>
    </style:style>
    <style:style style:name="Tableau34.E" style:family="table-column">
      <style:table-column-properties style:column-width="3.482cm" style:rel-column-width="13424*"/>
    </style:style>
    <style:style style:name="Tableau34.A1" style:family="table-cell">
      <style:table-cell-properties fo:padding="0.097cm" fo:border="0.002cm solid #000000"/>
    </style:style>
    <style:style style:name="Tableau34.A2" style:family="table-cell">
      <style:table-cell-properties fo:padding="0.097cm" fo:border-left="0.002cm solid #000000" fo:border-right="0.002cm solid #000000" fo:border-top="none" fo:border-bottom="0.002cm solid #000000"/>
    </style:style>
    <style:style style:name="Tableau34.A4" style:family="table-cell">
      <style:table-cell-properties fo:padding="0.097cm" fo:border-left="0.002cm solid #000000" fo:border-right="none" fo:border-top="none" fo:border-bottom="0.002cm solid #000000"/>
    </style:style>
    <style:style style:name="Tableau34.A5" style:family="table-cell" style:data-style-name="N0">
      <style:table-cell-properties fo:padding="0.097cm" fo:border-left="0.002cm solid #000000" fo:border-right="none" fo:border-top="none" fo:border-bottom="0.002cm solid #000000"/>
    </style:style>
    <style:style style:name="Tableau35" style:family="table">
      <style:table-properties style:width="17cm" table:align="margins"/>
    </style:style>
    <style:style style:name="Tableau35.A" style:family="table-column">
      <style:table-column-properties style:column-width="2.212cm" style:rel-column-width="8526*"/>
    </style:style>
    <style:style style:name="Tableau35.B" style:family="table-column">
      <style:table-column-properties style:column-width="3.632cm" style:rel-column-width="14000*"/>
    </style:style>
    <style:style style:name="Tableau35.C" style:family="table-column">
      <style:table-column-properties style:column-width="3.582cm" style:rel-column-width="13810*"/>
    </style:style>
    <style:style style:name="Tableau35.D" style:family="table-column">
      <style:table-column-properties style:column-width="4.115cm" style:rel-column-width="15863*"/>
    </style:style>
    <style:style style:name="Tableau35.E" style:family="table-column">
      <style:table-column-properties style:column-width="3.459cm" style:rel-column-width="13336*"/>
    </style:style>
    <style:style style:name="Tableau35.A1" style:family="table-cell">
      <style:table-cell-properties fo:padding="0.097cm" fo:border="0.002cm solid #000000"/>
    </style:style>
    <style:style style:name="Tableau35.A2" style:family="table-cell">
      <style:table-cell-properties fo:padding="0.097cm" fo:border-left="0.002cm solid #000000" fo:border-right="0.002cm solid #000000" fo:border-top="none" fo:border-bottom="0.002cm solid #000000"/>
    </style:style>
    <style:style style:name="Tableau35.A4" style:family="table-cell">
      <style:table-cell-properties fo:padding="0.097cm" fo:border-left="0.002cm solid #000000" fo:border-right="none" fo:border-top="none" fo:border-bottom="0.002cm solid #000000"/>
    </style:style>
    <style:style style:name="Tableau35.A5" style:family="table-cell" style:data-style-name="N0">
      <style:table-cell-properties fo:padding="0.097cm" fo:border-left="0.002cm solid #000000" fo:border-right="none" fo:border-top="none" fo:border-bottom="0.002cm solid #000000"/>
    </style:style>
    <style:style style:name="Tableau36" style:family="table">
      <style:table-properties style:width="17cm" table:align="margins"/>
    </style:style>
    <style:style style:name="Tableau36.A" style:family="table-column">
      <style:table-column-properties style:column-width="2.212cm" style:rel-column-width="8526*"/>
    </style:style>
    <style:style style:name="Tableau36.B" style:family="table-column">
      <style:table-column-properties style:column-width="3.632cm" style:rel-column-width="14000*"/>
    </style:style>
    <style:style style:name="Tableau36.C" style:family="table-column">
      <style:table-column-properties style:column-width="3.582cm" style:rel-column-width="13810*"/>
    </style:style>
    <style:style style:name="Tableau36.D" style:family="table-column">
      <style:table-column-properties style:column-width="4.14cm" style:rel-column-width="15958*"/>
    </style:style>
    <style:style style:name="Tableau36.E" style:family="table-column">
      <style:table-column-properties style:column-width="3.434cm" style:rel-column-width="13241*"/>
    </style:style>
    <style:style style:name="Tableau36.A1" style:family="table-cell">
      <style:table-cell-properties fo:padding="0.097cm" fo:border="0.002cm solid #000000"/>
    </style:style>
    <style:style style:name="Tableau36.A2" style:family="table-cell">
      <style:table-cell-properties fo:padding="0.097cm" fo:border-left="0.002cm solid #000000" fo:border-right="0.002cm solid #000000" fo:border-top="none" fo:border-bottom="0.002cm solid #000000"/>
    </style:style>
    <style:style style:name="Tableau36.A4" style:family="table-cell">
      <style:table-cell-properties fo:padding="0.097cm" fo:border-left="0.002cm solid #000000" fo:border-right="none" fo:border-top="none" fo:border-bottom="0.002cm solid #000000"/>
    </style:style>
    <style:style style:name="Tableau36.A5" style:family="table-cell" style:data-style-name="N0">
      <style:table-cell-properties fo:padding="0.097cm" fo:border-left="0.002cm solid #000000" fo:border-right="none" fo:border-top="none" fo:border-bottom="0.002cm solid #000000"/>
    </style:style>
    <style:style style:name="Tableau37" style:family="table">
      <style:table-properties style:width="17cm" table:align="margins"/>
    </style:style>
    <style:style style:name="Tableau37.A" style:family="table-column">
      <style:table-column-properties style:column-width="2.212cm" style:rel-column-width="8526*"/>
    </style:style>
    <style:style style:name="Tableau37.B" style:family="table-column">
      <style:table-column-properties style:column-width="3.657cm" style:rel-column-width="14095*"/>
    </style:style>
    <style:style style:name="Tableau37.C" style:family="table-column">
      <style:table-column-properties style:column-width="3.558cm" style:rel-column-width="13714*"/>
    </style:style>
    <style:style style:name="Tableau37.D" style:family="table-column">
      <style:table-column-properties style:column-width="4.165cm" style:rel-column-width="16053*"/>
    </style:style>
    <style:style style:name="Tableau37.E" style:family="table-column">
      <style:table-column-properties style:column-width="3.41cm" style:rel-column-width="13147*"/>
    </style:style>
    <style:style style:name="Tableau37.A1" style:family="table-cell">
      <style:table-cell-properties fo:padding="0.097cm" fo:border="0.002cm solid #000000"/>
    </style:style>
    <style:style style:name="Tableau37.A2" style:family="table-cell">
      <style:table-cell-properties fo:padding="0.097cm" fo:border-left="0.002cm solid #000000" fo:border-right="0.002cm solid #000000" fo:border-top="none" fo:border-bottom="0.002cm solid #000000"/>
    </style:style>
    <style:style style:name="Tableau37.A4" style:family="table-cell">
      <style:table-cell-properties fo:padding="0.097cm" fo:border-left="0.002cm solid #000000" fo:border-right="none" fo:border-top="none" fo:border-bottom="0.002cm solid #000000"/>
    </style:style>
    <style:style style:name="Tableau37.A5" style:family="table-cell" style:data-style-name="N0">
      <style:table-cell-properties fo:padding="0.097cm" fo:border-left="0.002cm solid #000000" fo:border-right="none" fo:border-top="none" fo:border-bottom="0.002cm solid #000000"/>
    </style:style>
    <style:style style:name="Tableau38" style:family="table">
      <style:table-properties style:width="17cm" table:align="margins"/>
    </style:style>
    <style:style style:name="Tableau38.A" style:family="table-column">
      <style:table-column-properties style:column-width="2.212cm" style:rel-column-width="8526*"/>
    </style:style>
    <style:style style:name="Tableau38.B" style:family="table-column">
      <style:table-column-properties style:column-width="3.632cm" style:rel-column-width="14000*"/>
    </style:style>
    <style:style style:name="Tableau38.C" style:family="table-column">
      <style:table-column-properties style:column-width="3.582cm" style:rel-column-width="13810*"/>
    </style:style>
    <style:style style:name="Tableau38.D" style:family="table-column">
      <style:table-column-properties style:column-width="4.187cm" style:rel-column-width="16142*"/>
    </style:style>
    <style:style style:name="Tableau38.E" style:family="table-column">
      <style:table-column-properties style:column-width="3.387cm" style:rel-column-width="13057*"/>
    </style:style>
    <style:style style:name="Tableau38.A1" style:family="table-cell">
      <style:table-cell-properties fo:padding="0.097cm" fo:border="0.002cm solid #000000"/>
    </style:style>
    <style:style style:name="Tableau38.A2" style:family="table-cell">
      <style:table-cell-properties fo:padding="0.097cm" fo:border-left="0.002cm solid #000000" fo:border-right="0.002cm solid #000000" fo:border-top="none" fo:border-bottom="0.002cm solid #000000"/>
    </style:style>
    <style:style style:name="Tableau38.A4" style:family="table-cell">
      <style:table-cell-properties fo:padding="0.097cm" fo:border-left="0.002cm solid #000000" fo:border-right="none" fo:border-top="none" fo:border-bottom="0.002cm solid #000000"/>
    </style:style>
    <style:style style:name="Tableau38.A5" style:family="table-cell" style:data-style-name="N0">
      <style:table-cell-properties fo:padding="0.097cm" fo:border-left="0.002cm solid #000000" fo:border-right="none" fo:border-top="none" fo:border-bottom="0.002cm solid #000000"/>
    </style:style>
    <style:style style:name="Tableau39" style:family="table">
      <style:table-properties style:width="17cm" table:align="margins"/>
    </style:style>
    <style:style style:name="Tableau39.A" style:family="table-column">
      <style:table-column-properties style:column-width="2.212cm" style:rel-column-width="8526*"/>
    </style:style>
    <style:style style:name="Tableau39.B" style:family="table-column">
      <style:table-column-properties style:column-width="3.632cm" style:rel-column-width="14000*"/>
    </style:style>
    <style:style style:name="Tableau39.C" style:family="table-column">
      <style:table-column-properties style:column-width="3.582cm" style:rel-column-width="13810*"/>
    </style:style>
    <style:style style:name="Tableau39.D" style:family="table-column">
      <style:table-column-properties style:column-width="4.212cm" style:rel-column-width="16237*"/>
    </style:style>
    <style:style style:name="Tableau39.E" style:family="table-column">
      <style:table-column-properties style:column-width="3.362cm" style:rel-column-width="12962*"/>
    </style:style>
    <style:style style:name="Tableau39.A1" style:family="table-cell">
      <style:table-cell-properties fo:padding="0.097cm" fo:border="0.002cm solid #000000"/>
    </style:style>
    <style:style style:name="Tableau39.A2" style:family="table-cell">
      <style:table-cell-properties fo:padding="0.097cm" fo:border-left="0.002cm solid #000000" fo:border-right="0.002cm solid #000000" fo:border-top="none" fo:border-bottom="0.002cm solid #000000"/>
    </style:style>
    <style:style style:name="Tableau39.A4" style:family="table-cell">
      <style:table-cell-properties fo:padding="0.097cm" fo:border-left="0.002cm solid #000000" fo:border-right="none" fo:border-top="none" fo:border-bottom="0.002cm solid #000000"/>
    </style:style>
    <style:style style:name="Tableau39.A5" style:family="table-cell" style:data-style-name="N0">
      <style:table-cell-properties fo:padding="0.097cm" fo:border-left="0.002cm solid #000000" fo:border-right="none" fo:border-top="none" fo:border-bottom="0.002cm solid #000000"/>
    </style:style>
    <style:style style:name="Tableau40" style:family="table">
      <style:table-properties style:width="17cm" table:align="margins"/>
    </style:style>
    <style:style style:name="Tableau40.A" style:family="table-column">
      <style:table-column-properties style:column-width="2.212cm" style:rel-column-width="8526*"/>
    </style:style>
    <style:style style:name="Tableau40.B" style:family="table-column">
      <style:table-column-properties style:column-width="3.632cm" style:rel-column-width="14000*"/>
    </style:style>
    <style:style style:name="Tableau40.C" style:family="table-column">
      <style:table-column-properties style:column-width="3.582cm" style:rel-column-width="13810*"/>
    </style:style>
    <style:style style:name="Tableau40.D" style:family="table-column">
      <style:table-column-properties style:column-width="4.235cm" style:rel-column-width="16325*"/>
    </style:style>
    <style:style style:name="Tableau40.E" style:family="table-column">
      <style:table-column-properties style:column-width="3.339cm" style:rel-column-width="12874*"/>
    </style:style>
    <style:style style:name="Tableau40.A1" style:family="table-cell">
      <style:table-cell-properties fo:padding="0.097cm" fo:border="0.002cm solid #000000"/>
    </style:style>
    <style:style style:name="Tableau40.A2" style:family="table-cell">
      <style:table-cell-properties fo:padding="0.097cm" fo:border-left="0.002cm solid #000000" fo:border-right="0.002cm solid #000000" fo:border-top="none" fo:border-bottom="0.002cm solid #000000"/>
    </style:style>
    <style:style style:name="Tableau40.A4" style:family="table-cell">
      <style:table-cell-properties fo:padding="0.097cm" fo:border-left="0.002cm solid #000000" fo:border-right="none" fo:border-top="none" fo:border-bottom="0.002cm solid #000000"/>
    </style:style>
    <style:style style:name="Tableau40.A5" style:family="table-cell" style:data-style-name="N0">
      <style:table-cell-properties fo:padding="0.097cm" fo:border-left="0.002cm solid #000000" fo:border-right="none" fo:border-top="none" fo:border-bottom="0.002cm solid #000000"/>
    </style:style>
    <style:style style:name="Tableau41" style:family="table">
      <style:table-properties style:width="17cm" table:align="margins"/>
    </style:style>
    <style:style style:name="Tableau41.A" style:family="table-column">
      <style:table-column-properties style:column-width="2.212cm" style:rel-column-width="8526*"/>
    </style:style>
    <style:style style:name="Tableau41.B" style:family="table-column">
      <style:table-column-properties style:column-width="3.632cm" style:rel-column-width="14000*"/>
    </style:style>
    <style:style style:name="Tableau41.C" style:family="table-column">
      <style:table-column-properties style:column-width="3.582cm" style:rel-column-width="13810*"/>
    </style:style>
    <style:style style:name="Tableau41.D" style:family="table-column">
      <style:table-column-properties style:column-width="4.26cm" style:rel-column-width="16421*"/>
    </style:style>
    <style:style style:name="Tableau41.E" style:family="table-column">
      <style:table-column-properties style:column-width="3.314cm" style:rel-column-width="12778*"/>
    </style:style>
    <style:style style:name="Tableau41.A1" style:family="table-cell">
      <style:table-cell-properties fo:padding="0.097cm" fo:border="0.002cm solid #000000"/>
    </style:style>
    <style:style style:name="Tableau41.A2" style:family="table-cell">
      <style:table-cell-properties fo:padding="0.097cm" fo:border-left="0.002cm solid #000000" fo:border-right="0.002cm solid #000000" fo:border-top="none" fo:border-bottom="0.002cm solid #000000"/>
    </style:style>
    <style:style style:name="Tableau41.A4" style:family="table-cell">
      <style:table-cell-properties fo:padding="0.097cm" fo:border-left="0.002cm solid #000000" fo:border-right="none" fo:border-top="none" fo:border-bottom="0.002cm solid #000000"/>
    </style:style>
    <style:style style:name="Tableau41.A5" style:family="table-cell" style:data-style-name="N0">
      <style:table-cell-properties fo:padding="0.097cm" fo:border-left="0.002cm solid #000000" fo:border-right="none" fo:border-top="none" fo:border-bottom="0.002cm solid #000000"/>
    </style:style>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Table_20_Contents">
      <style:paragraph-properties fo:text-align="start" style:justify-single-word="false"/>
      <style:text-properties fo:font-size="12pt" style:font-size-asian="12pt" style:font-size-complex="12pt"/>
    </style:style>
    <style:style style:name="P6" style:family="paragraph" style:parent-style-name="Table_20_Contents">
      <style:paragraph-properties fo:text-align="start" style:justify-single-word="false"/>
      <style:text-properties fo:font-size="12pt" fo:background-color="#ffffff" style:font-size-asian="12pt" style:font-size-complex="12pt"/>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start" style:justify-single-word="false"/>
      <style:text-properties fo:font-variant="normal" fo:text-transform="none" fo:color="#202122" fo:font-size="12pt" fo:letter-spacing="normal" style:font-size-asian="12pt" style:font-size-complex="12pt"/>
    </style:style>
    <style:style style:name="P9"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0" style:family="paragraph" style:parent-style-name="Standard" style:list-style-name="L1">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1" style:family="paragraph" style:parent-style-name="Standard" style:list-style-name="L2">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2" style:family="paragraph" style:parent-style-name="Standard" style:list-style-name="L3">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3" style:family="paragraph" style:parent-style-name="Standard" style:list-style-name="L4">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4"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T1" style:family="text">
      <style:text-properties style:text-underline-style="none"/>
    </style:style>
    <style:style style:name="T2" style:family="text">
      <style:text-properties fo:font-size="12pt" style:font-size-asian="12pt" style:font-size-complex="12pt"/>
    </style:style>
    <style:style style:name="T3" style:family="text">
      <style:text-properties fo:font-variant="normal" fo:text-transform="none" fo:color="#202122" fo:font-size="12pt" fo:letter-spacing="normal" style:font-size-asian="12pt" style:font-size-complex="12pt"/>
    </style:style>
    <style:style style:name="T4" style:family="text">
      <style:text-properties fo:font-variant="normal" fo:text-transform="none" fo:color="#202122" fo:letter-spacing="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Table_20_Contents">Site web BlitzCalc</text:p>
          </table:table-cell>
          <table:table-cell table:style-name="Tableau1.B1" office:value-type="string">
            <text:p text:style-name="Table_20_Contents">Version : Version minimale</text:p>
          </table:table-cell>
        </table:table-row>
        <table:table-row>
          <table:table-cell table:style-name="Tableau1.A2" office:value-type="string">
            <text:p text:style-name="Table_20_Contents"><text:span text:style-name="T2">Document</text:span> : Dossier de tests</text:p>
          </table:table-cell>
          <table:table-cell table:style-name="Tableau1.B2" office:value-type="string">
            <text:p text:style-name="Table_20_Contents">Date: 20/11/2023</text:p>
            <text:p text:style-name="Table_20_Contents">Date de modification: 01/12/2023</text:p>
          </table:table-cell>
        </table:table-row>
        <table:table-row>
          <table:table-cell table:style-name="Tableau1.A2" office:value-type="string">
            <text:p text:style-name="Table_20_Contents">Responsable de rédaction : PARCIANY Benjamin</text:p>
          </table:table-cell>
          <table:table-cell table:style-name="Tableau1.B2" office:value-type="string">
            <text:p text:style-name="Table_20_Contents"/>
          </table:table-cell>
        </table:table-row>
      </table:table>
      <text:p text:style-name="P1"/>
      <text:p text:style-name="P1">Dossier de <text:span text:style-name="T1">tests</text:span></text:p>
      <text:p text:style-name="P2"/>
      <text:list xml:id="list2476757698791681882" text:style-name="L1">
        <text:list-item>
          <text:p text:style-name="P10">Introduction</text:p>
          <text:p text:style-name="P10"/>
          <text:p text:style-name="P14">Le dossier de test est réalisé dans le but d'assurer le bon fonctionnement de l'application web, BlitzCalc, proposant des services de calculs utilisant le calcul distribué. La version minimale comprend cinq pages html : accueil (présentation du site web), inscription, connexion, principale (choix du module et accès au profil après inscription ou connexion) et une page pour l'administrateur de l'application. L'ensemble des pages sont hébergées sur un Kit Cluster Hat avec quatre RaspberryPi Zero. L'application web est également relié à une base de données permettant l'inscription et la connexion des utilisateurs.</text:p>
          <text:p text:style-name="P14"/>
        </text:list-item>
        <text:list-item>
          <text:p text:style-name="P10">Description de la procédure de test</text:p>
          <text:p text:style-name="P14"/>
          <text:p text:style-name="P14">L'implémentation du code source est validé par la réalisation et l'exécution des tests d'acceptation et des tests d'intégration. Les tests d'acceptation ont pour objectif de valider le fonctionnement global du projet. Dans la version minimale, ils valident le bon affichage d'une page PHP, c'est-à-dire, valider que les éléments graphiques de la page s'affichent dans la zone prévue à cet effet conformément à la maquette. Ils valident également la communication avec le RaspberryPi Host et la communication entre les nœuds, les quatre RaspberryP Zéro, et le RaspberryPi Host. De la même manière, les tests d'acceptation valident aussi le fonctionnement de docker swarm avec la communication entre ses nœuds et la mise en place de services comme mysql et apache.</text:p>
          <text:p text:style-name="P14">Les tests d'intégration, quant à eux, doivent tester la redirection des boutons des pages PHP vers d'autres pages.</text:p>
          <text:p text:style-name="P14"/>
        </text:list-item>
        <text:list-item>
          <text:p text:style-name="P10">Description des informations à enregistrer pour les tests</text:p>
          <text:p text:style-name="P10"/>
        </text:list-item>
      </text:list>
      <text:p text:style-name="P2"><text:tab/>3.1 Tests d'acceptation</text:p>
      <text:list xml:id="list35742224" text:continue-numbering="true" text:style-name="L1">
        <text:list-header>
          <text:p text:style-name="P10"/>
        </text:list-header>
      </text:list>
      <text:p text:style-name="P2"><text:tab/><text:tab/>3.1.1 Campagne de tests d'acceptation</text:p>
      <text:list xml:id="list1315465774838558626" text:style-name="L2">
        <text:list-item>
          <text:list>
            <text:list-item>
              <text:list>
                <text:list-header>
                  <text:p text:style-name="P11"/>
                </text:list-header>
              </text:list>
            </text:list-item>
          </text:list>
        </text:list-item>
      </text:list>
      <table:table table:name="Tableau2" table:style-name="Tableau2">
        <table:table-column table:style-name="Tableau2.A"/>
        <table:table-column table:style-name="Tableau2.B"/>
        <table:table-row>
          <table:table-cell table:style-name="Tableau2.A1" table:number-columns-spanned="2" office:value-type="string">
            <text:p text:style-name="P5">Produit testé : BlitzCalc</text:p>
          </table:table-cell>
          <table:covered-table-cell/>
        </table:table-row>
        <table:table-row>
          <table:table-cell table:style-name="Tableau2.A2" table:number-columns-spanned="2" office:value-type="string">
            <text:p text:style-name="P6">Configuration logicielle : Aucune</text:p>
          </table:table-cell>
          <table:covered-table-cell/>
        </table:table-row>
        <table:table-row>
          <table:table-cell table:style-name="Tableau2.A2" table:number-columns-spanned="2" office:value-type="string">
            <text:p text:style-name="P6">Configuration matérielle : Aucune</text:p>
          </table:table-cell>
          <table:covered-table-cell/>
        </table:table-row>
        <table:table-row>
          <table:table-cell table:style-name="Tableau2.A4" office:value-type="string">
            <text:p text:style-name="P5">Date de début : 20/11/2023</text:p>
          </table:table-cell>
          <table:table-cell table:style-name="Tableau2.A2" office:value-type="string">
            <text:p text:style-name="P6">Date de finalisation :</text:p>
          </table:table-cell>
        </table:table-row>
        <table:table-row>
          <table:table-cell table:style-name="Tableau2.A2" table:number-columns-spanned="2" office:value-type="string">
            <text:p text:style-name="P6">Tests à appliquer : liste de références aux descriptions des tests</text:p>
          </table:table-cell>
          <table:covered-table-cell/>
        </table:table-row>
        <table:table-row>
          <table:table-cell table:style-name="Tableau2.A2" table:number-columns-spanned="2" office:value-type="string">
            <text:p text:style-name="P5">Responsable de la campagne de test : PARCIANY Benjamin</text:p>
          </table:table-cell>
          <table:covered-table-cell/>
        </table:table-row>
      </table:table>
      <text:list xml:id="list35736919" text:continue-numbering="true" text:style-name="L2">
        <text:list-item>
          <text:list>
            <text:list-item>
              <text:list>
                <text:list-header>
                  <text:p text:style-name="P11"/>
                </text:list-header>
              </text:list>
            </text:list-item>
          </text:list>
        </text:list-item>
      </text:list>
      <text:p text:style-name="P2"><text:soft-page-break/><text:tab/><text:tab/>3.1.2 Tests d'acceptation</text:p>
      <text:list xml:id="list35759054" text:continue-numbering="true" text:style-name="L2">
        <text:list-item>
          <text:list>
            <text:list-item>
              <text:list>
                <text:list-header>
                  <text:p text:style-name="P11"/>
                </text:list-header>
              </text:list>
            </text:list-item>
          </text:list>
        </text:list-item>
      </text:list>
      <table:table table:name="Tableau3" table:style-name="Tableau3">
        <table:table-column table:style-name="Tableau3.A"/>
        <table:table-column table:style-name="Tableau3.B"/>
        <table:table-column table:style-name="Tableau3.C"/>
        <table:table-column table:style-name="Tableau3.D"/>
        <table:table-row>
          <table:table-cell table:style-name="Tableau3.A1" table:number-columns-spanned="3" office:value-type="string">
            <text:p text:style-name="P5">Identification du test : Accueil</text:p>
          </table:table-cell>
          <table:covered-table-cell/>
          <table:covered-table-cell/>
          <table:table-cell table:style-name="Tableau3.D1" office:value-type="string">
            <text:p text:style-name="P5">Version : 20/11/2023</text:p>
          </table:table-cell>
        </table:table-row>
        <table:table-row>
          <table:table-cell table:style-name="Tableau3.A2" table:number-columns-spanned="4" office:value-type="string">
            <text:p text:style-name="P5">Description du test : les composants de la page d'accueil sont affichés dans les zones prévues à cet effet selon la maquette.</text:p>
          </table:table-cell>
          <table:covered-table-cell/>
          <table:covered-table-cell/>
          <table:covered-table-cell/>
        </table:table-row>
        <table:table-row>
          <table:table-cell table:style-name="Tableau3.A2" table:number-columns-spanned="4" office:value-type="string">
            <text:p text:style-name="P6">Ressources requises : navigateur web</text:p>
          </table:table-cell>
          <table:covered-table-cell/>
          <table:covered-table-cell/>
          <table:covered-table-cell/>
        </table:table-row>
        <table:table-row>
          <table:table-cell table:style-name="Tableau3.A2" table:number-columns-spanned="4" office:value-type="string">
            <text:p text:style-name="P5">Responsable : PARCIANY Benjamin</text:p>
          </table:table-cell>
          <table:covered-table-cell/>
          <table:covered-table-cell/>
          <table:covered-table-cell/>
        </table:table-row>
        <table:table-row>
          <table:table-cell table:style-name="Tableau3.A5" office:value-type="string">
            <text:p text:style-name="P5">N° de test</text:p>
          </table:table-cell>
          <table:table-cell table:style-name="Tableau3.A5" office:value-type="string">
            <text:p text:style-name="P5">Moteur de rendu</text:p>
          </table:table-cell>
          <table:table-cell table:style-name="Tableau3.A5" office:value-type="string">
            <text:p text:style-name="P5">Entrée</text:p>
          </table:table-cell>
          <table:table-cell table:style-name="Tableau3.A2" office:value-type="string">
            <text:p text:style-name="P5">Sortie (Résultat attendu)</text:p>
          </table:table-cell>
        </table:table-row>
        <table:table-row>
          <table:table-cell table:style-name="Tableau3.A6" office:value-type="float" office:value="1">
            <text:p text:style-name="P5">1</text:p>
          </table:table-cell>
          <table:table-cell table:style-name="Tableau3.A5" office:value-type="string">
            <text:p text:style-name="P5">Gecko</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2">
            <text:p text:style-name="P5">2</text:p>
          </table:table-cell>
          <table:table-cell table:style-name="Tableau3.A5" office:value-type="string">
            <text:p text:style-name="P5">WebCore</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3">
            <text:p text:style-name="P5">3</text:p>
          </table:table-cell>
          <table:table-cell table:style-name="Tableau3.A5" office:value-type="string">
            <text:p text:style-name="P5">Blink</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
      <text:p text:style-name="P4"/>
      <table:table table:name="Tableau9" table:style-name="Tableau9">
        <table:table-column table:style-name="Tableau9.A"/>
        <table:table-column table:style-name="Tableau9.B"/>
        <table:table-column table:style-name="Tableau9.C"/>
        <table:table-column table:style-name="Tableau9.D"/>
        <table:table-row>
          <table:table-cell table:style-name="Tableau9.A1" table:number-columns-spanned="3" office:value-type="string">
            <text:p text:style-name="P5">Identification du test : Inscription</text:p>
          </table:table-cell>
          <table:covered-table-cell/>
          <table:covered-table-cell/>
          <table:table-cell table:style-name="Tableau9.D1" office:value-type="string">
            <text:p text:style-name="P5">Version : 20/11/2023</text:p>
          </table:table-cell>
        </table:table-row>
        <table:table-row>
          <table:table-cell table:style-name="Tableau9.A2" table:number-columns-spanned="4" office:value-type="string">
            <text:p text:style-name="P5">Description du test : les composants de la page d'inscription sont affichés dans les zones prévues à cet effet selon la maquette.</text:p>
          </table:table-cell>
          <table:covered-table-cell/>
          <table:covered-table-cell/>
          <table:covered-table-cell/>
        </table:table-row>
        <table:table-row>
          <table:table-cell table:style-name="Tableau9.A2" table:number-columns-spanned="4" office:value-type="string">
            <text:p text:style-name="P6">Ressources requises : navigateur web</text:p>
          </table:table-cell>
          <table:covered-table-cell/>
          <table:covered-table-cell/>
          <table:covered-table-cell/>
        </table:table-row>
        <table:table-row>
          <table:table-cell table:style-name="Tableau9.A2" table:number-columns-spanned="4" office:value-type="string">
            <text:p text:style-name="P5">Responsable : PARCIANY Benjamin</text:p>
          </table:table-cell>
          <table:covered-table-cell/>
          <table:covered-table-cell/>
          <table:covered-table-cell/>
        </table:table-row>
        <table:table-row>
          <table:table-cell table:style-name="Tableau9.A5" office:value-type="string">
            <text:p text:style-name="P5">N° de test</text:p>
          </table:table-cell>
          <table:table-cell table:style-name="Tableau9.A5" office:value-type="string">
            <text:p text:style-name="P5">Moteur de rendu</text:p>
          </table:table-cell>
          <table:table-cell table:style-name="Tableau9.A5" office:value-type="string">
            <text:p text:style-name="P5">Entrée</text:p>
          </table:table-cell>
          <table:table-cell table:style-name="Tableau9.A2" office:value-type="string">
            <text:p text:style-name="P5">Sortie (Résultat attendu)</text:p>
          </table:table-cell>
        </table:table-row>
        <table:table-row>
          <table:table-cell table:style-name="Tableau9.A6" office:value-type="float" office:value="1">
            <text:p text:style-name="P5">1</text:p>
          </table:table-cell>
          <table:table-cell table:style-name="Tableau9.A5" office:value-type="string">
            <text:p text:style-name="P5">Gecko</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2">
            <text:p text:style-name="P5">2</text:p>
          </table:table-cell>
          <table:table-cell table:style-name="Tableau9.A5" office:value-type="string">
            <text:p text:style-name="P5">WebCore</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3">
            <text:p text:style-name="P5">3</text:p>
          </table:table-cell>
          <table:table-cell table:style-name="Tableau9.A5" office:value-type="string">
            <text:p text:style-name="P5">Blink</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
      <text:p text:style-name="P4"/>
      <table:table table:name="Tableau11" table:style-name="Tableau11">
        <table:table-column table:style-name="Tableau11.A"/>
        <table:table-column table:style-name="Tableau11.B"/>
        <table:table-column table:style-name="Tableau11.C"/>
        <table:table-column table:style-name="Tableau11.D"/>
        <table:table-row>
          <table:table-cell table:style-name="Tableau11.A1" table:number-columns-spanned="3" office:value-type="string">
            <text:p text:style-name="P5">Identification du test : Connexion</text:p>
          </table:table-cell>
          <table:covered-table-cell/>
          <table:covered-table-cell/>
          <table:table-cell table:style-name="Tableau11.D1" office:value-type="string">
            <text:p text:style-name="P5">Version : 20/11/2023</text:p>
          </table:table-cell>
        </table:table-row>
        <table:table-row>
          <table:table-cell table:style-name="Tableau11.A2" table:number-columns-spanned="4" office:value-type="string">
            <text:p text:style-name="P5">Description du test : les composants de la page de connexion sont affichés dans les zones prévues à cet effet selon la maquette.</text:p>
          </table:table-cell>
          <table:covered-table-cell/>
          <table:covered-table-cell/>
          <table:covered-table-cell/>
        </table:table-row>
        <table:table-row>
          <table:table-cell table:style-name="Tableau11.A2" table:number-columns-spanned="4" office:value-type="string">
            <text:p text:style-name="P6">Ressources requises : navigateur web</text:p>
          </table:table-cell>
          <table:covered-table-cell/>
          <table:covered-table-cell/>
          <table:covered-table-cell/>
        </table:table-row>
        <table:table-row>
          <table:table-cell table:style-name="Tableau11.A2" table:number-columns-spanned="4" office:value-type="string">
            <text:p text:style-name="P5">Responsable : PARCIANY Benjamin</text:p>
          </table:table-cell>
          <table:covered-table-cell/>
          <table:covered-table-cell/>
          <table:covered-table-cell/>
        </table:table-row>
        <table:table-row>
          <table:table-cell table:style-name="Tableau11.A5" office:value-type="string">
            <text:p text:style-name="P5">N° de test</text:p>
          </table:table-cell>
          <table:table-cell table:style-name="Tableau11.A5" office:value-type="string">
            <text:p text:style-name="P5">Moteur de rendu</text:p>
          </table:table-cell>
          <table:table-cell table:style-name="Tableau11.A5" office:value-type="string">
            <text:p text:style-name="P5">Entrée</text:p>
          </table:table-cell>
          <table:table-cell table:style-name="Tableau11.A2" office:value-type="string">
            <text:p text:style-name="P5">Sortie (Résultat attendu)</text:p>
          </table:table-cell>
        </table:table-row>
        <table:table-row>
          <table:table-cell table:style-name="Tableau11.A6" office:value-type="float" office:value="1">
            <text:p text:style-name="P5">1</text:p>
          </table:table-cell>
          <table:table-cell table:style-name="Tableau11.A5" office:value-type="string">
            <text:p text:style-name="P5">Gecko</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2">
            <text:p text:style-name="P5">2</text:p>
          </table:table-cell>
          <table:table-cell table:style-name="Tableau11.A5" office:value-type="string">
            <text:p text:style-name="P5">WebCore</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3">
            <text:p text:style-name="P5">3</text:p>
          </table:table-cell>
          <table:table-cell table:style-name="Tableau11.A5" office:value-type="string">
            <text:p text:style-name="P5">Blink</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
      <text:p text:style-name="P2"/>
      <table:table table:name="Tableau12" table:style-name="Tableau12">
        <table:table-column table:style-name="Tableau12.A"/>
        <table:table-column table:style-name="Tableau12.B"/>
        <table:table-column table:style-name="Tableau12.C"/>
        <table:table-column table:style-name="Tableau12.D"/>
        <table:table-row>
          <table:table-cell table:style-name="Tableau12.A1" table:number-columns-spanned="3" office:value-type="string">
            <text:p text:style-name="P5">Identification du test : Principale</text:p>
          </table:table-cell>
          <table:covered-table-cell/>
          <table:covered-table-cell/>
          <table:table-cell table:style-name="Tableau12.D1" office:value-type="string">
            <text:p text:style-name="P5">Version : 20/11/2023</text:p>
          </table:table-cell>
        </table:table-row>
        <table:table-row>
          <table:table-cell table:style-name="Tableau12.A2" table:number-columns-spanned="4" office:value-type="string">
            <text:p text:style-name="P5">Description du test : les composants de la page principale sont affichés dans les zones prévues à cet effet selon la maquette.</text:p>
          </table:table-cell>
          <table:covered-table-cell/>
          <table:covered-table-cell/>
          <table:covered-table-cell/>
        </table:table-row>
        <table:table-row>
          <table:table-cell table:style-name="Tableau12.A2" table:number-columns-spanned="4" office:value-type="string">
            <text:p text:style-name="P6">Ressources requises : navigateur web</text:p>
          </table:table-cell>
          <table:covered-table-cell/>
          <table:covered-table-cell/>
          <table:covered-table-cell/>
        </table:table-row>
        <table:table-row>
          <table:table-cell table:style-name="Tableau12.A2" table:number-columns-spanned="4" office:value-type="string">
            <text:p text:style-name="P5">Responsable : PARCIANY Benjamin</text:p>
          </table:table-cell>
          <table:covered-table-cell/>
          <table:covered-table-cell/>
          <table:covered-table-cell/>
        </table:table-row>
        <table:table-row>
          <table:table-cell table:style-name="Tableau12.A5" office:value-type="string">
            <text:p text:style-name="P5">N° de test</text:p>
          </table:table-cell>
          <table:table-cell table:style-name="Tableau12.A5" office:value-type="string">
            <text:p text:style-name="P5">Moteur de rendu</text:p>
          </table:table-cell>
          <table:table-cell table:style-name="Tableau12.A5" office:value-type="string">
            <text:p text:style-name="P5">Entrée</text:p>
          </table:table-cell>
          <table:table-cell table:style-name="Tableau12.A2" office:value-type="string">
            <text:p text:style-name="P5">Sortie (Résultat attendu)</text:p>
          </table:table-cell>
        </table:table-row>
        <text:soft-page-break/>
        <table:table-row>
          <table:table-cell table:style-name="Tableau12.A6" office:value-type="float" office:value="1">
            <text:p text:style-name="P5">1</text:p>
          </table:table-cell>
          <table:table-cell table:style-name="Tableau12.A5" office:value-type="string">
            <text:p text:style-name="P5">Gecko</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2">
            <text:p text:style-name="P5">2</text:p>
          </table:table-cell>
          <table:table-cell table:style-name="Tableau12.A5" office:value-type="string">
            <text:p text:style-name="P5">WebCore</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3">
            <text:p text:style-name="P5">3</text:p>
          </table:table-cell>
          <table:table-cell table:style-name="Tableau12.A5" office:value-type="string">
            <text:p text:style-name="P5">Blink</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
      <text:p text:style-name="P2"/>
      <table:table table:name="Tableau56" table:style-name="Tableau56">
        <table:table-column table:style-name="Tableau56.A"/>
        <table:table-column table:style-name="Tableau56.B"/>
        <table:table-column table:style-name="Tableau56.C"/>
        <table:table-column table:style-name="Tableau56.D"/>
        <table:table-row>
          <table:table-cell table:style-name="Tableau56.A1" table:number-columns-spanned="3" office:value-type="string">
            <text:p text:style-name="P5">Identification du test : Administrateur</text:p>
          </table:table-cell>
          <table:covered-table-cell/>
          <table:covered-table-cell/>
          <table:table-cell table:style-name="Tableau56.D1" office:value-type="string">
            <text:p text:style-name="P5">Version : 20/11/2023</text:p>
          </table:table-cell>
        </table:table-row>
        <table:table-row>
          <table:table-cell table:style-name="Tableau56.A2" table:number-columns-spanned="4" office:value-type="string">
            <text:p text:style-name="P5">Description du test : les composants de la page de l'administrateur sont affichés dans les zones prévues à cet effet selon la maquette.</text:p>
          </table:table-cell>
          <table:covered-table-cell/>
          <table:covered-table-cell/>
          <table:covered-table-cell/>
        </table:table-row>
        <table:table-row>
          <table:table-cell table:style-name="Tableau56.A2" table:number-columns-spanned="4" office:value-type="string">
            <text:p text:style-name="P6">Ressources requises : navigateur web</text:p>
          </table:table-cell>
          <table:covered-table-cell/>
          <table:covered-table-cell/>
          <table:covered-table-cell/>
        </table:table-row>
        <table:table-row>
          <table:table-cell table:style-name="Tableau56.A2" table:number-columns-spanned="4" office:value-type="string">
            <text:p text:style-name="P5">Responsable : PARCIANY Benjamin</text:p>
          </table:table-cell>
          <table:covered-table-cell/>
          <table:covered-table-cell/>
          <table:covered-table-cell/>
        </table:table-row>
        <table:table-row>
          <table:table-cell table:style-name="Tableau56.A5" office:value-type="string">
            <text:p text:style-name="P5">N° de test</text:p>
          </table:table-cell>
          <table:table-cell table:style-name="Tableau56.A5" office:value-type="string">
            <text:p text:style-name="P5">Moteur de rendu</text:p>
          </table:table-cell>
          <table:table-cell table:style-name="Tableau56.A5" office:value-type="string">
            <text:p text:style-name="P5">Entrée</text:p>
          </table:table-cell>
          <table:table-cell table:style-name="Tableau56.A2" office:value-type="string">
            <text:p text:style-name="P5">Sortie (Résultat attendu)</text:p>
          </table:table-cell>
        </table:table-row>
        <table:table-row>
          <table:table-cell table:style-name="Tableau56.A6" office:value-type="float" office:value="1">
            <text:p text:style-name="P5">1</text:p>
          </table:table-cell>
          <table:table-cell table:style-name="Tableau56.A5" office:value-type="string">
            <text:p text:style-name="P5">Gecko</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2">
            <text:p text:style-name="P5">2</text:p>
          </table:table-cell>
          <table:table-cell table:style-name="Tableau56.A5" office:value-type="string">
            <text:p text:style-name="P5">WebCore</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3">
            <text:p text:style-name="P5">3</text:p>
          </table:table-cell>
          <table:table-cell table:style-name="Tableau56.A5" office:value-type="string">
            <text:p text:style-name="P5">Blink</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
      <text:p text:style-name="P2"><text:tab/><text:tab/></text:p>
      <table:table table:name="Tableau26" table:style-name="Tableau26">
        <table:table-column table:style-name="Tableau26.A"/>
        <table:table-column table:style-name="Tableau26.B"/>
        <table:table-column table:style-name="Tableau26.C"/>
        <table:table-row>
          <table:table-cell table:style-name="Tableau26.A1" table:number-columns-spanned="2" office:value-type="string">
            <text:p text:style-name="P5">Identification du test : Connexion RPI Zéro</text:p>
          </table:table-cell>
          <table:covered-table-cell/>
          <table:table-cell table:style-name="Tableau26.C1" office:value-type="string">
            <text:p text:style-name="P5">Version : 01/12/2023</text:p>
          </table:table-cell>
        </table:table-row>
        <table:table-row>
          <table:table-cell table:style-name="Tableau26.A2" table:number-columns-spanned="3" office:value-type="string">
            <text:p text:style-name="P5">Description du test : les connexions ssh aux RPI zéro assurent la communication entre les RPI zéro et le RPI Host.</text:p>
          </table:table-cell>
          <table:covered-table-cell/>
          <table:covered-table-cell/>
        </table:table-row>
        <table:table-row>
          <table:table-cell table:style-name="Tableau26.A2" table:number-columns-spanned="3" office:value-type="string">
            <text:p text:style-name="P6">Ressources requises : navigateur web</text:p>
          </table:table-cell>
          <table:covered-table-cell/>
          <table:covered-table-cell/>
        </table:table-row>
        <table:table-row>
          <table:table-cell table:style-name="Tableau26.A2" table:number-columns-spanned="3" office:value-type="string">
            <text:p text:style-name="P5">Responsable : PARCIANY Benjamin</text:p>
          </table:table-cell>
          <table:covered-table-cell/>
          <table:covered-table-cell/>
        </table:table-row>
        <table:table-row>
          <table:table-cell table:style-name="Tableau26.A5" office:value-type="string">
            <text:p text:style-name="P5">N° de test</text:p>
          </table:table-cell>
          <table:table-cell table:style-name="Tableau26.A5" office:value-type="string">
            <text:p text:style-name="P5">Entrée</text:p>
          </table:table-cell>
          <table:table-cell table:style-name="Tableau26.A2" office:value-type="string">
            <text:p text:style-name="P5">Sortie (Résultat attendu)</text:p>
          </table:table-cell>
        </table:table-row>
        <table:table-row>
          <table:table-cell table:style-name="Tableau26.A6" office:value-type="float" office:value="1">
            <text:p text:style-name="P5">1</text:p>
          </table:table-cell>
          <table:table-cell table:style-name="Tableau26.A5" office:value-type="string">
            <text:p text:style-name="P5">Ssh pi@pi1</text:p>
          </table:table-cell>
          <table:table-cell table:style-name="Tableau26.A2" office:value-type="string">
            <text:p text:style-name="P5">Connexion au nœud 1 </text:p>
          </table:table-cell>
        </table:table-row>
        <table:table-row>
          <table:table-cell table:style-name="Tableau26.A6" office:value-type="float" office:value="2">
            <text:p text:style-name="P5">2</text:p>
          </table:table-cell>
          <table:table-cell table:style-name="Tableau26.A5" office:value-type="string">
            <text:p text:style-name="P5">Ssh pi@pi2</text:p>
          </table:table-cell>
          <table:table-cell table:style-name="Tableau26.A2" office:value-type="string">
            <text:p text:style-name="P5">Connexion au nœud 2</text:p>
          </table:table-cell>
        </table:table-row>
        <table:table-row>
          <table:table-cell table:style-name="Tableau26.A6" office:value-type="float" office:value="3">
            <text:p text:style-name="P5">3</text:p>
          </table:table-cell>
          <table:table-cell table:style-name="Tableau26.A5" office:value-type="string">
            <text:p text:style-name="P5">Ssh pi@pi3</text:p>
          </table:table-cell>
          <table:table-cell table:style-name="Tableau26.A2" office:value-type="string">
            <text:p text:style-name="P5">Connexion au nœud 3</text:p>
          </table:table-cell>
        </table:table-row>
        <table:table-row>
          <table:table-cell table:style-name="Tableau26.A6" office:value-type="float" office:value="4">
            <text:p text:style-name="P5">4</text:p>
          </table:table-cell>
          <table:table-cell table:style-name="Tableau26.A5" office:value-type="string">
            <text:p text:style-name="P5">Ssh pi@pi4</text:p>
          </table:table-cell>
          <table:table-cell table:style-name="Tableau26.A2" office:value-type="string">
            <text:p text:style-name="P5">Connexion au nœud 4</text:p>
          </table:table-cell>
        </table:table-row>
      </table:table>
      <text:p text:style-name="P2"/>
      <table:table table:name="Tableau28" table:style-name="Tableau28">
        <table:table-column table:style-name="Tableau28.A"/>
        <table:table-column table:style-name="Tableau28.B"/>
        <table:table-column table:style-name="Tableau28.C"/>
        <table:table-row>
          <table:table-cell table:style-name="Tableau28.A1" table:number-columns-spanned="2" office:value-type="string">
            <text:p text:style-name="P5">Identification du test : Connexion RPI Host</text:p>
          </table:table-cell>
          <table:covered-table-cell/>
          <table:table-cell table:style-name="Tableau28.C1" office:value-type="string">
            <text:p text:style-name="P5">Version : 01/12/2023</text:p>
          </table:table-cell>
        </table:table-row>
        <table:table-row>
          <table:table-cell table:style-name="Tableau28.A2" table:number-columns-spanned="3" office:value-type="string">
            <text:p text:style-name="P5">Description du test : la connexion ssh aux RPI Host assure le bon fonctionnement du RPI Host</text:p>
          </table:table-cell>
          <table:covered-table-cell/>
          <table:covered-table-cell/>
        </table:table-row>
        <table:table-row>
          <table:table-cell table:style-name="Tableau28.A2" table:number-columns-spanned="3" office:value-type="string">
            <text:p text:style-name="P6">Ressources requises : navigateur web</text:p>
          </table:table-cell>
          <table:covered-table-cell/>
          <table:covered-table-cell/>
        </table:table-row>
        <table:table-row>
          <table:table-cell table:style-name="Tableau28.A2" table:number-columns-spanned="3" office:value-type="string">
            <text:p text:style-name="P5">Responsable : PARCIANY Benjamin</text:p>
          </table:table-cell>
          <table:covered-table-cell/>
          <table:covered-table-cell/>
        </table:table-row>
        <table:table-row>
          <table:table-cell table:style-name="Tableau28.A5" office:value-type="string">
            <text:p text:style-name="P5">N° de test</text:p>
          </table:table-cell>
          <table:table-cell table:style-name="Tableau28.A5" office:value-type="string">
            <text:p text:style-name="P5">Entrée</text:p>
          </table:table-cell>
          <table:table-cell table:style-name="Tableau28.A2" office:value-type="string">
            <text:p text:style-name="P5">Sortie (Résultat attendu)</text:p>
          </table:table-cell>
        </table:table-row>
        <table:table-row>
          <table:table-cell table:style-name="Tableau28.A6" office:value-type="float" office:value="1">
            <text:p text:style-name="P5">1</text:p>
          </table:table-cell>
          <table:table-cell table:style-name="Tableau28.A5" office:value-type="string">
            <text:p text:style-name="P7"><text:span text:style-name="T2">Ssh dev@</text:span>85.170.243.176</text:p>
          </table:table-cell>
          <table:table-cell table:style-name="Tableau28.A2" office:value-type="string">
            <text:p text:style-name="P5">Connexion au RPI Host</text:p>
          </table:table-cell>
        </table:table-row>
      </table:table>
      <text:p text:style-name="P2"/>
      <text:p text:style-name="P2"><text:tab/><text:tab/>3.1.3 Résultats des tests d'acceptation</text:p>
      <text:p text:style-name="P2"/>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table:number-columns-spanned="5" office:value-type="string">
            <text:p text:style-name="P5">Référence du test appliqué : Accueil</text:p>
          </table:table-cell>
          <table:covered-table-cell/>
          <table:covered-table-cell/>
          <table:covered-table-cell/>
          <table:covered-table-cell/>
        </table:table-row>
        <table:table-row>
          <table:table-cell table:style-name="Tableau4.A2" table:number-columns-spanned="5" office:value-type="string">
            <text:p text:style-name="P5">Responsable : PARCIANY Benjamin</text:p>
          </table:table-cell>
          <table:covered-table-cell/>
          <table:covered-table-cell/>
          <table:covered-table-cell/>
          <table:covered-table-cell/>
        </table:table-row>
        <table:table-row>
          <table:table-cell table:style-name="Tableau4.A2" table:number-columns-spanned="5" office:value-type="string">
            <text:p text:style-name="P5">Date de l'application du test : </text:p>
          </table:table-cell>
          <table:covered-table-cell/>
          <table:covered-table-cell/>
          <table:covered-table-cell/>
          <table:covered-table-cell/>
        </table:table-row>
        <table:table-row>
          <table:table-cell table:style-name="Tableau4.A4" office:value-type="string">
            <text:p text:style-name="P5">N° de test</text:p>
          </table:table-cell>
          <table:table-cell table:style-name="Tableau4.A4" office:value-type="string">
            <text:p text:style-name="P5">Entrée</text:p>
          </table:table-cell>
          <table:table-cell table:style-name="Tableau4.A4" office:value-type="string">
            <text:p text:style-name="P5">Résultat attendu</text:p>
          </table:table-cell>
          <table:table-cell table:style-name="Tableau4.A4" office:value-type="string">
            <text:p text:style-name="P5">Résultat observé</text:p>
          </table:table-cell>
          <table:table-cell table:style-name="Tableau4.A2" office:value-type="string">
            <text:p text:style-name="P5">Résultat du test</text:p>
          </table:table-cell>
        </table:table-row>
        <text:soft-page-break/>
        <table:table-row>
          <table:table-cell table:style-name="Tableau4.A5" office:value-type="float" office:value="1">
            <text:p text:style-name="P5">1</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
          </table:table-cell>
          <table:table-cell table:style-name="Tableau4.A2" office:value-type="string">
            <text:p text:style-name="P5"/>
          </table:table-cell>
        </table:table-row>
        <table:table-row>
          <table:table-cell table:style-name="Tableau4.A5" office:value-type="float" office:value="2">
            <text:p text:style-name="P5">2</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
          </table:table-cell>
          <table:table-cell table:style-name="Tableau4.A2" office:value-type="string">
            <text:p text:style-name="P5"/>
          </table:table-cell>
        </table:table-row>
        <table:table-row>
          <table:table-cell table:style-name="Tableau4.A5" office:value-type="float" office:value="3">
            <text:p text:style-name="P5">3</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
          </table:table-cell>
          <table:table-cell table:style-name="Tableau4.A2" office:value-type="string">
            <text:p text:style-name="P5"/>
          </table:table-cell>
        </table:table-row>
      </table:table>
      <text:p text:style-name="P2"/>
      <table:table table:name="Tableau6" table:style-name="Tableau6">
        <table:table-column table:style-name="Tableau6.A"/>
        <table:table-column table:style-name="Tableau6.B"/>
        <table:table-column table:style-name="Tableau6.C"/>
        <table:table-column table:style-name="Tableau6.D"/>
        <table:table-column table:style-name="Tableau6.E"/>
        <table:table-row>
          <table:table-cell table:style-name="Tableau6.A1" table:number-columns-spanned="5" office:value-type="string">
            <text:p text:style-name="P5">Référence du test appliqué : Inscription</text:p>
          </table:table-cell>
          <table:covered-table-cell/>
          <table:covered-table-cell/>
          <table:covered-table-cell/>
          <table:covered-table-cell/>
        </table:table-row>
        <table:table-row>
          <table:table-cell table:style-name="Tableau6.A2" table:number-columns-spanned="5" office:value-type="string">
            <text:p text:style-name="P5">Responsable : PARCIANY Benjamin</text:p>
          </table:table-cell>
          <table:covered-table-cell/>
          <table:covered-table-cell/>
          <table:covered-table-cell/>
          <table:covered-table-cell/>
        </table:table-row>
        <table:table-row>
          <table:table-cell table:style-name="Tableau6.A2" table:number-columns-spanned="5" office:value-type="string">
            <text:p text:style-name="P5">Date de l'application du test : </text:p>
          </table:table-cell>
          <table:covered-table-cell/>
          <table:covered-table-cell/>
          <table:covered-table-cell/>
          <table:covered-table-cell/>
        </table:table-row>
        <table:table-row>
          <table:table-cell table:style-name="Tableau6.A4" office:value-type="string">
            <text:p text:style-name="P5">N° de test</text:p>
          </table:table-cell>
          <table:table-cell table:style-name="Tableau6.A4" office:value-type="string">
            <text:p text:style-name="P5">Entrée</text:p>
          </table:table-cell>
          <table:table-cell table:style-name="Tableau6.A4" office:value-type="string">
            <text:p text:style-name="P5">Résultat attendu</text:p>
          </table:table-cell>
          <table:table-cell table:style-name="Tableau6.A4" office:value-type="string">
            <text:p text:style-name="P5">Résultat observé</text:p>
          </table:table-cell>
          <table:table-cell table:style-name="Tableau6.A2" office:value-type="string">
            <text:p text:style-name="P5">Résultat du test</text:p>
          </table:table-cell>
        </table:table-row>
        <table:table-row>
          <table:table-cell table:style-name="Tableau6.A5" office:value-type="float" office:value="1">
            <text:p text:style-name="P5">1</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
          </table:table-cell>
          <table:table-cell table:style-name="Tableau6.A2" office:value-type="string">
            <text:p text:style-name="P5"/>
          </table:table-cell>
        </table:table-row>
        <table:table-row>
          <table:table-cell table:style-name="Tableau6.A5" office:value-type="float" office:value="2">
            <text:p text:style-name="P5">2</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
          </table:table-cell>
          <table:table-cell table:style-name="Tableau6.A2" office:value-type="string">
            <text:p text:style-name="P5"/>
          </table:table-cell>
        </table:table-row>
        <table:table-row>
          <table:table-cell table:style-name="Tableau6.A5" office:value-type="float" office:value="3">
            <text:p text:style-name="P5">3</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
          </table:table-cell>
          <table:table-cell table:style-name="Tableau6.A2" office:value-type="string">
            <text:p text:style-name="P5"/>
          </table:table-cell>
        </table:table-row>
      </table:table>
      <text:p text:style-name="P2"/>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table:number-columns-spanned="5" office:value-type="string">
            <text:p text:style-name="P5">Référence du test appliqué : Connexion</text:p>
          </table:table-cell>
          <table:covered-table-cell/>
          <table:covered-table-cell/>
          <table:covered-table-cell/>
          <table:covered-table-cell/>
        </table:table-row>
        <table:table-row>
          <table:table-cell table:style-name="Tableau15.A2" table:number-columns-spanned="5" office:value-type="string">
            <text:p text:style-name="P5">Responsable : PARCIANY Benjamin</text:p>
          </table:table-cell>
          <table:covered-table-cell/>
          <table:covered-table-cell/>
          <table:covered-table-cell/>
          <table:covered-table-cell/>
        </table:table-row>
        <table:table-row>
          <table:table-cell table:style-name="Tableau15.A2" table:number-columns-spanned="5" office:value-type="string">
            <text:p text:style-name="P5">Date de l'application du test : </text:p>
          </table:table-cell>
          <table:covered-table-cell/>
          <table:covered-table-cell/>
          <table:covered-table-cell/>
          <table:covered-table-cell/>
        </table:table-row>
        <table:table-row>
          <table:table-cell table:style-name="Tableau15.A4" office:value-type="string">
            <text:p text:style-name="P5">N° de test</text:p>
          </table:table-cell>
          <table:table-cell table:style-name="Tableau15.A4" office:value-type="string">
            <text:p text:style-name="P5">Entrée</text:p>
          </table:table-cell>
          <table:table-cell table:style-name="Tableau15.A4" office:value-type="string">
            <text:p text:style-name="P5">Résultat attendu</text:p>
          </table:table-cell>
          <table:table-cell table:style-name="Tableau15.A4" office:value-type="string">
            <text:p text:style-name="P5">Résultat observé</text:p>
          </table:table-cell>
          <table:table-cell table:style-name="Tableau15.A2" office:value-type="string">
            <text:p text:style-name="P5">Résultat du test</text:p>
          </table:table-cell>
        </table:table-row>
        <table:table-row>
          <table:table-cell table:style-name="Tableau15.A5" office:value-type="float" office:value="1">
            <text:p text:style-name="P5">1</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
          </table:table-cell>
          <table:table-cell table:style-name="Tableau15.A2" office:value-type="string">
            <text:p text:style-name="P5"/>
          </table:table-cell>
        </table:table-row>
        <table:table-row>
          <table:table-cell table:style-name="Tableau15.A5" office:value-type="float" office:value="2">
            <text:p text:style-name="P5">2</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
          </table:table-cell>
          <table:table-cell table:style-name="Tableau15.A2" office:value-type="string">
            <text:p text:style-name="P5"/>
          </table:table-cell>
        </table:table-row>
        <table:table-row>
          <table:table-cell table:style-name="Tableau15.A5" office:value-type="float" office:value="3">
            <text:p text:style-name="P5">3</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
          </table:table-cell>
          <table:table-cell table:style-name="Tableau15.A2" office:value-type="string">
            <text:p text:style-name="P5"/>
          </table:table-cell>
        </table:table-row>
      </table:table>
      <text:p text:style-name="P2"/>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5" office:value-type="string">
            <text:p text:style-name="P5">Référence du test appliqué : Principale</text:p>
          </table:table-cell>
          <table:covered-table-cell/>
          <table:covered-table-cell/>
          <table:covered-table-cell/>
          <table:covered-table-cell/>
        </table:table-row>
        <table:table-row>
          <table:table-cell table:style-name="Tableau16.A2" table:number-columns-spanned="5" office:value-type="string">
            <text:p text:style-name="P5">Responsable : PARCIANY Benjamin</text:p>
          </table:table-cell>
          <table:covered-table-cell/>
          <table:covered-table-cell/>
          <table:covered-table-cell/>
          <table:covered-table-cell/>
        </table:table-row>
        <table:table-row>
          <table:table-cell table:style-name="Tableau16.A2" table:number-columns-spanned="5" office:value-type="string">
            <text:p text:style-name="P5">Date de l'application du test : </text:p>
          </table:table-cell>
          <table:covered-table-cell/>
          <table:covered-table-cell/>
          <table:covered-table-cell/>
          <table:covered-table-cell/>
        </table:table-row>
        <table:table-row>
          <table:table-cell table:style-name="Tableau16.A4" office:value-type="string">
            <text:p text:style-name="P5">N° de test</text:p>
          </table:table-cell>
          <table:table-cell table:style-name="Tableau16.A4" office:value-type="string">
            <text:p text:style-name="P5">Entrée</text:p>
          </table:table-cell>
          <table:table-cell table:style-name="Tableau16.A4" office:value-type="string">
            <text:p text:style-name="P5">Résultat attendu</text:p>
          </table:table-cell>
          <table:table-cell table:style-name="Tableau16.A4" office:value-type="string">
            <text:p text:style-name="P5">Résultat observé</text:p>
          </table:table-cell>
          <table:table-cell table:style-name="Tableau16.A2" office:value-type="string">
            <text:p text:style-name="P5">Résultat du test</text:p>
          </table:table-cell>
        </table:table-row>
        <text:soft-page-break/>
        <table:table-row>
          <table:table-cell table:style-name="Tableau16.A5" office:value-type="float" office:value="1">
            <text:p text:style-name="P5">1</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
          </table:table-cell>
          <table:table-cell table:style-name="Tableau16.A2" office:value-type="string">
            <text:p text:style-name="P5"/>
          </table:table-cell>
        </table:table-row>
        <table:table-row>
          <table:table-cell table:style-name="Tableau16.A5" office:value-type="float" office:value="2">
            <text:p text:style-name="P5">2</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
          </table:table-cell>
          <table:table-cell table:style-name="Tableau16.A2" office:value-type="string">
            <text:p text:style-name="P5"/>
          </table:table-cell>
        </table:table-row>
        <table:table-row>
          <table:table-cell table:style-name="Tableau16.A5" office:value-type="float" office:value="3">
            <text:p text:style-name="P5">3</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
          </table:table-cell>
          <table:table-cell table:style-name="Tableau16.A2" office:value-type="string">
            <text:p text:style-name="P5"/>
          </table:table-cell>
        </table:table-row>
      </table:table>
      <text:p text:style-name="P2"/>
      <table:table table:name="Tableau58" table:style-name="Tableau58">
        <table:table-column table:style-name="Tableau58.A"/>
        <table:table-column table:style-name="Tableau58.B"/>
        <table:table-column table:style-name="Tableau58.C"/>
        <table:table-column table:style-name="Tableau58.D"/>
        <table:table-column table:style-name="Tableau58.E"/>
        <table:table-row>
          <table:table-cell table:style-name="Tableau58.A1" table:number-columns-spanned="5" office:value-type="string">
            <text:p text:style-name="P5">Référence du test appliqué : Administrateur</text:p>
          </table:table-cell>
          <table:covered-table-cell/>
          <table:covered-table-cell/>
          <table:covered-table-cell/>
          <table:covered-table-cell/>
        </table:table-row>
        <table:table-row>
          <table:table-cell table:style-name="Tableau58.A2" table:number-columns-spanned="5" office:value-type="string">
            <text:p text:style-name="P5">Responsable : PARCIANY Benjamin</text:p>
          </table:table-cell>
          <table:covered-table-cell/>
          <table:covered-table-cell/>
          <table:covered-table-cell/>
          <table:covered-table-cell/>
        </table:table-row>
        <table:table-row>
          <table:table-cell table:style-name="Tableau58.A2" table:number-columns-spanned="5" office:value-type="string">
            <text:p text:style-name="P5">Date de l'application du test : </text:p>
          </table:table-cell>
          <table:covered-table-cell/>
          <table:covered-table-cell/>
          <table:covered-table-cell/>
          <table:covered-table-cell/>
        </table:table-row>
        <table:table-row>
          <table:table-cell table:style-name="Tableau58.A4" office:value-type="string">
            <text:p text:style-name="P5">N° de test</text:p>
          </table:table-cell>
          <table:table-cell table:style-name="Tableau58.A4" office:value-type="string">
            <text:p text:style-name="P5">Entrée</text:p>
          </table:table-cell>
          <table:table-cell table:style-name="Tableau58.A4" office:value-type="string">
            <text:p text:style-name="P5">Résultat attendu</text:p>
          </table:table-cell>
          <table:table-cell table:style-name="Tableau58.A4" office:value-type="string">
            <text:p text:style-name="P5">Résultat observé</text:p>
          </table:table-cell>
          <table:table-cell table:style-name="Tableau58.A2" office:value-type="string">
            <text:p text:style-name="P5">Résultat du test</text:p>
          </table:table-cell>
        </table:table-row>
        <table:table-row>
          <table:table-cell table:style-name="Tableau58.A5" office:value-type="float" office:value="1">
            <text:p text:style-name="P5">1</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
          </table:table-cell>
          <table:table-cell table:style-name="Tableau58.A2" office:value-type="string">
            <text:p text:style-name="P5"/>
          </table:table-cell>
        </table:table-row>
        <table:table-row>
          <table:table-cell table:style-name="Tableau58.A5" office:value-type="float" office:value="2">
            <text:p text:style-name="P5">2</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
          </table:table-cell>
          <table:table-cell table:style-name="Tableau58.A2" office:value-type="string">
            <text:p text:style-name="P5"/>
          </table:table-cell>
        </table:table-row>
        <table:table-row>
          <table:table-cell table:style-name="Tableau58.A5" office:value-type="float" office:value="3">
            <text:p text:style-name="P5">3</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
          </table:table-cell>
          <table:table-cell table:style-name="Tableau58.A2" office:value-type="string">
            <text:p text:style-name="P5"/>
          </table:table-cell>
        </table:table-row>
      </table:table>
      <text:p text:style-name="P2"/>
      <table:table table:name="Tableau27" table:style-name="Tableau27">
        <table:table-column table:style-name="Tableau27.A"/>
        <table:table-column table:style-name="Tableau27.B"/>
        <table:table-column table:style-name="Tableau27.C"/>
        <table:table-column table:style-name="Tableau27.D"/>
        <table:table-column table:style-name="Tableau27.E"/>
        <table:table-row>
          <table:table-cell table:style-name="Tableau27.A1" table:number-columns-spanned="5" office:value-type="string">
            <text:p text:style-name="P5">Référence du test appliqué : Connexion RPI Zéro</text:p>
          </table:table-cell>
          <table:covered-table-cell/>
          <table:covered-table-cell/>
          <table:covered-table-cell/>
          <table:covered-table-cell/>
        </table:table-row>
        <table:table-row>
          <table:table-cell table:style-name="Tableau27.A2" table:number-columns-spanned="5" office:value-type="string">
            <text:p text:style-name="P5">Responsable : PARCIANY Benjamin</text:p>
          </table:table-cell>
          <table:covered-table-cell/>
          <table:covered-table-cell/>
          <table:covered-table-cell/>
          <table:covered-table-cell/>
        </table:table-row>
        <table:table-row>
          <table:table-cell table:style-name="Tableau27.A2" table:number-columns-spanned="5" office:value-type="string">
            <text:p text:style-name="P5">Date de l'application du test : </text:p>
          </table:table-cell>
          <table:covered-table-cell/>
          <table:covered-table-cell/>
          <table:covered-table-cell/>
          <table:covered-table-cell/>
        </table:table-row>
        <table:table-row>
          <table:table-cell table:style-name="Tableau27.A4" office:value-type="string">
            <text:p text:style-name="P5">N° de test</text:p>
          </table:table-cell>
          <table:table-cell table:style-name="Tableau27.A4" office:value-type="string">
            <text:p text:style-name="P5">Entrée</text:p>
          </table:table-cell>
          <table:table-cell table:style-name="Tableau27.A4" office:value-type="string">
            <text:p text:style-name="P5">Sortie (Résultat attendu)</text:p>
          </table:table-cell>
          <table:table-cell table:style-name="Tableau27.A4" office:value-type="string">
            <text:p text:style-name="P5">Résultat observé</text:p>
          </table:table-cell>
          <table:table-cell table:style-name="Tableau27.A2" office:value-type="string">
            <text:p text:style-name="P5">Résultat du test</text:p>
          </table:table-cell>
        </table:table-row>
        <table:table-row>
          <table:table-cell table:style-name="Tableau27.A5" office:value-type="float" office:value="1">
            <text:p text:style-name="P5">1</text:p>
          </table:table-cell>
          <table:table-cell table:style-name="Tableau27.A4" office:value-type="string">
            <text:p text:style-name="P5">Ssh pi@pi1</text:p>
          </table:table-cell>
          <table:table-cell table:style-name="Tableau27.A4" office:value-type="string">
            <text:p text:style-name="P5">Connexion au nœud 1 </text:p>
          </table:table-cell>
          <table:table-cell table:style-name="Tableau27.A2" office:value-type="string">
            <text:p text:style-name="P5"/>
          </table:table-cell>
          <table:table-cell table:style-name="Tableau27.A2" office:value-type="string">
            <text:p text:style-name="P5"/>
          </table:table-cell>
        </table:table-row>
        <table:table-row>
          <table:table-cell table:style-name="Tableau27.A5" office:value-type="float" office:value="2">
            <text:p text:style-name="P5">2</text:p>
          </table:table-cell>
          <table:table-cell table:style-name="Tableau27.A4" office:value-type="string">
            <text:p text:style-name="P5">Ssh pi@pi2</text:p>
          </table:table-cell>
          <table:table-cell table:style-name="Tableau27.A4" office:value-type="string">
            <text:p text:style-name="P5">Connexion au nœud 2</text:p>
          </table:table-cell>
          <table:table-cell table:style-name="Tableau27.A2" office:value-type="string">
            <text:p text:style-name="P5"/>
          </table:table-cell>
          <table:table-cell table:style-name="Tableau27.A2" office:value-type="string">
            <text:p text:style-name="P5"/>
          </table:table-cell>
        </table:table-row>
        <table:table-row>
          <table:table-cell table:style-name="Tableau27.A5" office:value-type="float" office:value="3">
            <text:p text:style-name="P5">3</text:p>
          </table:table-cell>
          <table:table-cell table:style-name="Tableau27.A4" office:value-type="string">
            <text:p text:style-name="P5">Ssh pi@pi3</text:p>
          </table:table-cell>
          <table:table-cell table:style-name="Tableau27.A4" office:value-type="string">
            <text:p text:style-name="P5">Connexion au nœud 3</text:p>
          </table:table-cell>
          <table:table-cell table:style-name="Tableau27.A2" office:value-type="string">
            <text:p text:style-name="P5"/>
          </table:table-cell>
          <table:table-cell table:style-name="Tableau27.A2" office:value-type="string">
            <text:p text:style-name="P5"/>
          </table:table-cell>
        </table:table-row>
        <table:table-row>
          <table:table-cell table:style-name="Tableau27.A5" office:value-type="float" office:value="4">
            <text:p text:style-name="P5">4</text:p>
          </table:table-cell>
          <table:table-cell table:style-name="Tableau27.A4" office:value-type="string">
            <text:p text:style-name="P5">Ssh pi@pi4</text:p>
          </table:table-cell>
          <table:table-cell table:style-name="Tableau27.A4" office:value-type="string">
            <text:p text:style-name="P5">Connexion au nœud 4</text:p>
          </table:table-cell>
          <table:table-cell table:style-name="Tableau27.A2" office:value-type="string">
            <text:p text:style-name="P5"/>
          </table:table-cell>
          <table:table-cell table:style-name="Tableau27.A2" office:value-type="string">
            <text:p text:style-name="P5"/>
          </table:table-cell>
        </table:table-row>
      </table:table>
      <text:p text:style-name="P2"/>
      <table:table table:name="Tableau29" table:style-name="Tableau29">
        <table:table-column table:style-name="Tableau29.A"/>
        <table:table-column table:style-name="Tableau29.B"/>
        <table:table-column table:style-name="Tableau29.C"/>
        <table:table-column table:style-name="Tableau29.D"/>
        <table:table-column table:style-name="Tableau29.E"/>
        <table:table-row>
          <table:table-cell table:style-name="Tableau29.A1" table:number-columns-spanned="5" office:value-type="string">
            <text:p text:style-name="P5">Référence du test appliqué : Connexion RPI Host</text:p>
          </table:table-cell>
          <table:covered-table-cell/>
          <table:covered-table-cell/>
          <table:covered-table-cell/>
          <table:covered-table-cell/>
        </table:table-row>
        <table:table-row>
          <table:table-cell table:style-name="Tableau29.A2" table:number-columns-spanned="5" office:value-type="string">
            <text:p text:style-name="P5">Responsable : PARCIANY Benjamin</text:p>
          </table:table-cell>
          <table:covered-table-cell/>
          <table:covered-table-cell/>
          <table:covered-table-cell/>
          <table:covered-table-cell/>
        </table:table-row>
        <table:table-row>
          <table:table-cell table:style-name="Tableau29.A2" table:number-columns-spanned="5" office:value-type="string">
            <text:p text:style-name="P5">Date de l'application du test : </text:p>
          </table:table-cell>
          <table:covered-table-cell/>
          <table:covered-table-cell/>
          <table:covered-table-cell/>
          <table:covered-table-cell/>
        </table:table-row>
        <table:table-row>
          <table:table-cell table:style-name="Tableau29.A4" office:value-type="string">
            <text:p text:style-name="P5">N° de test</text:p>
          </table:table-cell>
          <table:table-cell table:style-name="Tableau29.A4" office:value-type="string">
            <text:p text:style-name="P5">Entrée</text:p>
          </table:table-cell>
          <table:table-cell table:style-name="Tableau29.A4" office:value-type="string">
            <text:p text:style-name="P5">Sortie (Résultat attendu)</text:p>
          </table:table-cell>
          <table:table-cell table:style-name="Tableau29.A4" office:value-type="string">
            <text:p text:style-name="P5">Résultat observé</text:p>
          </table:table-cell>
          <table:table-cell table:style-name="Tableau29.A2" office:value-type="string">
            <text:p text:style-name="P5">Résultat du test</text:p>
          </table:table-cell>
        </table:table-row>
        <table:table-row>
          <table:table-cell table:style-name="Tableau29.A5" office:value-type="float" office:value="1">
            <text:p text:style-name="P5">1</text:p>
          </table:table-cell>
          <table:table-cell table:style-name="Tableau29.A4" office:value-type="string">
            <text:p text:style-name="P7"><text:span text:style-name="T2">Ssh dev@</text:span>85.170.243.176</text:p>
          </table:table-cell>
          <table:table-cell table:style-name="Tableau29.A4" office:value-type="string">
            <text:p text:style-name="P5">Connexion au RPI Host</text:p>
          </table:table-cell>
          <table:table-cell table:style-name="Tableau29.A2" office:value-type="string">
            <text:p text:style-name="P5"/>
          </table:table-cell>
          <table:table-cell table:style-name="Tableau29.A2" office:value-type="string">
            <text:p text:style-name="P5"/>
          </table:table-cell>
        </table:table-row>
      </table:table>
      <text:p text:style-name="P2"><text:soft-page-break/><text:tab/></text:p>
      <text:list xml:id="list1530515702341931909" text:style-name="L3">
        <text:list-item>
          <text:list>
            <text:list-item>
              <text:p text:style-name="P12">Tests d'intégration</text:p>
            </text:list-item>
          </text:list>
        </text:list-item>
      </text:list>
      <text:p text:style-name="P2"/>
      <text:list xml:id="list35751159" text:continue-numbering="true" text:style-name="L3">
        <text:list-item>
          <text:list>
            <text:list-item>
              <text:list>
                <text:list-item>
                  <text:p text:style-name="P12">Campagnes des tests d'intégration</text:p>
                </text:list-item>
              </text:list>
            </text:list-item>
          </text:list>
        </text:list-item>
      </text:list>
      <text:list xml:id="list35744669" text:continue-list="list35759054" text:style-name="L2">
        <text:list-item>
          <text:list>
            <text:list-item>
              <text:list>
                <text:list-header>
                  <text:p text:style-name="P11"/>
                </text:list-header>
              </text:list>
            </text:list-item>
          </text:list>
        </text:list-item>
      </text:list>
      <table:table table:name="Tableau5" table:style-name="Tableau5">
        <table:table-column table:style-name="Tableau5.A"/>
        <table:table-column table:style-name="Tableau5.B"/>
        <table:table-row>
          <table:table-cell table:style-name="Tableau5.A1" table:number-columns-spanned="2" office:value-type="string">
            <text:p text:style-name="P5">Produit testé : BlitzCalc</text:p>
          </table:table-cell>
          <table:covered-table-cell/>
        </table:table-row>
        <table:table-row>
          <table:table-cell table:style-name="Tableau5.A2" table:number-columns-spanned="2" office:value-type="string">
            <text:p text:style-name="P6">Configuration logicielle : Aucune</text:p>
          </table:table-cell>
          <table:covered-table-cell/>
        </table:table-row>
        <table:table-row>
          <table:table-cell table:style-name="Tableau5.A2" table:number-columns-spanned="2" office:value-type="string">
            <text:p text:style-name="P6">Configuration matérielle : Aucune</text:p>
          </table:table-cell>
          <table:covered-table-cell/>
        </table:table-row>
        <table:table-row>
          <table:table-cell table:style-name="Tableau5.A4" office:value-type="string">
            <text:p text:style-name="P5">Date de début : 20/11/2023</text:p>
          </table:table-cell>
          <table:table-cell table:style-name="Tableau5.A2" office:value-type="string">
            <text:p text:style-name="P6">Date de finalisation :</text:p>
          </table:table-cell>
        </table:table-row>
        <table:table-row>
          <table:table-cell table:style-name="Tableau5.A2" table:number-columns-spanned="2" office:value-type="string">
            <text:p text:style-name="P6">Tests à appliquer : liste de références aux descriptions des tests</text:p>
          </table:table-cell>
          <table:covered-table-cell/>
        </table:table-row>
        <table:table-row>
          <table:table-cell table:style-name="Tableau5.A2" table:number-columns-spanned="2" office:value-type="string">
            <text:p text:style-name="P5">Responsable de la campagne de test : PARCIANY Benjamin</text:p>
          </table:table-cell>
          <table:covered-table-cell/>
        </table:table-row>
      </table:table>
      <text:list xml:id="list35762792" text:continue-numbering="true" text:style-name="L2">
        <text:list-item>
          <text:list>
            <text:list-item>
              <text:list>
                <text:list-header>
                  <text:p text:style-name="P11"/>
                </text:list-header>
              </text:list>
            </text:list-item>
          </text:list>
        </text:list-item>
      </text:list>
      <text:p text:style-name="P2"><text:tab/><text:tab/>3.2.2 Tests d'intégration</text:p>
      <text:list xml:id="list35742468" text:continue-numbering="true" text:style-name="L2">
        <text:list-item>
          <text:list>
            <text:list-item>
              <text:list>
                <text:list-header>
                  <text:p text:style-name="P11"/>
                </text:list-header>
              </text:list>
            </text:list-item>
          </text:list>
        </text:list-item>
      </text:list>
      <table:table table:name="Tableau7" table:style-name="Tableau7">
        <table:table-column table:style-name="Tableau7.A"/>
        <table:table-column table:style-name="Tableau7.B"/>
        <table:table-column table:style-name="Tableau7.C"/>
        <table:table-row>
          <table:table-cell table:style-name="Tableau7.A1" table:number-columns-spanned="2" office:value-type="string">
            <text:p text:style-name="P5">Identification du test : Accueil - Bouton « se connecter »</text:p>
          </table:table-cell>
          <table:covered-table-cell/>
          <table:table-cell table:style-name="Tableau7.C1" office:value-type="string">
            <text:p text:style-name="P5">Version : 20/11/2023</text:p>
          </table:table-cell>
        </table:table-row>
        <table:table-row>
          <table:table-cell table:style-name="Tableau7.A2" table:number-columns-spanned="3" office:value-type="string">
            <text:p text:style-name="P7"><text:span text:style-name="T2">Description du test : </text:span><text:span text:style-name="T3">Le bouton « se connecter » de la page d'accueil redirige l'utilisateur vers la page de connexion.</text:span></text:p>
          </table:table-cell>
          <table:covered-table-cell/>
          <table:covered-table-cell/>
        </table:table-row>
        <table:table-row>
          <table:table-cell table:style-name="Tableau7.A2" table:number-columns-spanned="3" office:value-type="string">
            <text:p text:style-name="P6">Ressources requises : navigateur web</text:p>
          </table:table-cell>
          <table:covered-table-cell/>
          <table:covered-table-cell/>
        </table:table-row>
        <table:table-row>
          <table:table-cell table:style-name="Tableau7.A2" table:number-columns-spanned="3" office:value-type="string">
            <text:p text:style-name="P5">Responsable : PARCIANY Benjamin</text:p>
          </table:table-cell>
          <table:covered-table-cell/>
          <table:covered-table-cell/>
        </table:table-row>
        <table:table-row table:style-name="Tableau7.5">
          <table:table-cell table:style-name="Tableau7.A5" office:value-type="string">
            <text:p text:style-name="P5">N° de test</text:p>
          </table:table-cell>
          <table:table-cell table:style-name="Tableau7.A5" office:value-type="string">
            <text:p text:style-name="P5">Entrée</text:p>
          </table:table-cell>
          <table:table-cell table:style-name="Tableau7.A2" office:value-type="string">
            <text:p text:style-name="P5">Sortie (Résultat attendu)</text:p>
          </table:table-cell>
        </table:table-row>
        <table:table-row>
          <table:table-cell table:style-name="Tableau7.A6" office:value-type="float" office:value="1">
            <text:p text:style-name="P5">1</text:p>
          </table:table-cell>
          <table:table-cell table:style-name="Tableau7.A5" office:value-type="string">
            <text:p text:style-name="P5">Cliquer sur le bouton</text:p>
          </table:table-cell>
          <table:table-cell table:style-name="Tableau7.A2" office:value-type="string">
            <text:p text:style-name="P5">Redirection vers la page de connexion</text:p>
          </table:table-cell>
        </table:table-row>
      </table:table>
      <text:p text:style-name="P4"/>
      <table:table table:name="Tableau8" table:style-name="Tableau8">
        <table:table-column table:style-name="Tableau8.A"/>
        <table:table-column table:style-name="Tableau8.B"/>
        <table:table-column table:style-name="Tableau8.C"/>
        <table:table-row>
          <table:table-cell table:style-name="Tableau8.A1" table:number-columns-spanned="2" office:value-type="string">
            <text:p text:style-name="P5">Identification du test : Accueil - Bouton « s'inscrire»</text:p>
          </table:table-cell>
          <table:covered-table-cell/>
          <table:table-cell table:style-name="Tableau8.C1" office:value-type="string">
            <text:p text:style-name="P5">Version : 20/11/2023</text:p>
          </table:table-cell>
        </table:table-row>
        <table:table-row>
          <table:table-cell table:style-name="Tableau8.A2" table:number-columns-spanned="3" office:value-type="string">
            <text:p text:style-name="P7"><text:span text:style-name="T2">Description du test : </text:span><text:span text:style-name="T3">Le bouton « s'inscrire» de la page d'accueil redirige l'utilisateur vers la page d'inscription.</text:span></text:p>
          </table:table-cell>
          <table:covered-table-cell/>
          <table:covered-table-cell/>
        </table:table-row>
        <table:table-row>
          <table:table-cell table:style-name="Tableau8.A2" table:number-columns-spanned="3" office:value-type="string">
            <text:p text:style-name="P6">Ressources requises : navigateur web</text:p>
          </table:table-cell>
          <table:covered-table-cell/>
          <table:covered-table-cell/>
        </table:table-row>
        <table:table-row>
          <table:table-cell table:style-name="Tableau8.A2" table:number-columns-spanned="3" office:value-type="string">
            <text:p text:style-name="P5">Responsable : PARCIANY Benjamin</text:p>
          </table:table-cell>
          <table:covered-table-cell/>
          <table:covered-table-cell/>
        </table:table-row>
        <table:table-row table:style-name="Tableau8.5">
          <table:table-cell table:style-name="Tableau8.A5" office:value-type="string">
            <text:p text:style-name="P5">N° de test</text:p>
          </table:table-cell>
          <table:table-cell table:style-name="Tableau8.A5" office:value-type="string">
            <text:p text:style-name="P5">Entrée</text:p>
          </table:table-cell>
          <table:table-cell table:style-name="Tableau8.A2" office:value-type="string">
            <text:p text:style-name="P5">Sortie (Résultat attendu)</text:p>
          </table:table-cell>
        </table:table-row>
        <table:table-row>
          <table:table-cell table:style-name="Tableau8.A6" office:value-type="float" office:value="1">
            <text:p text:style-name="P5">1</text:p>
          </table:table-cell>
          <table:table-cell table:style-name="Tableau8.A5" office:value-type="string">
            <text:p text:style-name="P5">Cliquer sur le bouton</text:p>
          </table:table-cell>
          <table:table-cell table:style-name="Tableau8.A2" office:value-type="string">
            <text:p text:style-name="P5">Redirection vers la page d'inscription</text:p>
          </table:table-cell>
        </table:table-row>
      </table:table>
      <text:p text:style-name="P2"/>
      <table:table table:name="Tableau17" table:style-name="Tableau17">
        <table:table-column table:style-name="Tableau17.A"/>
        <table:table-column table:style-name="Tableau17.B"/>
        <table:table-column table:style-name="Tableau17.C"/>
        <table:table-row>
          <table:table-cell table:style-name="Tableau17.A1" table:number-columns-spanned="2" office:value-type="string">
            <text:p text:style-name="P5">Identification du test : Accueil - Bouton «découvrir nos modules»</text:p>
          </table:table-cell>
          <table:covered-table-cell/>
          <table:table-cell table:style-name="Tableau17.C1" office:value-type="string">
            <text:p text:style-name="P5">Version : 20/11/2023</text:p>
          </table:table-cell>
        </table:table-row>
        <table:table-row>
          <table:table-cell table:style-name="Tableau17.A2" table:number-columns-spanned="3" office:value-type="string">
            <text:p text:style-name="P7"><text:span text:style-name="T2">Description du test : </text:span><text:span text:style-name="T3">Le bouton «découvrir nos modules» de la page d'accueil redirige l'utilisateur vers la page principale pour les utilisateurs non connectés.</text:span></text:p>
          </table:table-cell>
          <table:covered-table-cell/>
          <table:covered-table-cell/>
        </table:table-row>
        <table:table-row>
          <table:table-cell table:style-name="Tableau17.A2" table:number-columns-spanned="3" office:value-type="string">
            <text:p text:style-name="P6">Ressources requises : navigateur web</text:p>
          </table:table-cell>
          <table:covered-table-cell/>
          <table:covered-table-cell/>
        </table:table-row>
        <table:table-row>
          <table:table-cell table:style-name="Tableau17.A2" table:number-columns-spanned="3" office:value-type="string">
            <text:p text:style-name="P5">Responsable : PARCIANY Benjamin</text:p>
          </table:table-cell>
          <table:covered-table-cell/>
          <table:covered-table-cell/>
        </table:table-row>
        <table:table-row table:style-name="Tableau17.5">
          <table:table-cell table:style-name="Tableau17.A5" office:value-type="string">
            <text:p text:style-name="P5">N° de test</text:p>
          </table:table-cell>
          <table:table-cell table:style-name="Tableau17.A5" office:value-type="string">
            <text:p text:style-name="P5">Entrée</text:p>
          </table:table-cell>
          <table:table-cell table:style-name="Tableau17.A2" office:value-type="string">
            <text:p text:style-name="P5">Sortie (Résultat attendu)</text:p>
          </table:table-cell>
        </table:table-row>
        <table:table-row>
          <table:table-cell table:style-name="Tableau17.A6" office:value-type="float" office:value="1">
            <text:p text:style-name="P5">1</text:p>
          </table:table-cell>
          <table:table-cell table:style-name="Tableau17.A5" office:value-type="string">
            <text:p text:style-name="P5">Cliquer sur le bouton</text:p>
          </table:table-cell>
          <table:table-cell table:style-name="Tableau17.A2" office:value-type="string">
            <text:p text:style-name="P5">Redirection vers la page principale</text:p>
          </table:table-cell>
        </table:table-row>
      </table:table>
      <text:p text:style-name="P2"><text:soft-page-break/></text:p>
      <table:table table:name="Tableau10" table:style-name="Tableau10">
        <table:table-column table:style-name="Tableau10.A"/>
        <table:table-column table:style-name="Tableau10.B"/>
        <table:table-column table:style-name="Tableau10.C"/>
        <table:table-row>
          <table:table-cell table:style-name="Tableau10.A1" table:number-columns-spanned="2" office:value-type="string">
            <text:p text:style-name="P5">Identification du test : Inscription - Bouton « Valider »</text:p>
          </table:table-cell>
          <table:covered-table-cell/>
          <table:table-cell table:style-name="Tableau10.C1" office:value-type="string">
            <text:p text:style-name="P5">Version : 21/11/2023</text:p>
          </table:table-cell>
        </table:table-row>
        <table:table-row>
          <table:table-cell table:style-name="Tableau10.A2" table:number-columns-spanned="3" office:value-type="string">
            <text:p text:style-name="P7"><text:span text:style-name="T2">Description du test : </text:span><text:span text:style-name="T3">Le bouton «Valider» de la page d'inscription enregistre les informations renseignées par l'utilisateur, puis le redirige vers la page principale pour les utilisateurs connectés.</text:span></text:p>
          </table:table-cell>
          <table:covered-table-cell/>
          <table:covered-table-cell/>
        </table:table-row>
        <table:table-row>
          <table:table-cell table:style-name="Tableau10.A2" table:number-columns-spanned="3" office:value-type="string">
            <text:p text:style-name="P6">Ressources requises : navigateur web</text:p>
          </table:table-cell>
          <table:covered-table-cell/>
          <table:covered-table-cell/>
        </table:table-row>
        <table:table-row>
          <table:table-cell table:style-name="Tableau10.A2" table:number-columns-spanned="3" office:value-type="string">
            <text:p text:style-name="P5">Responsable : PARCIANY Benjamin</text:p>
          </table:table-cell>
          <table:covered-table-cell/>
          <table:covered-table-cell/>
        </table:table-row>
        <table:table-row table:style-name="Tableau10.5">
          <table:table-cell table:style-name="Tableau10.A5" office:value-type="string">
            <text:p text:style-name="P5">N° de test</text:p>
          </table:table-cell>
          <table:table-cell table:style-name="Tableau10.A5" office:value-type="string">
            <text:p text:style-name="P5">Entrée</text:p>
          </table:table-cell>
          <table:table-cell table:style-name="Tableau10.A2" office:value-type="string">
            <text:p text:style-name="P5">Sortie (Résultat attendu)</text:p>
          </table:table-cell>
        </table:table-row>
        <table:table-row>
          <table:table-cell table:style-name="Tableau10.A6" office:value-type="float" office:value="1">
            <text:p text:style-name="P5">1</text:p>
          </table:table-cell>
          <table:table-cell table:style-name="Tableau10.A5" office:value-type="string">
            <text:p text:style-name="P5">L'identifiant renseigné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2">
            <text:p text:style-name="P5">2</text:p>
          </table:table-cell>
          <table:table-cell table:style-name="Tableau10.A5" office:value-type="string">
            <text:p text:style-name="P5">L'adresse mail renseignée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3">
            <text:p text:style-name="P5">3</text:p>
          </table:table-cell>
          <table:table-cell table:style-name="Tableau10.A5" office:value-type="string">
            <text:p text:style-name="P5">L'identifiant et l'adresse mail renseignés n'existe pas dans la base de données</text:p>
          </table:table-cell>
          <table:table-cell table:style-name="Tableau10.A2" office:value-type="string">
            <text:p text:style-name="P5">Les informations de l'utilisateur sont enregistrées dans la base de données et l'utilisateur est redirigé vers la page principale</text:p>
          </table:table-cell>
        </table:table-row>
      </table:table>
      <text:p text:style-name="P2"/>
      <table:table table:name="Tableau13" table:style-name="Tableau13">
        <table:table-column table:style-name="Tableau13.A"/>
        <table:table-column table:style-name="Tableau13.B"/>
        <table:table-column table:style-name="Tableau13.C"/>
        <table:table-row>
          <table:table-cell table:style-name="Tableau13.A1" table:number-columns-spanned="2" office:value-type="string">
            <text:p text:style-name="P5">Identification du test : Inscription - Bouton «Se connecter»</text:p>
          </table:table-cell>
          <table:covered-table-cell/>
          <table:table-cell table:style-name="Tableau13.C1" office:value-type="string">
            <text:p text:style-name="P5">Version : 20/11/2023</text:p>
          </table:table-cell>
        </table:table-row>
        <table:table-row>
          <table:table-cell table:style-name="Tableau13.A2" table:number-columns-spanned="3" office:value-type="string">
            <text:p text:style-name="P7"><text:span text:style-name="T2">Description du test : </text:span><text:span text:style-name="T3">Le bouton «Se connecter» de la page d'inscription redirige l'utilisateur vers la page de connexion.</text:span></text:p>
          </table:table-cell>
          <table:covered-table-cell/>
          <table:covered-table-cell/>
        </table:table-row>
        <table:table-row>
          <table:table-cell table:style-name="Tableau13.A2" table:number-columns-spanned="3" office:value-type="string">
            <text:p text:style-name="P6">Ressources requises : navigateur web</text:p>
          </table:table-cell>
          <table:covered-table-cell/>
          <table:covered-table-cell/>
        </table:table-row>
        <table:table-row>
          <table:table-cell table:style-name="Tableau13.A2" table:number-columns-spanned="3" office:value-type="string">
            <text:p text:style-name="P5">Responsable : PARCIANY Benjamin</text:p>
          </table:table-cell>
          <table:covered-table-cell/>
          <table:covered-table-cell/>
        </table:table-row>
        <table:table-row table:style-name="Tableau13.5">
          <table:table-cell table:style-name="Tableau13.A5" office:value-type="string">
            <text:p text:style-name="P5">N° de test</text:p>
          </table:table-cell>
          <table:table-cell table:style-name="Tableau13.A5" office:value-type="string">
            <text:p text:style-name="P5">Entrée</text:p>
          </table:table-cell>
          <table:table-cell table:style-name="Tableau13.A2" office:value-type="string">
            <text:p text:style-name="P5">Sortie (Résultat attendu)</text:p>
          </table:table-cell>
        </table:table-row>
        <table:table-row>
          <table:table-cell table:style-name="Tableau13.A6" office:value-type="float" office:value="1">
            <text:p text:style-name="P5">1</text:p>
          </table:table-cell>
          <table:table-cell table:style-name="Tableau13.A5" office:value-type="string">
            <text:p text:style-name="P5">Cliquer sur le bouton</text:p>
          </table:table-cell>
          <table:table-cell table:style-name="Tableau13.A2" office:value-type="string">
            <text:p text:style-name="P5">Redirection vers la page de connexion</text:p>
          </table:table-cell>
        </table:table-row>
      </table:table>
      <text:p text:style-name="P2"/>
      <table:table table:name="Tableau21" table:style-name="Tableau21">
        <table:table-column table:style-name="Tableau21.A"/>
        <table:table-column table:style-name="Tableau21.B"/>
        <table:table-column table:style-name="Tableau21.C"/>
        <table:table-row>
          <table:table-cell table:style-name="Tableau21.A1" table:number-columns-spanned="2" office:value-type="string">
            <text:p text:style-name="P5">Identification du test : Connexion - Bouton « Valider »</text:p>
          </table:table-cell>
          <table:covered-table-cell/>
          <table:table-cell table:style-name="Tableau21.C1" office:value-type="string">
            <text:p text:style-name="P5">Version : 21/11/2023</text:p>
          </table:table-cell>
        </table:table-row>
        <table:table-row>
          <table:table-cell table:style-name="Tableau21.A2" table:number-columns-spanned="3" office:value-type="string">
            <text:p text:style-name="P7"><text:span text:style-name="T2">Description du test : </text:span><text:span text:style-name="T3">Le bouton «Valider» de la page de connexion authentifie l'utilisateur à l'aide des champs renseignés.</text:span></text:p>
            <text:p text:style-name="P8">Si l'utilisateur est l'administrateur, alors il est redirigé vers la page de l'administrateur.</text:p>
            <text:p text:style-name="P8">Si l'utilisateur n'est pas l'administrateur, alors il est redirigé vers la page principale.</text:p>
          </table:table-cell>
          <table:covered-table-cell/>
          <table:covered-table-cell/>
        </table:table-row>
        <table:table-row>
          <table:table-cell table:style-name="Tableau21.A2" table:number-columns-spanned="3" office:value-type="string">
            <text:p text:style-name="P6">Ressources requises : navigateur web</text:p>
          </table:table-cell>
          <table:covered-table-cell/>
          <table:covered-table-cell/>
        </table:table-row>
        <table:table-row>
          <table:table-cell table:style-name="Tableau21.A2" table:number-columns-spanned="3" office:value-type="string">
            <text:p text:style-name="P5">Responsable : PARCIANY Benjamin</text:p>
          </table:table-cell>
          <table:covered-table-cell/>
          <table:covered-table-cell/>
        </table:table-row>
        <table:table-row table:style-name="Tableau21.5">
          <table:table-cell table:style-name="Tableau21.A5" office:value-type="string">
            <text:p text:style-name="P5">N° de test</text:p>
          </table:table-cell>
          <table:table-cell table:style-name="Tableau21.A5" office:value-type="string">
            <text:p text:style-name="P5">Entrée</text:p>
          </table:table-cell>
          <table:table-cell table:style-name="Tableau21.A2" office:value-type="string">
            <text:p text:style-name="P5">Sortie (Résultat attendu)</text:p>
          </table:table-cell>
        </table:table-row>
        <table:table-row>
          <table:table-cell table:style-name="Tableau21.A6" office:value-type="float" office:value="1">
            <text:p text:style-name="P5">1</text:p>
          </table:table-cell>
          <table:table-cell table:style-name="Tableau21.A5" office:value-type="string">
            <text:p text:style-name="P5">Les champs renseignés correspondent à ceux de l'administrateur</text:p>
          </table:table-cell>
          <table:table-cell table:style-name="Tableau21.A2" office:value-type="string">
            <text:p text:style-name="P5">Redirection vers la page de <text:span text:style-name="T4">l'administrateur</text:span></text:p>
          </table:table-cell>
        </table:table-row>
        <table:table-row>
          <table:table-cell table:style-name="Tableau21.A6" office:value-type="float" office:value="2">
            <text:p text:style-name="P5">2</text:p>
          </table:table-cell>
          <table:table-cell table:style-name="Tableau21.A5" office:value-type="string">
            <text:p text:style-name="P5">Les champs renseignés correspondent à ceux d'un utilisateur quelconque </text:p>
          </table:table-cell>
          <table:table-cell table:style-name="Tableau21.A2" office:value-type="string">
            <text:p text:style-name="P5">Redirection vers la page principale.</text:p>
          </table:table-cell>
        </table:table-row>
        <text:soft-page-break/>
        <table:table-row>
          <table:table-cell table:style-name="Tableau21.A6" office:value-type="float" office:value="3">
            <text:p text:style-name="P5">3</text:p>
          </table:table-cell>
          <table:table-cell table:style-name="Tableau21.A5" office:value-type="string">
            <text:p text:style-name="P5">Les champs renseignés ne correspondent à aucun utilisateur enregistré dans la base de données</text:p>
          </table:table-cell>
          <table:table-cell table:style-name="Tableau21.A2" office:value-type="string">
            <text:p text:style-name="P5">Le page de connexion affiche une erreur.</text:p>
          </table:table-cell>
        </table:table-row>
      </table:table>
      <text:p text:style-name="P2"/>
      <table:table table:name="Tableau23" table:style-name="Tableau23">
        <table:table-column table:style-name="Tableau23.A"/>
        <table:table-column table:style-name="Tableau23.B"/>
        <table:table-column table:style-name="Tableau23.C"/>
        <table:table-row>
          <table:table-cell table:style-name="Tableau23.A1" table:number-columns-spanned="2" office:value-type="string">
            <text:p text:style-name="P5">Identification du test : Connexion - Bouton «Inscription»</text:p>
          </table:table-cell>
          <table:covered-table-cell/>
          <table:table-cell table:style-name="Tableau23.C1" office:value-type="string">
            <text:p text:style-name="P5">Version : 20/11/2023</text:p>
          </table:table-cell>
        </table:table-row>
        <table:table-row>
          <table:table-cell table:style-name="Tableau23.A2" table:number-columns-spanned="3" office:value-type="string">
            <text:p text:style-name="P7"><text:span text:style-name="T2">Description du test : </text:span><text:span text:style-name="T3">Le bouton «Inscription» de la page de connexion redirige l'utilisateur vers la page d'inscription.</text:span></text:p>
          </table:table-cell>
          <table:covered-table-cell/>
          <table:covered-table-cell/>
        </table:table-row>
        <table:table-row>
          <table:table-cell table:style-name="Tableau23.A2" table:number-columns-spanned="3" office:value-type="string">
            <text:p text:style-name="P6">Ressources requises : navigateur web</text:p>
          </table:table-cell>
          <table:covered-table-cell/>
          <table:covered-table-cell/>
        </table:table-row>
        <table:table-row>
          <table:table-cell table:style-name="Tableau23.A2" table:number-columns-spanned="3" office:value-type="string">
            <text:p text:style-name="P5">Responsable : PARCIANY Benjamin</text:p>
          </table:table-cell>
          <table:covered-table-cell/>
          <table:covered-table-cell/>
        </table:table-row>
        <table:table-row table:style-name="Tableau23.5">
          <table:table-cell table:style-name="Tableau23.A5" office:value-type="string">
            <text:p text:style-name="P5">N° de test</text:p>
          </table:table-cell>
          <table:table-cell table:style-name="Tableau23.A5" office:value-type="string">
            <text:p text:style-name="P5">Entrée</text:p>
          </table:table-cell>
          <table:table-cell table:style-name="Tableau23.A2" office:value-type="string">
            <text:p text:style-name="P5">Sortie (Résultat attendu)</text:p>
          </table:table-cell>
        </table:table-row>
        <table:table-row>
          <table:table-cell table:style-name="Tableau23.A6" office:value-type="float" office:value="1">
            <text:p text:style-name="P5">1</text:p>
          </table:table-cell>
          <table:table-cell table:style-name="Tableau23.A5" office:value-type="string">
            <text:p text:style-name="P5">Cliquer sur le bouton</text:p>
          </table:table-cell>
          <table:table-cell table:style-name="Tableau23.A2" office:value-type="string">
            <text:p text:style-name="P5">Redirection vers la page d'inscription</text:p>
          </table:table-cell>
        </table:table-row>
      </table:table>
      <text:p text:style-name="P2"/>
      <table:table table:name="Tableau24" table:style-name="Tableau24">
        <table:table-column table:style-name="Tableau24.A"/>
        <table:table-column table:style-name="Tableau24.B"/>
        <table:table-column table:style-name="Tableau24.C"/>
        <table:table-row>
          <table:table-cell table:style-name="Tableau24.A1" table:number-columns-spanned="2" office:value-type="string">
            <text:p text:style-name="P5">Identification du test : Principale - Bouton «Se connecter»</text:p>
          </table:table-cell>
          <table:covered-table-cell/>
          <table:table-cell table:style-name="Tableau24.C1" office:value-type="string">
            <text:p text:style-name="P5">Version : 20/11/2023</text:p>
          </table:table-cell>
        </table:table-row>
        <table:table-row>
          <table:table-cell table:style-name="Tableau24.A2" table:number-columns-spanned="3" office:value-type="string">
            <text:p text:style-name="P7"><text:span text:style-name="T2">Description du test : Lorsque l'utilisateur ne s'est pas connecté, la page principale affiche un bouton « Se connecter ». Ce bouton</text:span><text:span text:style-name="T3"> redirige l'utilisateur vers la page de connexion.</text:span></text:p>
          </table:table-cell>
          <table:covered-table-cell/>
          <table:covered-table-cell/>
        </table:table-row>
        <table:table-row>
          <table:table-cell table:style-name="Tableau24.A2" table:number-columns-spanned="3" office:value-type="string">
            <text:p text:style-name="P6">Ressources requises : navigateur web</text:p>
          </table:table-cell>
          <table:covered-table-cell/>
          <table:covered-table-cell/>
        </table:table-row>
        <table:table-row>
          <table:table-cell table:style-name="Tableau24.A2" table:number-columns-spanned="3" office:value-type="string">
            <text:p text:style-name="P5">Responsable : PARCIANY Benjamin</text:p>
          </table:table-cell>
          <table:covered-table-cell/>
          <table:covered-table-cell/>
        </table:table-row>
        <table:table-row table:style-name="Tableau24.5">
          <table:table-cell table:style-name="Tableau24.A5" office:value-type="string">
            <text:p text:style-name="P5">N° de test</text:p>
          </table:table-cell>
          <table:table-cell table:style-name="Tableau24.A5" office:value-type="string">
            <text:p text:style-name="P5">Entrée</text:p>
          </table:table-cell>
          <table:table-cell table:style-name="Tableau24.A2" office:value-type="string">
            <text:p text:style-name="P5">Sortie (Résultat attendu)</text:p>
          </table:table-cell>
        </table:table-row>
        <table:table-row>
          <table:table-cell table:style-name="Tableau24.A6" office:value-type="float" office:value="1">
            <text:p text:style-name="P5">1</text:p>
          </table:table-cell>
          <table:table-cell table:style-name="Tableau24.A5" office:value-type="string">
            <text:p text:style-name="P5">Cliquer sur le bouton</text:p>
          </table:table-cell>
          <table:table-cell table:style-name="Tableau24.A2" office:value-type="string">
            <text:p text:style-name="P5">Redirection vers la page de connexion</text:p>
          </table:table-cell>
        </table:table-row>
      </table:table>
      <text:p text:style-name="P2"/>
      <table:table table:name="Tableau22" table:style-name="Tableau22">
        <table:table-column table:style-name="Tableau22.A"/>
        <table:table-column table:style-name="Tableau22.B"/>
        <table:table-column table:style-name="Tableau22.C"/>
        <table:table-row>
          <table:table-cell table:style-name="Tableau22.A1" table:number-columns-spanned="2" office:value-type="string">
            <text:p text:style-name="P5">Identification du test : Principale - Bouton «S'inscrire»</text:p>
          </table:table-cell>
          <table:covered-table-cell/>
          <table:table-cell table:style-name="Tableau22.C1" office:value-type="string">
            <text:p text:style-name="P5">Version : 20/11/2023</text:p>
          </table:table-cell>
        </table:table-row>
        <table:table-row>
          <table:table-cell table:style-name="Tableau22.A2" table:number-columns-spanned="3" office:value-type="string">
            <text:p text:style-name="P7"><text:span text:style-name="T2">Description du test : Lorsque l'utilisateur ne s'est pas connecté, la page principale affiche un bouton «S'inscrire». Ce bouton</text:span><text:span text:style-name="T3"> redirige l'utilisateur vers la page d'inscription.</text:span></text:p>
          </table:table-cell>
          <table:covered-table-cell/>
          <table:covered-table-cell/>
        </table:table-row>
        <table:table-row>
          <table:table-cell table:style-name="Tableau22.A2" table:number-columns-spanned="3" office:value-type="string">
            <text:p text:style-name="P6">Ressources requises : navigateur web</text:p>
          </table:table-cell>
          <table:covered-table-cell/>
          <table:covered-table-cell/>
        </table:table-row>
        <table:table-row>
          <table:table-cell table:style-name="Tableau22.A2" table:number-columns-spanned="3" office:value-type="string">
            <text:p text:style-name="P5">Responsable : PARCIANY Benjamin</text:p>
          </table:table-cell>
          <table:covered-table-cell/>
          <table:covered-table-cell/>
        </table:table-row>
        <table:table-row table:style-name="Tableau22.5">
          <table:table-cell table:style-name="Tableau22.A5" office:value-type="string">
            <text:p text:style-name="P5">N° de test</text:p>
          </table:table-cell>
          <table:table-cell table:style-name="Tableau22.A5" office:value-type="string">
            <text:p text:style-name="P5">Entrée</text:p>
          </table:table-cell>
          <table:table-cell table:style-name="Tableau22.A2" office:value-type="string">
            <text:p text:style-name="P5">Sortie (Résultat attendu)</text:p>
          </table:table-cell>
        </table:table-row>
        <table:table-row>
          <table:table-cell table:style-name="Tableau22.A6" office:value-type="float" office:value="1">
            <text:p text:style-name="P5">1</text:p>
          </table:table-cell>
          <table:table-cell table:style-name="Tableau22.A5" office:value-type="string">
            <text:p text:style-name="P5">Cliquer sur le bouton</text:p>
          </table:table-cell>
          <table:table-cell table:style-name="Tableau22.A2" office:value-type="string">
            <text:p text:style-name="P5">Redirection vers la page d'inscription</text:p>
          </table:table-cell>
        </table:table-row>
      </table:table>
      <text:p text:style-name="P2"/>
      <table:table table:name="Tableau18" table:style-name="Tableau18">
        <table:table-column table:style-name="Tableau18.A"/>
        <table:table-column table:style-name="Tableau18.B"/>
        <table:table-column table:style-name="Tableau18.C"/>
        <table:table-row>
          <table:table-cell table:style-name="Tableau18.A1" table:number-columns-spanned="2" office:value-type="string">
            <text:p text:style-name="P5">Identification du test : Principale - Bouton «Valider»</text:p>
          </table:table-cell>
          <table:covered-table-cell/>
          <table:table-cell table:style-name="Tableau18.C1" office:value-type="string">
            <text:p text:style-name="P5">Version : 21/11/2023</text:p>
          </table:table-cell>
        </table:table-row>
        <table:table-row>
          <table:table-cell table:style-name="Tableau18.A2" table:number-columns-spanned="3" office:value-type="string">
            <text:p text:style-name="P5">Description du test : Lorsque l'utilisateur s'est connecté et qu'il affiche les informations de son profil, la page principale affiche une pop-up « Profil » et permet à l'utilisateur de modifier ses informations dans la base de données en les validant avec le bouton «Valider».</text:p>
          </table:table-cell>
          <table:covered-table-cell/>
          <table:covered-table-cell/>
        </table:table-row>
        <table:table-row>
          <table:table-cell table:style-name="Tableau18.A2" table:number-columns-spanned="3" office:value-type="string">
            <text:p text:style-name="P6">Ressources requises : navigateur web</text:p>
          </table:table-cell>
          <table:covered-table-cell/>
          <table:covered-table-cell/>
        </table:table-row>
        <table:table-row>
          <table:table-cell table:style-name="Tableau18.A2" table:number-columns-spanned="3" office:value-type="string">
            <text:p text:style-name="P5">Responsable : PARCIANY Benjamin</text:p>
          </table:table-cell>
          <table:covered-table-cell/>
          <table:covered-table-cell/>
        </table:table-row>
        <text:soft-page-break/>
        <table:table-row table:style-name="Tableau18.5">
          <table:table-cell table:style-name="Tableau18.A5" office:value-type="string">
            <text:p text:style-name="P5">N° de test</text:p>
          </table:table-cell>
          <table:table-cell table:style-name="Tableau18.A5" office:value-type="string">
            <text:p text:style-name="P5">Entrée</text:p>
          </table:table-cell>
          <table:table-cell table:style-name="Tableau18.A2" office:value-type="string">
            <text:p text:style-name="P5">Sortie (Résultat attendu)</text:p>
          </table:table-cell>
        </table:table-row>
        <table:table-row>
          <table:table-cell table:style-name="Tableau18.A6" office:value-type="float" office:value="1">
            <text:p text:style-name="P5">1</text:p>
          </table:table-cell>
          <table:table-cell table:style-name="Tableau18.A5" office:value-type="string">
            <text:p text:style-name="P5">Le champ « identifiant » est modifié et n'existe pas déjà dans la base de données</text:p>
          </table:table-cell>
          <table:table-cell table:style-name="Tableau18.A2" office:value-type="string">
            <text:p text:style-name="P5">L'identifiant de l’utilisateur est mis à jour dans la base de données</text:p>
          </table:table-cell>
        </table:table-row>
        <table:table-row table:style-name="Tableau18.7">
          <table:table-cell table:style-name="Tableau18.A6" office:value-type="float" office:value="2">
            <text:p text:style-name="P5">2</text:p>
          </table:table-cell>
          <table:table-cell table:style-name="Tableau18.A5" office:value-type="string">
            <text:p text:style-name="P5">Le champ « adresse mail » est modifié et n'existe pas déjà dans la base de données</text:p>
          </table:table-cell>
          <table:table-cell table:style-name="Tableau18.A2" office:value-type="string">
            <text:p text:style-name="P5">L'adresse mail de l’utilisateur est mise à jour dans la base de données</text:p>
          </table:table-cell>
        </table:table-row>
        <table:table-row>
          <table:table-cell table:style-name="Tableau18.A6" office:value-type="float" office:value="3">
            <text:p text:style-name="P5">3</text:p>
          </table:table-cell>
          <table:table-cell table:style-name="Tableau18.A5" office:value-type="string">
            <text:p text:style-name="P5">Le champ « nom » est modifié</text:p>
          </table:table-cell>
          <table:table-cell table:style-name="Tableau18.A2" office:value-type="string">
            <text:p text:style-name="P5">Le nom de l’utilisateur est mis à jour dans la base de données</text:p>
          </table:table-cell>
        </table:table-row>
        <table:table-row>
          <table:table-cell table:style-name="Tableau18.A6" office:value-type="float" office:value="4">
            <text:p text:style-name="P5">4</text:p>
          </table:table-cell>
          <table:table-cell table:style-name="Tableau18.A5" office:value-type="string">
            <text:p text:style-name="P5">Le champ est « prénom » est modifié</text:p>
          </table:table-cell>
          <table:table-cell table:style-name="Tableau18.A2" office:value-type="string">
            <text:p text:style-name="P5">Le prénom de l’utilisateur est mis à jour dans la base de données</text:p>
          </table:table-cell>
        </table:table-row>
        <table:table-row>
          <table:table-cell table:style-name="Tableau18.A6" office:value-type="float" office:value="5">
            <text:p text:style-name="P5">5</text:p>
          </table:table-cell>
          <table:table-cell table:style-name="Tableau18.A5" office:value-type="string">
            <text:p text:style-name="P5">Les champs « mot de passe » et « confirmer le mot de passe » sont modifiés</text:p>
          </table:table-cell>
          <table:table-cell table:style-name="Tableau18.A2" office:value-type="string">
            <text:p text:style-name="P5">Le mot de passe de l’utilisateur est mis à jour dans la base de données</text:p>
          </table:table-cell>
        </table:table-row>
        <table:table-row>
          <table:table-cell table:style-name="Tableau18.A6" office:value-type="float" office:value="6">
            <text:p text:style-name="P5">6</text:p>
          </table:table-cell>
          <table:table-cell table:style-name="Tableau18.A5" office:value-type="string">
            <text:p text:style-name="P5">Aucun champ n'est modifié</text:p>
          </table:table-cell>
          <table:table-cell table:style-name="Tableau18.A2" office:value-type="string">
            <text:p text:style-name="P5">Aucune information n'est mise à jour</text:p>
          </table:table-cell>
        </table:table-row>
        <table:table-row>
          <table:table-cell table:style-name="Tableau18.A6" office:value-type="float" office:value="7">
            <text:p text:style-name="P5">7</text:p>
          </table:table-cell>
          <table:table-cell table:style-name="Tableau18.A5" office:value-type="string">
            <text:p text:style-name="P5">Tous les champs sont vides</text:p>
          </table:table-cell>
          <table:table-cell table:style-name="Tableau18.A2" office:value-type="string">
            <text:p text:style-name="P5">Aucune information n'est mise à jour</text:p>
          </table:table-cell>
        </table:table-row>
      </table:table>
      <text:p text:style-name="P2"/>
      <table:table table:name="Tableau20" table:style-name="Tableau20">
        <table:table-column table:style-name="Tableau20.A"/>
        <table:table-column table:style-name="Tableau20.B"/>
        <table:table-column table:style-name="Tableau20.C"/>
        <table:table-row>
          <table:table-cell table:style-name="Tableau20.A1" table:number-columns-spanned="2" office:value-type="string">
            <text:p text:style-name="P5">Identification du test : Principale - Bouton «Supprimer le compte»</text:p>
          </table:table-cell>
          <table:covered-table-cell/>
          <table:table-cell table:style-name="Tableau20.C1" office:value-type="string">
            <text:p text:style-name="P5">Version : 21/11/2023</text:p>
          </table:table-cell>
        </table:table-row>
        <table:table-row>
          <table:table-cell table:style-name="Tableau20.A2" table:number-columns-spanned="3" office:value-type="string">
            <text:p text:style-name="P5">Description du test : Lorsque l'utilisateur s'est connecté et qu'il affiche les informations de son profil, la page principale affiche une pop-up « Profil » et permet à l'utilisateur de supprimer son compte en cliquant sur le bouton « supprimer le compte ».</text:p>
          </table:table-cell>
          <table:covered-table-cell/>
          <table:covered-table-cell/>
        </table:table-row>
        <table:table-row>
          <table:table-cell table:style-name="Tableau20.A2" table:number-columns-spanned="3" office:value-type="string">
            <text:p text:style-name="P6">Ressources requises : navigateur web</text:p>
          </table:table-cell>
          <table:covered-table-cell/>
          <table:covered-table-cell/>
        </table:table-row>
        <table:table-row>
          <table:table-cell table:style-name="Tableau20.A2" table:number-columns-spanned="3" office:value-type="string">
            <text:p text:style-name="P5">Responsable : PARCIANY Benjamin</text:p>
          </table:table-cell>
          <table:covered-table-cell/>
          <table:covered-table-cell/>
        </table:table-row>
        <table:table-row table:style-name="Tableau20.5">
          <table:table-cell table:style-name="Tableau20.A5" office:value-type="string">
            <text:p text:style-name="P5">N° de test</text:p>
          </table:table-cell>
          <table:table-cell table:style-name="Tableau20.A5" office:value-type="string">
            <text:p text:style-name="P5">Entrée</text:p>
          </table:table-cell>
          <table:table-cell table:style-name="Tableau20.A2" office:value-type="string">
            <text:p text:style-name="P5">Sortie (Résultat attendu)</text:p>
          </table:table-cell>
        </table:table-row>
        <table:table-row>
          <table:table-cell table:style-name="Tableau20.A6" office:value-type="float" office:value="1">
            <text:p text:style-name="P5">1</text:p>
          </table:table-cell>
          <table:table-cell table:style-name="Tableau20.A5" office:value-type="string">
            <text:p text:style-name="P5">Cliquer sur le bouton</text:p>
          </table:table-cell>
          <table:table-cell table:style-name="Tableau20.A2" office:value-type="string">
            <text:p text:style-name="P5">Supprime le compte de l'utilisateur dans la base de données et redirige vers la page d'accueil.</text:p>
          </table:table-cell>
        </table:table-row>
      </table:table>
      <text:p text:style-name="P2"/>
      <table:table table:name="Tableau25" table:style-name="Tableau25">
        <table:table-column table:style-name="Tableau25.A"/>
        <table:table-column table:style-name="Tableau25.B"/>
        <table:table-column table:style-name="Tableau25.C"/>
        <table:table-row>
          <table:table-cell table:style-name="Tableau25.A1" table:number-columns-spanned="2" office:value-type="string">
            <text:p text:style-name="P5">Identification du test : Principale - Bouton «Se déconnecter»</text:p>
          </table:table-cell>
          <table:covered-table-cell/>
          <table:table-cell table:style-name="Tableau25.C1" office:value-type="string">
            <text:p text:style-name="P5">Version : 21/11/2023</text:p>
          </table:table-cell>
        </table:table-row>
        <table:table-row>
          <table:table-cell table:style-name="Tableau25.A2" table:number-columns-spanned="3" office:value-type="string">
            <text:p text:style-name="P5">Description du test : <text:span text:style-name="T4">Le bouton «Se déconnecter» de la page principale annule l’authentification de l'utilisateur et le redirige vers la page d'accueil.</text:span></text:p>
          </table:table-cell>
          <table:covered-table-cell/>
          <table:covered-table-cell/>
        </table:table-row>
        <table:table-row>
          <table:table-cell table:style-name="Tableau25.A2" table:number-columns-spanned="3" office:value-type="string">
            <text:p text:style-name="P6">Ressources requises : navigateur web</text:p>
          </table:table-cell>
          <table:covered-table-cell/>
          <table:covered-table-cell/>
        </table:table-row>
        <table:table-row>
          <table:table-cell table:style-name="Tableau25.A2" table:number-columns-spanned="3" office:value-type="string">
            <text:p text:style-name="P5">Responsable : PARCIANY Benjamin</text:p>
          </table:table-cell>
          <table:covered-table-cell/>
          <table:covered-table-cell/>
        </table:table-row>
        <table:table-row table:style-name="Tableau25.5">
          <table:table-cell table:style-name="Tableau25.A5" office:value-type="string">
            <text:p text:style-name="P5">N° de test</text:p>
          </table:table-cell>
          <table:table-cell table:style-name="Tableau25.A5" office:value-type="string">
            <text:p text:style-name="P5">Entrée</text:p>
          </table:table-cell>
          <table:table-cell table:style-name="Tableau25.A2" office:value-type="string">
            <text:p text:style-name="P5">Sortie (Résultat attendu)</text:p>
          </table:table-cell>
        </table:table-row>
        <table:table-row>
          <table:table-cell table:style-name="Tableau25.A6" office:value-type="float" office:value="1">
            <text:p text:style-name="P5">1</text:p>
          </table:table-cell>
          <table:table-cell table:style-name="Tableau25.A5" office:value-type="string">
            <text:p text:style-name="P5">Cliquer sur le bouton</text:p>
          </table:table-cell>
          <table:table-cell table:style-name="Tableau25.A2" office:value-type="string">
            <text:p text:style-name="P5">Annule l'authentification et redirige vers la page d'accueil</text:p>
          </table:table-cell>
        </table:table-row>
      </table:table>
      <text:p text:style-name="P2"/>
      <table:table table:name="Tableau61" table:style-name="Tableau61">
        <table:table-column table:style-name="Tableau61.A"/>
        <table:table-column table:style-name="Tableau61.B"/>
        <table:table-column table:style-name="Tableau61.C"/>
        <table:table-row>
          <table:table-cell table:style-name="Tableau61.A1" table:number-columns-spanned="2" office:value-type="string">
            <text:p text:style-name="P5">Identification du test : Administrateur – Bouton «Se déconnecter»</text:p>
          </table:table-cell>
          <table:covered-table-cell/>
          <table:table-cell table:style-name="Tableau61.C1" office:value-type="string">
            <text:p text:style-name="P5">Version : 21/11/2023</text:p>
          </table:table-cell>
        </table:table-row>
        <text:soft-page-break/>
        <table:table-row>
          <table:table-cell table:style-name="Tableau61.A2" table:number-columns-spanned="3" office:value-type="string">
            <text:p text:style-name="P7"><text:span text:style-name="T2">Description du test : </text:span><text:span text:style-name="T3">Le bouton «Se déconnecter» de la page de l'administrateur annule l’authentification de l'administrateur et le redirige vers la page d'accueil.</text:span></text:p>
          </table:table-cell>
          <table:covered-table-cell/>
          <table:covered-table-cell/>
        </table:table-row>
        <table:table-row>
          <table:table-cell table:style-name="Tableau61.A2" table:number-columns-spanned="3" office:value-type="string">
            <text:p text:style-name="P6">Ressources requises : navigateur web</text:p>
          </table:table-cell>
          <table:covered-table-cell/>
          <table:covered-table-cell/>
        </table:table-row>
        <table:table-row>
          <table:table-cell table:style-name="Tableau61.A2" table:number-columns-spanned="3" office:value-type="string">
            <text:p text:style-name="P5">Responsable : PARCIANY Benjamin</text:p>
          </table:table-cell>
          <table:covered-table-cell/>
          <table:covered-table-cell/>
        </table:table-row>
        <table:table-row table:style-name="Tableau61.5">
          <table:table-cell table:style-name="Tableau61.A5" office:value-type="string">
            <text:p text:style-name="P5">N° de test</text:p>
          </table:table-cell>
          <table:table-cell table:style-name="Tableau61.A5" office:value-type="string">
            <text:p text:style-name="P5">Entrée</text:p>
          </table:table-cell>
          <table:table-cell table:style-name="Tableau61.A2" office:value-type="string">
            <text:p text:style-name="P5">Sortie (Résultat attendu)</text:p>
          </table:table-cell>
        </table:table-row>
        <table:table-row>
          <table:table-cell table:style-name="Tableau61.A6" office:value-type="float" office:value="1">
            <text:p text:style-name="P5">1</text:p>
          </table:table-cell>
          <table:table-cell table:style-name="Tableau61.A5" office:value-type="string">
            <text:p text:style-name="P5">Cliquer sur le bouton</text:p>
          </table:table-cell>
          <table:table-cell table:style-name="Tableau61.A2" office:value-type="string">
            <text:p text:style-name="P5">Annule l'authentification et redirige vers la page d'accueil</text:p>
          </table:table-cell>
        </table:table-row>
      </table:table>
      <text:p text:style-name="P2"/>
      <text:p text:style-name="P2"><text:tab/><text:tab/>3.2.3 Résultats de tests d'intégration</text:p>
      <text:p text:style-name="P2"/>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table:number-columns-spanned="5" office:value-type="string">
            <text:p text:style-name="P5">Référence du test appliqué : Accueil – Bouton « se connecter »</text:p>
          </table:table-cell>
          <table:covered-table-cell/>
          <table:covered-table-cell/>
          <table:covered-table-cell/>
          <table:covered-table-cell/>
        </table:table-row>
        <table:table-row>
          <table:table-cell table:style-name="Tableau14.A2" table:number-columns-spanned="5" office:value-type="string">
            <text:p text:style-name="P5">Responsable : PARCIANY Benjamin</text:p>
          </table:table-cell>
          <table:covered-table-cell/>
          <table:covered-table-cell/>
          <table:covered-table-cell/>
          <table:covered-table-cell/>
        </table:table-row>
        <table:table-row>
          <table:table-cell table:style-name="Tableau14.A2" table:number-columns-spanned="5" office:value-type="string">
            <text:p text:style-name="P5">Date de l'application du test :</text:p>
          </table:table-cell>
          <table:covered-table-cell/>
          <table:covered-table-cell/>
          <table:covered-table-cell/>
          <table:covered-table-cell/>
        </table:table-row>
        <table:table-row>
          <table:table-cell table:style-name="Tableau14.A4" office:value-type="string">
            <text:p text:style-name="P5">N° de test</text:p>
          </table:table-cell>
          <table:table-cell table:style-name="Tableau14.A4" office:value-type="string">
            <text:p text:style-name="P5">Entrée</text:p>
          </table:table-cell>
          <table:table-cell table:style-name="Tableau14.A4" office:value-type="string">
            <text:p text:style-name="P5">Résultat attendu</text:p>
          </table:table-cell>
          <table:table-cell table:style-name="Tableau14.A4" office:value-type="string">
            <text:p text:style-name="P5">Résultat observé</text:p>
          </table:table-cell>
          <table:table-cell table:style-name="Tableau14.A2" office:value-type="string">
            <text:p text:style-name="P5">Résultat du test</text:p>
          </table:table-cell>
        </table:table-row>
        <table:table-row>
          <table:table-cell table:style-name="Tableau14.A5" office:value-type="float" office:value="1">
            <text:p text:style-name="P5">1</text:p>
          </table:table-cell>
          <table:table-cell table:style-name="Tableau14.A4" office:value-type="string">
            <text:p text:style-name="P5">L'utilisateur clique sur le bouton</text:p>
          </table:table-cell>
          <table:table-cell table:style-name="Tableau14.A4" office:value-type="string">
            <text:p text:style-name="P5">L'utilisateur est redirigé vers la page de connexion</text:p>
          </table:table-cell>
          <table:table-cell table:style-name="Tableau14.A2" office:value-type="string">
            <text:p text:style-name="P5"/>
          </table:table-cell>
          <table:table-cell table:style-name="Tableau14.A2" office:value-type="string">
            <text:p text:style-name="P5"/>
          </table:table-cell>
        </table:table-row>
      </table:table>
      <text:p text:style-name="P2"/>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5" office:value-type="string">
            <text:p text:style-name="P5">Référence du test appliqué : Accueil – Bouton «s'inscrire»</text:p>
          </table:table-cell>
          <table:covered-table-cell/>
          <table:covered-table-cell/>
          <table:covered-table-cell/>
          <table:covered-table-cell/>
        </table:table-row>
        <table:table-row>
          <table:table-cell table:style-name="Tableau19.A2" table:number-columns-spanned="5" office:value-type="string">
            <text:p text:style-name="P5">Responsable : PARCIANY Benjamin</text:p>
          </table:table-cell>
          <table:covered-table-cell/>
          <table:covered-table-cell/>
          <table:covered-table-cell/>
          <table:covered-table-cell/>
        </table:table-row>
        <table:table-row>
          <table:table-cell table:style-name="Tableau19.A2" table:number-columns-spanned="5" office:value-type="string">
            <text:p text:style-name="P5">Date de l'application du test : </text:p>
          </table:table-cell>
          <table:covered-table-cell/>
          <table:covered-table-cell/>
          <table:covered-table-cell/>
          <table:covered-table-cell/>
        </table:table-row>
        <table:table-row>
          <table:table-cell table:style-name="Tableau19.A4" office:value-type="string">
            <text:p text:style-name="P5">N° de test</text:p>
          </table:table-cell>
          <table:table-cell table:style-name="Tableau19.A4" office:value-type="string">
            <text:p text:style-name="P5">Entrée</text:p>
          </table:table-cell>
          <table:table-cell table:style-name="Tableau19.A4" office:value-type="string">
            <text:p text:style-name="P5">Résultat attendu</text:p>
          </table:table-cell>
          <table:table-cell table:style-name="Tableau19.A4" office:value-type="string">
            <text:p text:style-name="P5">Résultat observé</text:p>
          </table:table-cell>
          <table:table-cell table:style-name="Tableau19.A2" office:value-type="string">
            <text:p text:style-name="P5">Résultat du test</text:p>
          </table:table-cell>
        </table:table-row>
        <table:table-row>
          <table:table-cell table:style-name="Tableau19.A5" office:value-type="float" office:value="1">
            <text:p text:style-name="P5">1</text:p>
          </table:table-cell>
          <table:table-cell table:style-name="Tableau19.A4" office:value-type="string">
            <text:p text:style-name="P5">L'utilisateur clique sur le bouton</text:p>
          </table:table-cell>
          <table:table-cell table:style-name="Tableau19.A4" office:value-type="string">
            <text:p text:style-name="P5">L'utilisateur est redirigé vers la page d'inscription</text:p>
          </table:table-cell>
          <table:table-cell table:style-name="Tableau19.A2" office:value-type="string">
            <text:p text:style-name="P5"/>
          </table:table-cell>
          <table:table-cell table:style-name="Tableau19.A2" office:value-type="string">
            <text:p text:style-name="P5"/>
          </table:table-cell>
        </table:table-row>
      </table:table>
      <text:p text:style-name="P2"/>
      <table:table table:name="Tableau31" table:style-name="Tableau31">
        <table:table-column table:style-name="Tableau31.A"/>
        <table:table-column table:style-name="Tableau31.B"/>
        <table:table-column table:style-name="Tableau31.C"/>
        <table:table-column table:style-name="Tableau31.D"/>
        <table:table-column table:style-name="Tableau31.E"/>
        <table:table-row>
          <table:table-cell table:style-name="Tableau31.A1" table:number-columns-spanned="5" office:value-type="string">
            <text:p text:style-name="P5">Référence du test appliqué : Accueil - Bouton «découvrir nos modules»</text:p>
          </table:table-cell>
          <table:covered-table-cell/>
          <table:covered-table-cell/>
          <table:covered-table-cell/>
          <table:covered-table-cell/>
        </table:table-row>
        <table:table-row>
          <table:table-cell table:style-name="Tableau31.A2" table:number-columns-spanned="5" office:value-type="string">
            <text:p text:style-name="P5">Responsable : PARCIANY Benjamin</text:p>
          </table:table-cell>
          <table:covered-table-cell/>
          <table:covered-table-cell/>
          <table:covered-table-cell/>
          <table:covered-table-cell/>
        </table:table-row>
        <table:table-row>
          <table:table-cell table:style-name="Tableau31.A2" table:number-columns-spanned="5" office:value-type="string">
            <text:p text:style-name="P5">Date de l'application du test :</text:p>
          </table:table-cell>
          <table:covered-table-cell/>
          <table:covered-table-cell/>
          <table:covered-table-cell/>
          <table:covered-table-cell/>
        </table:table-row>
        <table:table-row>
          <table:table-cell table:style-name="Tableau31.A4" office:value-type="string">
            <text:p text:style-name="P5">N° de test</text:p>
          </table:table-cell>
          <table:table-cell table:style-name="Tableau31.A4" office:value-type="string">
            <text:p text:style-name="P5">Entrée</text:p>
          </table:table-cell>
          <table:table-cell table:style-name="Tableau31.A4" office:value-type="string">
            <text:p text:style-name="P5">Résultat attendu</text:p>
          </table:table-cell>
          <table:table-cell table:style-name="Tableau31.A4" office:value-type="string">
            <text:p text:style-name="P5">Résultat observé</text:p>
          </table:table-cell>
          <table:table-cell table:style-name="Tableau31.A2" office:value-type="string">
            <text:p text:style-name="P5">Résultat du test</text:p>
          </table:table-cell>
        </table:table-row>
        <table:table-row>
          <table:table-cell table:style-name="Tableau31.A5" office:value-type="float" office:value="1">
            <text:p text:style-name="P5">1</text:p>
          </table:table-cell>
          <table:table-cell table:style-name="Tableau31.A4" office:value-type="string">
            <text:p text:style-name="P5">L'utilisateur clique sur le bouton</text:p>
          </table:table-cell>
          <table:table-cell table:style-name="Tableau31.A4" office:value-type="string">
            <text:p text:style-name="P5">Redirection vers la page principale</text:p>
          </table:table-cell>
          <table:table-cell table:style-name="Tableau31.A2" office:value-type="string">
            <text:p text:style-name="P5"/>
          </table:table-cell>
          <table:table-cell table:style-name="Tableau31.A2" office:value-type="string">
            <text:p text:style-name="P5"/>
          </table:table-cell>
        </table:table-row>
      </table:table>
      <text:p text:style-name="P2"/>
      <table:table table:name="Tableau32" table:style-name="Tableau32">
        <table:table-column table:style-name="Tableau32.A"/>
        <table:table-column table:style-name="Tableau32.B"/>
        <table:table-column table:style-name="Tableau32.C"/>
        <table:table-column table:style-name="Tableau32.D"/>
        <table:table-column table:style-name="Tableau32.E"/>
        <table:table-row>
          <table:table-cell table:style-name="Tableau32.A1" table:number-columns-spanned="5" office:value-type="string">
            <text:p text:style-name="P5">Référence du test appliqué : Inscription – Bouton «Valider»</text:p>
          </table:table-cell>
          <table:covered-table-cell/>
          <table:covered-table-cell/>
          <table:covered-table-cell/>
          <table:covered-table-cell/>
        </table:table-row>
        <table:table-row>
          <table:table-cell table:style-name="Tableau32.A2" table:number-columns-spanned="5" office:value-type="string">
            <text:p text:style-name="P5">Responsable : PARCIANY Benjamin</text:p>
          </table:table-cell>
          <table:covered-table-cell/>
          <table:covered-table-cell/>
          <table:covered-table-cell/>
          <table:covered-table-cell/>
        </table:table-row>
        <table:table-row>
          <table:table-cell table:style-name="Tableau32.A2" table:number-columns-spanned="5" office:value-type="string">
            <text:p text:style-name="P5">Date de l'application du test : </text:p>
          </table:table-cell>
          <table:covered-table-cell/>
          <table:covered-table-cell/>
          <table:covered-table-cell/>
          <table:covered-table-cell/>
        </table:table-row>
        <table:table-row>
          <table:table-cell table:style-name="Tableau32.A4" office:value-type="string">
            <text:p text:style-name="P5">N° de test</text:p>
          </table:table-cell>
          <table:table-cell table:style-name="Tableau32.A4" office:value-type="string">
            <text:p text:style-name="P5">Entrée</text:p>
          </table:table-cell>
          <table:table-cell table:style-name="Tableau32.A4" office:value-type="string">
            <text:p text:style-name="P5">Résultat attendu</text:p>
          </table:table-cell>
          <table:table-cell table:style-name="Tableau32.A4" office:value-type="string">
            <text:p text:style-name="P5">Résultat observé</text:p>
          </table:table-cell>
          <table:table-cell table:style-name="Tableau32.A2" office:value-type="string">
            <text:p text:style-name="P5">Résultat du test</text:p>
          </table:table-cell>
        </table:table-row>
        <table:table-row>
          <table:table-cell table:style-name="Tableau32.A5" office:value-type="float" office:value="1">
            <text:p text:style-name="P5">1</text:p>
          </table:table-cell>
          <table:table-cell table:style-name="Tableau32.A4" office:value-type="string">
            <text:p text:style-name="P5">L'identifiant renseigné existe déjà dans la base de <text:soft-page-break/>données</text:p>
          </table:table-cell>
          <table:table-cell table:style-name="Tableau32.A4" office:value-type="string">
            <text:p text:style-name="P5">La page d'inscription renvoie une erreur.</text:p>
          </table:table-cell>
          <table:table-cell table:style-name="Tableau32.A2" office:value-type="string">
            <text:p text:style-name="P5"/>
          </table:table-cell>
          <table:table-cell table:style-name="Tableau32.A2" office:value-type="string">
            <text:p text:style-name="P5"/>
          </table:table-cell>
        </table:table-row>
        <table:table-row>
          <table:table-cell table:style-name="Tableau32.A5" office:value-type="float" office:value="2">
            <text:p text:style-name="P5">2</text:p>
          </table:table-cell>
          <table:table-cell table:style-name="Tableau32.A4" office:value-type="string">
            <text:p text:style-name="P5">L'adresse mail renseignée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
          </table:table-cell>
          <table:table-cell table:style-name="Tableau32.A2" office:value-type="string">
            <text:p text:style-name="P5"/>
          </table:table-cell>
        </table:table-row>
        <table:table-row>
          <table:table-cell table:style-name="Tableau32.A5" office:value-type="float" office:value="3">
            <text:p text:style-name="P5">3</text:p>
          </table:table-cell>
          <table:table-cell table:style-name="Tableau32.A4" office:value-type="string">
            <text:p text:style-name="P5">L'identifiant et l'adresse mail renseignés n'existe pas dans la base de données</text:p>
          </table:table-cell>
          <table:table-cell table:style-name="Tableau32.A4" office:value-type="string">
            <text:p text:style-name="P5">Les informations de l'utilisateur sont enregistrées dans la base de données et l'utilisateur est redirigé vers la page principale</text:p>
          </table:table-cell>
          <table:table-cell table:style-name="Tableau32.A2" office:value-type="string">
            <text:p text:style-name="P5"/>
          </table:table-cell>
          <table:table-cell table:style-name="Tableau32.A2" office:value-type="string">
            <text:p text:style-name="P5"/>
          </table:table-cell>
        </table:table-row>
      </table:table>
      <text:p text:style-name="P2"/>
      <table:table table:name="Tableau33" table:style-name="Tableau33">
        <table:table-column table:style-name="Tableau33.A"/>
        <table:table-column table:style-name="Tableau33.B"/>
        <table:table-column table:style-name="Tableau33.C"/>
        <table:table-column table:style-name="Tableau33.D"/>
        <table:table-column table:style-name="Tableau33.E"/>
        <table:table-row>
          <table:table-cell table:style-name="Tableau33.A1" table:number-columns-spanned="5" office:value-type="string">
            <text:p text:style-name="P5">Référence du test appliqué : Inscription – Bouton «Se connecter»</text:p>
          </table:table-cell>
          <table:covered-table-cell/>
          <table:covered-table-cell/>
          <table:covered-table-cell/>
          <table:covered-table-cell/>
        </table:table-row>
        <table:table-row>
          <table:table-cell table:style-name="Tableau33.A2" table:number-columns-spanned="5" office:value-type="string">
            <text:p text:style-name="P5">Responsable : PARCIANY Benjamin</text:p>
          </table:table-cell>
          <table:covered-table-cell/>
          <table:covered-table-cell/>
          <table:covered-table-cell/>
          <table:covered-table-cell/>
        </table:table-row>
        <table:table-row>
          <table:table-cell table:style-name="Tableau33.A2" table:number-columns-spanned="5" office:value-type="string">
            <text:p text:style-name="P5">Date de l'application du test :</text:p>
          </table:table-cell>
          <table:covered-table-cell/>
          <table:covered-table-cell/>
          <table:covered-table-cell/>
          <table:covered-table-cell/>
        </table:table-row>
        <table:table-row>
          <table:table-cell table:style-name="Tableau33.A4" office:value-type="string">
            <text:p text:style-name="P5">N° de test</text:p>
          </table:table-cell>
          <table:table-cell table:style-name="Tableau33.A4" office:value-type="string">
            <text:p text:style-name="P5">Entrée</text:p>
          </table:table-cell>
          <table:table-cell table:style-name="Tableau33.A4" office:value-type="string">
            <text:p text:style-name="P5">Résultat attendu</text:p>
          </table:table-cell>
          <table:table-cell table:style-name="Tableau33.A4" office:value-type="string">
            <text:p text:style-name="P5">Résultat observé</text:p>
          </table:table-cell>
          <table:table-cell table:style-name="Tableau33.A2" office:value-type="string">
            <text:p text:style-name="P5">Résultat du test</text:p>
          </table:table-cell>
        </table:table-row>
        <table:table-row>
          <table:table-cell table:style-name="Tableau33.A5" office:value-type="float" office:value="1">
            <text:p text:style-name="P5">1</text:p>
          </table:table-cell>
          <table:table-cell table:style-name="Tableau33.A4" office:value-type="string">
            <text:p text:style-name="P5">L'utilisateur clique sur le bouton</text:p>
          </table:table-cell>
          <table:table-cell table:style-name="Tableau33.A4" office:value-type="string">
            <text:p text:style-name="P5">L'utilisateur est redirigé vers la page de connexion</text:p>
          </table:table-cell>
          <table:table-cell table:style-name="Tableau33.A2" office:value-type="string">
            <text:p text:style-name="P5"/>
          </table:table-cell>
          <table:table-cell table:style-name="Tableau33.A2" office:value-type="string">
            <text:p text:style-name="P5"/>
          </table:table-cell>
        </table:table-row>
      </table:table>
      <text:p text:style-name="P2"/>
      <table:table table:name="Tableau34" table:style-name="Tableau34">
        <table:table-column table:style-name="Tableau34.A"/>
        <table:table-column table:style-name="Tableau34.B"/>
        <table:table-column table:style-name="Tableau34.C"/>
        <table:table-column table:style-name="Tableau34.D"/>
        <table:table-column table:style-name="Tableau34.E"/>
        <table:table-row>
          <table:table-cell table:style-name="Tableau34.A1" table:number-columns-spanned="5" office:value-type="string">
            <text:p text:style-name="P5">Référence du test appliqué : Connexion – Bouton « Valider »</text:p>
          </table:table-cell>
          <table:covered-table-cell/>
          <table:covered-table-cell/>
          <table:covered-table-cell/>
          <table:covered-table-cell/>
        </table:table-row>
        <table:table-row>
          <table:table-cell table:style-name="Tableau34.A2" table:number-columns-spanned="5" office:value-type="string">
            <text:p text:style-name="P5">Responsable : PARCIANY Benjamin</text:p>
          </table:table-cell>
          <table:covered-table-cell/>
          <table:covered-table-cell/>
          <table:covered-table-cell/>
          <table:covered-table-cell/>
        </table:table-row>
        <table:table-row>
          <table:table-cell table:style-name="Tableau34.A2" table:number-columns-spanned="5" office:value-type="string">
            <text:p text:style-name="P5">Date de l'application du test :</text:p>
          </table:table-cell>
          <table:covered-table-cell/>
          <table:covered-table-cell/>
          <table:covered-table-cell/>
          <table:covered-table-cell/>
        </table:table-row>
        <table:table-row>
          <table:table-cell table:style-name="Tableau34.A4" office:value-type="string">
            <text:p text:style-name="P5">N° de test</text:p>
          </table:table-cell>
          <table:table-cell table:style-name="Tableau34.A4" office:value-type="string">
            <text:p text:style-name="P5">Entrée</text:p>
          </table:table-cell>
          <table:table-cell table:style-name="Tableau34.A4" office:value-type="string">
            <text:p text:style-name="P5">Résultat attendu</text:p>
          </table:table-cell>
          <table:table-cell table:style-name="Tableau34.A4" office:value-type="string">
            <text:p text:style-name="P5">Résultat observé</text:p>
          </table:table-cell>
          <table:table-cell table:style-name="Tableau34.A2" office:value-type="string">
            <text:p text:style-name="P5">Résultat du test</text:p>
          </table:table-cell>
        </table:table-row>
        <table:table-row>
          <table:table-cell table:style-name="Tableau34.A5" office:value-type="float" office:value="1">
            <text:p text:style-name="P5">1</text:p>
          </table:table-cell>
          <table:table-cell table:style-name="Tableau34.A4" office:value-type="string">
            <text:p text:style-name="P5">Les champs renseignés correspondent à ceux de l'administrateur</text:p>
          </table:table-cell>
          <table:table-cell table:style-name="Tableau34.A4" office:value-type="string">
            <text:p text:style-name="P5">Redirection vers la page de <text:span text:style-name="T4">l'administrateur</text:span></text:p>
          </table:table-cell>
          <table:table-cell table:style-name="Tableau34.A2" office:value-type="string">
            <text:p text:style-name="P5"/>
          </table:table-cell>
          <table:table-cell table:style-name="Tableau34.A2" office:value-type="string">
            <text:p text:style-name="P5"/>
          </table:table-cell>
        </table:table-row>
        <table:table-row>
          <table:table-cell table:style-name="Tableau34.A5" office:value-type="float" office:value="2">
            <text:p text:style-name="P5">2</text:p>
          </table:table-cell>
          <table:table-cell table:style-name="Tableau34.A4" office:value-type="string">
            <text:p text:style-name="P5">Les champs renseignés correspondent à ceux d'un utilisateur quelconque </text:p>
          </table:table-cell>
          <table:table-cell table:style-name="Tableau34.A4" office:value-type="string">
            <text:p text:style-name="P5">Redirection vers la page principale.</text:p>
          </table:table-cell>
          <table:table-cell table:style-name="Tableau34.A2" office:value-type="string">
            <text:p text:style-name="P5"/>
          </table:table-cell>
          <table:table-cell table:style-name="Tableau34.A2" office:value-type="string">
            <text:p text:style-name="P5"/>
          </table:table-cell>
        </table:table-row>
        <table:table-row>
          <table:table-cell table:style-name="Tableau34.A5">
            <text:p text:style-name="P5"/>
          </table:table-cell>
          <table:table-cell table:style-name="Tableau34.A4" office:value-type="string">
            <text:p text:style-name="P5">Les champs renseignés ne correspondent à aucun utilisateur enregistré dans la base de données</text:p>
          </table:table-cell>
          <table:table-cell table:style-name="Tableau34.A4" office:value-type="string">
            <text:p text:style-name="P5">Le page de connexion affiche une erreur.</text:p>
          </table:table-cell>
          <table:table-cell table:style-name="Tableau34.A2" office:value-type="string">
            <text:p text:style-name="P5"/>
          </table:table-cell>
          <table:table-cell table:style-name="Tableau34.A2" office:value-type="string">
            <text:p text:style-name="P5"/>
          </table:table-cell>
        </table:table-row>
      </table:table>
      <text:p text:style-name="P2"/>
      <table:table table:name="Tableau35" table:style-name="Tableau35">
        <table:table-column table:style-name="Tableau35.A"/>
        <table:table-column table:style-name="Tableau35.B"/>
        <table:table-column table:style-name="Tableau35.C"/>
        <table:table-column table:style-name="Tableau35.D"/>
        <table:table-column table:style-name="Tableau35.E"/>
        <table:table-row>
          <table:table-cell table:style-name="Tableau35.A1" table:number-columns-spanned="5" office:value-type="string">
            <text:p text:style-name="P5">Référence du test appliqué : Connexion – Bouton «Inscription»</text:p>
          </table:table-cell>
          <table:covered-table-cell/>
          <table:covered-table-cell/>
          <table:covered-table-cell/>
          <table:covered-table-cell/>
        </table:table-row>
        <text:soft-page-break/>
        <table:table-row>
          <table:table-cell table:style-name="Tableau35.A2" table:number-columns-spanned="5" office:value-type="string">
            <text:p text:style-name="P5">Responsable : PARCIANY Benjamin</text:p>
          </table:table-cell>
          <table:covered-table-cell/>
          <table:covered-table-cell/>
          <table:covered-table-cell/>
          <table:covered-table-cell/>
        </table:table-row>
        <table:table-row>
          <table:table-cell table:style-name="Tableau35.A2" table:number-columns-spanned="5" office:value-type="string">
            <text:p text:style-name="P5">Date de l'application du test :</text:p>
          </table:table-cell>
          <table:covered-table-cell/>
          <table:covered-table-cell/>
          <table:covered-table-cell/>
          <table:covered-table-cell/>
        </table:table-row>
        <table:table-row>
          <table:table-cell table:style-name="Tableau35.A4" office:value-type="string">
            <text:p text:style-name="P5">N° de test</text:p>
          </table:table-cell>
          <table:table-cell table:style-name="Tableau35.A4" office:value-type="string">
            <text:p text:style-name="P5">Entrée</text:p>
          </table:table-cell>
          <table:table-cell table:style-name="Tableau35.A4" office:value-type="string">
            <text:p text:style-name="P5">Résultat attendu</text:p>
          </table:table-cell>
          <table:table-cell table:style-name="Tableau35.A4" office:value-type="string">
            <text:p text:style-name="P5">Résultat observé</text:p>
          </table:table-cell>
          <table:table-cell table:style-name="Tableau35.A2" office:value-type="string">
            <text:p text:style-name="P5">Résultat du test</text:p>
          </table:table-cell>
        </table:table-row>
        <table:table-row>
          <table:table-cell table:style-name="Tableau35.A5" office:value-type="float" office:value="1">
            <text:p text:style-name="P5">1</text:p>
          </table:table-cell>
          <table:table-cell table:style-name="Tableau35.A4" office:value-type="string">
            <text:p text:style-name="P5">L'utilisateur clique sur le bouton</text:p>
          </table:table-cell>
          <table:table-cell table:style-name="Tableau35.A4" office:value-type="string">
            <text:p text:style-name="P5">L'utilisateur est redirigé vers la page d'inscription</text:p>
          </table:table-cell>
          <table:table-cell table:style-name="Tableau35.A2" office:value-type="string">
            <text:p text:style-name="P5"/>
          </table:table-cell>
          <table:table-cell table:style-name="Tableau35.A2" office:value-type="string">
            <text:p text:style-name="P5"/>
          </table:table-cell>
        </table:table-row>
      </table:table>
      <text:p text:style-name="P2"/>
      <table:table table:name="Tableau36" table:style-name="Tableau36">
        <table:table-column table:style-name="Tableau36.A"/>
        <table:table-column table:style-name="Tableau36.B"/>
        <table:table-column table:style-name="Tableau36.C"/>
        <table:table-column table:style-name="Tableau36.D"/>
        <table:table-column table:style-name="Tableau36.E"/>
        <table:table-row>
          <table:table-cell table:style-name="Tableau36.A1" table:number-columns-spanned="5" office:value-type="string">
            <text:p text:style-name="P5">Référence du test appliqué : Principale – Bouton «Se connecter»</text:p>
          </table:table-cell>
          <table:covered-table-cell/>
          <table:covered-table-cell/>
          <table:covered-table-cell/>
          <table:covered-table-cell/>
        </table:table-row>
        <table:table-row>
          <table:table-cell table:style-name="Tableau36.A2" table:number-columns-spanned="5" office:value-type="string">
            <text:p text:style-name="P5">Responsable : PARCIANY Benjamin</text:p>
          </table:table-cell>
          <table:covered-table-cell/>
          <table:covered-table-cell/>
          <table:covered-table-cell/>
          <table:covered-table-cell/>
        </table:table-row>
        <table:table-row>
          <table:table-cell table:style-name="Tableau36.A2" table:number-columns-spanned="5" office:value-type="string">
            <text:p text:style-name="P5">Date de l'application du test : </text:p>
          </table:table-cell>
          <table:covered-table-cell/>
          <table:covered-table-cell/>
          <table:covered-table-cell/>
          <table:covered-table-cell/>
        </table:table-row>
        <table:table-row>
          <table:table-cell table:style-name="Tableau36.A4" office:value-type="string">
            <text:p text:style-name="P5">N° de test</text:p>
          </table:table-cell>
          <table:table-cell table:style-name="Tableau36.A4" office:value-type="string">
            <text:p text:style-name="P5">Entrée</text:p>
          </table:table-cell>
          <table:table-cell table:style-name="Tableau36.A4" office:value-type="string">
            <text:p text:style-name="P5">Résultat attendu</text:p>
          </table:table-cell>
          <table:table-cell table:style-name="Tableau36.A4" office:value-type="string">
            <text:p text:style-name="P5">Résultat observé</text:p>
          </table:table-cell>
          <table:table-cell table:style-name="Tableau36.A2" office:value-type="string">
            <text:p text:style-name="P5">Résultat du test</text:p>
          </table:table-cell>
        </table:table-row>
        <table:table-row>
          <table:table-cell table:style-name="Tableau36.A5" office:value-type="float" office:value="1">
            <text:p text:style-name="P5">1</text:p>
          </table:table-cell>
          <table:table-cell table:style-name="Tableau36.A4" office:value-type="string">
            <text:p text:style-name="P5">L'utilisateur clique sur le bouton</text:p>
          </table:table-cell>
          <table:table-cell table:style-name="Tableau36.A4" office:value-type="string">
            <text:p text:style-name="P5">L'utilisateur est redirigé vers la page de connexion</text:p>
          </table:table-cell>
          <table:table-cell table:style-name="Tableau36.A2" office:value-type="string">
            <text:p text:style-name="P5"/>
          </table:table-cell>
          <table:table-cell table:style-name="Tableau36.A2" office:value-type="string">
            <text:p text:style-name="P5"/>
          </table:table-cell>
        </table:table-row>
      </table:table>
      <text:p text:style-name="P2"/>
      <table:table table:name="Tableau37" table:style-name="Tableau37">
        <table:table-column table:style-name="Tableau37.A"/>
        <table:table-column table:style-name="Tableau37.B"/>
        <table:table-column table:style-name="Tableau37.C"/>
        <table:table-column table:style-name="Tableau37.D"/>
        <table:table-column table:style-name="Tableau37.E"/>
        <table:table-row>
          <table:table-cell table:style-name="Tableau37.A1" table:number-columns-spanned="5" office:value-type="string">
            <text:p text:style-name="P5">Référence du test appliqué : Connexion – Bouton «S'inscrire»</text:p>
          </table:table-cell>
          <table:covered-table-cell/>
          <table:covered-table-cell/>
          <table:covered-table-cell/>
          <table:covered-table-cell/>
        </table:table-row>
        <table:table-row>
          <table:table-cell table:style-name="Tableau37.A2" table:number-columns-spanned="5" office:value-type="string">
            <text:p text:style-name="P5">Responsable : PARCIANY Benjamin</text:p>
          </table:table-cell>
          <table:covered-table-cell/>
          <table:covered-table-cell/>
          <table:covered-table-cell/>
          <table:covered-table-cell/>
        </table:table-row>
        <table:table-row>
          <table:table-cell table:style-name="Tableau37.A2" table:number-columns-spanned="5" office:value-type="string">
            <text:p text:style-name="P5">Date de l'application du test :</text:p>
          </table:table-cell>
          <table:covered-table-cell/>
          <table:covered-table-cell/>
          <table:covered-table-cell/>
          <table:covered-table-cell/>
        </table:table-row>
        <table:table-row>
          <table:table-cell table:style-name="Tableau37.A4" office:value-type="string">
            <text:p text:style-name="P5">N° de test</text:p>
          </table:table-cell>
          <table:table-cell table:style-name="Tableau37.A4" office:value-type="string">
            <text:p text:style-name="P5">Entrée</text:p>
          </table:table-cell>
          <table:table-cell table:style-name="Tableau37.A4" office:value-type="string">
            <text:p text:style-name="P5">Résultat attendu</text:p>
          </table:table-cell>
          <table:table-cell table:style-name="Tableau37.A4" office:value-type="string">
            <text:p text:style-name="P5">Résultat observé</text:p>
          </table:table-cell>
          <table:table-cell table:style-name="Tableau37.A2" office:value-type="string">
            <text:p text:style-name="P5">Résultat du test</text:p>
          </table:table-cell>
        </table:table-row>
        <table:table-row>
          <table:table-cell table:style-name="Tableau37.A5" office:value-type="float" office:value="1">
            <text:p text:style-name="P5">1</text:p>
          </table:table-cell>
          <table:table-cell table:style-name="Tableau37.A4" office:value-type="string">
            <text:p text:style-name="P5">L'utilisateur clique sur le bouton</text:p>
          </table:table-cell>
          <table:table-cell table:style-name="Tableau37.A4" office:value-type="string">
            <text:p text:style-name="P5">L'utilisateur est redirigé vers la page d'inscription</text:p>
          </table:table-cell>
          <table:table-cell table:style-name="Tableau37.A2" office:value-type="string">
            <text:p text:style-name="P5"/>
          </table:table-cell>
          <table:table-cell table:style-name="Tableau37.A2" office:value-type="string">
            <text:p text:style-name="P5"/>
          </table:table-cell>
        </table:table-row>
      </table:table>
      <text:p text:style-name="P2"/>
      <table:table table:name="Tableau38" table:style-name="Tableau38">
        <table:table-column table:style-name="Tableau38.A"/>
        <table:table-column table:style-name="Tableau38.B"/>
        <table:table-column table:style-name="Tableau38.C"/>
        <table:table-column table:style-name="Tableau38.D"/>
        <table:table-column table:style-name="Tableau38.E"/>
        <table:table-row>
          <table:table-cell table:style-name="Tableau38.A1" table:number-columns-spanned="5" office:value-type="string">
            <text:p text:style-name="P5">Référence du test appliqué : Principale – Bouton «Valider»</text:p>
          </table:table-cell>
          <table:covered-table-cell/>
          <table:covered-table-cell/>
          <table:covered-table-cell/>
          <table:covered-table-cell/>
        </table:table-row>
        <table:table-row>
          <table:table-cell table:style-name="Tableau38.A2" table:number-columns-spanned="5" office:value-type="string">
            <text:p text:style-name="P5">Responsable : PARCIANY Benjamin</text:p>
          </table:table-cell>
          <table:covered-table-cell/>
          <table:covered-table-cell/>
          <table:covered-table-cell/>
          <table:covered-table-cell/>
        </table:table-row>
        <table:table-row>
          <table:table-cell table:style-name="Tableau38.A2" table:number-columns-spanned="5" office:value-type="string">
            <text:p text:style-name="P5">Date de l'application du test :</text:p>
          </table:table-cell>
          <table:covered-table-cell/>
          <table:covered-table-cell/>
          <table:covered-table-cell/>
          <table:covered-table-cell/>
        </table:table-row>
        <table:table-row>
          <table:table-cell table:style-name="Tableau38.A4" office:value-type="string">
            <text:p text:style-name="P5">N° de test</text:p>
          </table:table-cell>
          <table:table-cell table:style-name="Tableau38.A4" office:value-type="string">
            <text:p text:style-name="P5">Entrée</text:p>
          </table:table-cell>
          <table:table-cell table:style-name="Tableau38.A4" office:value-type="string">
            <text:p text:style-name="P5">Résultat attendu</text:p>
          </table:table-cell>
          <table:table-cell table:style-name="Tableau38.A4" office:value-type="string">
            <text:p text:style-name="P5">Résultat observé</text:p>
          </table:table-cell>
          <table:table-cell table:style-name="Tableau38.A2" office:value-type="string">
            <text:p text:style-name="P5">Résultat du test</text:p>
          </table:table-cell>
        </table:table-row>
        <table:table-row>
          <table:table-cell table:style-name="Tableau38.A5" office:value-type="float" office:value="1">
            <text:p text:style-name="P5">1</text:p>
          </table:table-cell>
          <table:table-cell table:style-name="Tableau38.A4" office:value-type="string">
            <text:p text:style-name="P5">Le champ « identifiant » est modifié et n'existe pas déjà dans la base de données</text:p>
          </table:table-cell>
          <table:table-cell table:style-name="Tableau38.A4" office:value-type="string">
            <text:p text:style-name="P5">L'identifiant de l’utilisateur est mis à jour dans la base de données</text:p>
          </table:table-cell>
          <table:table-cell table:style-name="Tableau38.A2" office:value-type="string">
            <text:p text:style-name="P5"/>
          </table:table-cell>
          <table:table-cell table:style-name="Tableau38.A2" office:value-type="string">
            <text:p text:style-name="P5"/>
          </table:table-cell>
        </table:table-row>
        <table:table-row>
          <table:table-cell table:style-name="Tableau38.A5" office:value-type="float" office:value="2">
            <text:p text:style-name="P5">2</text:p>
          </table:table-cell>
          <table:table-cell table:style-name="Tableau38.A4" office:value-type="string">
            <text:p text:style-name="P5">Le champ « adresse mail » est modifié et n'existe pas déjà dans la base de données</text:p>
          </table:table-cell>
          <table:table-cell table:style-name="Tableau38.A4" office:value-type="string">
            <text:p text:style-name="P5">L'adresse mail de l’utilisateur est mise à jour dans la base de données</text:p>
          </table:table-cell>
          <table:table-cell table:style-name="Tableau38.A2" office:value-type="string">
            <text:p text:style-name="P5"/>
          </table:table-cell>
          <table:table-cell table:style-name="Tableau38.A2" office:value-type="string">
            <text:p text:style-name="P5"/>
          </table:table-cell>
        </table:table-row>
        <table:table-row>
          <table:table-cell table:style-name="Tableau38.A5" office:value-type="float" office:value="3">
            <text:p text:style-name="P5">3</text:p>
          </table:table-cell>
          <table:table-cell table:style-name="Tableau38.A4" office:value-type="string">
            <text:p text:style-name="P5">Le champ « nom » est modifié</text:p>
          </table:table-cell>
          <table:table-cell table:style-name="Tableau38.A4" office:value-type="string">
            <text:p text:style-name="P5">Le nom de l’utilisateur est mis à jour dans la base de données</text:p>
          </table:table-cell>
          <table:table-cell table:style-name="Tableau38.A2" office:value-type="string">
            <text:p text:style-name="P5"/>
          </table:table-cell>
          <table:table-cell table:style-name="Tableau38.A2" office:value-type="string">
            <text:p text:style-name="P5"/>
          </table:table-cell>
        </table:table-row>
        <text:soft-page-break/>
        <table:table-row>
          <table:table-cell table:style-name="Tableau38.A5" office:value-type="float" office:value="4">
            <text:p text:style-name="P5">4</text:p>
          </table:table-cell>
          <table:table-cell table:style-name="Tableau38.A4" office:value-type="string">
            <text:p text:style-name="P5">Le champ est « prénom » est modifié</text:p>
          </table:table-cell>
          <table:table-cell table:style-name="Tableau38.A4" office:value-type="string">
            <text:p text:style-name="P5">Le prénom de l’utilisateur est mis à jour dans la base de données</text:p>
          </table:table-cell>
          <table:table-cell table:style-name="Tableau38.A2" office:value-type="string">
            <text:p text:style-name="P5"/>
          </table:table-cell>
          <table:table-cell table:style-name="Tableau38.A2" office:value-type="string">
            <text:p text:style-name="P5"/>
          </table:table-cell>
        </table:table-row>
        <table:table-row>
          <table:table-cell table:style-name="Tableau38.A5" office:value-type="float" office:value="5">
            <text:p text:style-name="P5">5</text:p>
          </table:table-cell>
          <table:table-cell table:style-name="Tableau38.A4" office:value-type="string">
            <text:p text:style-name="P5">Les champs « mot de passe » et « confirmer le mot de passe » sont modifiés</text:p>
          </table:table-cell>
          <table:table-cell table:style-name="Tableau38.A4" office:value-type="string">
            <text:p text:style-name="P5">Le mot de passe de l’utilisateur est mis à jour dans la base de données</text:p>
          </table:table-cell>
          <table:table-cell table:style-name="Tableau38.A2" office:value-type="string">
            <text:p text:style-name="P5"/>
          </table:table-cell>
          <table:table-cell table:style-name="Tableau38.A2" office:value-type="string">
            <text:p text:style-name="P5"/>
          </table:table-cell>
        </table:table-row>
        <table:table-row>
          <table:table-cell table:style-name="Tableau38.A5" office:value-type="float" office:value="6">
            <text:p text:style-name="P5">6</text:p>
          </table:table-cell>
          <table:table-cell table:style-name="Tableau38.A4" office:value-type="string">
            <text:p text:style-name="P5">Aucun champ n'est modifié</text:p>
          </table:table-cell>
          <table:table-cell table:style-name="Tableau38.A4" office:value-type="string">
            <text:p text:style-name="P5">Aucune information n'est mise à jour</text:p>
          </table:table-cell>
          <table:table-cell table:style-name="Tableau38.A2" office:value-type="string">
            <text:p text:style-name="P5"/>
          </table:table-cell>
          <table:table-cell table:style-name="Tableau38.A2" office:value-type="string">
            <text:p text:style-name="P5"/>
          </table:table-cell>
        </table:table-row>
        <table:table-row>
          <table:table-cell table:style-name="Tableau38.A5" office:value-type="float" office:value="7">
            <text:p text:style-name="P5">7</text:p>
          </table:table-cell>
          <table:table-cell table:style-name="Tableau38.A4" office:value-type="string">
            <text:p text:style-name="P5">Tous les champs sont vides</text:p>
          </table:table-cell>
          <table:table-cell table:style-name="Tableau38.A4" office:value-type="string">
            <text:p text:style-name="P5">Aucune information n'est mise à jour</text:p>
          </table:table-cell>
          <table:table-cell table:style-name="Tableau38.A2" office:value-type="string">
            <text:p text:style-name="P5"/>
          </table:table-cell>
          <table:table-cell table:style-name="Tableau38.A2" office:value-type="string">
            <text:p text:style-name="P5"/>
          </table:table-cell>
        </table:table-row>
      </table:table>
      <text:p text:style-name="P2"/>
      <table:table table:name="Tableau39" table:style-name="Tableau39">
        <table:table-column table:style-name="Tableau39.A"/>
        <table:table-column table:style-name="Tableau39.B"/>
        <table:table-column table:style-name="Tableau39.C"/>
        <table:table-column table:style-name="Tableau39.D"/>
        <table:table-column table:style-name="Tableau39.E"/>
        <table:table-row>
          <table:table-cell table:style-name="Tableau39.A1" table:number-columns-spanned="5" office:value-type="string">
            <text:p text:style-name="P5">Référence du test appliqué : Principale – Bouton «Supprime le compte »</text:p>
          </table:table-cell>
          <table:covered-table-cell/>
          <table:covered-table-cell/>
          <table:covered-table-cell/>
          <table:covered-table-cell/>
        </table:table-row>
        <table:table-row>
          <table:table-cell table:style-name="Tableau39.A2" table:number-columns-spanned="5" office:value-type="string">
            <text:p text:style-name="P5">Responsable : PARCIANY Benjamin</text:p>
          </table:table-cell>
          <table:covered-table-cell/>
          <table:covered-table-cell/>
          <table:covered-table-cell/>
          <table:covered-table-cell/>
        </table:table-row>
        <table:table-row>
          <table:table-cell table:style-name="Tableau39.A2" table:number-columns-spanned="5" office:value-type="string">
            <text:p text:style-name="P5">Date de l'application du test :</text:p>
          </table:table-cell>
          <table:covered-table-cell/>
          <table:covered-table-cell/>
          <table:covered-table-cell/>
          <table:covered-table-cell/>
        </table:table-row>
        <table:table-row>
          <table:table-cell table:style-name="Tableau39.A4" office:value-type="string">
            <text:p text:style-name="P5">N° de test</text:p>
          </table:table-cell>
          <table:table-cell table:style-name="Tableau39.A4" office:value-type="string">
            <text:p text:style-name="P5">Entrée</text:p>
          </table:table-cell>
          <table:table-cell table:style-name="Tableau39.A4" office:value-type="string">
            <text:p text:style-name="P5">Résultat attendu</text:p>
          </table:table-cell>
          <table:table-cell table:style-name="Tableau39.A4" office:value-type="string">
            <text:p text:style-name="P5">Résultat observé</text:p>
          </table:table-cell>
          <table:table-cell table:style-name="Tableau39.A2" office:value-type="string">
            <text:p text:style-name="P5">Résultat du test</text:p>
          </table:table-cell>
        </table:table-row>
        <table:table-row>
          <table:table-cell table:style-name="Tableau39.A5" office:value-type="float" office:value="1">
            <text:p text:style-name="P5">1</text:p>
          </table:table-cell>
          <table:table-cell table:style-name="Tableau39.A4" office:value-type="string">
            <text:p text:style-name="P5">Cliquer sur le bouton</text:p>
          </table:table-cell>
          <table:table-cell table:style-name="Tableau39.A4" office:value-type="string">
            <text:p text:style-name="P5">Supprime le compte de l'utilisateur dans la base de données et redirige vers la page d'accueil.</text:p>
          </table:table-cell>
          <table:table-cell table:style-name="Tableau39.A2" office:value-type="string">
            <text:p text:style-name="P5"/>
          </table:table-cell>
          <table:table-cell table:style-name="Tableau39.A2" office:value-type="string">
            <text:p text:style-name="P5"/>
          </table:table-cell>
        </table:table-row>
      </table:table>
      <text:p text:style-name="P2"/>
      <table:table table:name="Tableau40" table:style-name="Tableau40">
        <table:table-column table:style-name="Tableau40.A"/>
        <table:table-column table:style-name="Tableau40.B"/>
        <table:table-column table:style-name="Tableau40.C"/>
        <table:table-column table:style-name="Tableau40.D"/>
        <table:table-column table:style-name="Tableau40.E"/>
        <table:table-row>
          <table:table-cell table:style-name="Tableau40.A1" table:number-columns-spanned="5" office:value-type="string">
            <text:p text:style-name="P5">Référence du test appliqué : Principale – Bouton « Se déconnecter »</text:p>
          </table:table-cell>
          <table:covered-table-cell/>
          <table:covered-table-cell/>
          <table:covered-table-cell/>
          <table:covered-table-cell/>
        </table:table-row>
        <table:table-row>
          <table:table-cell table:style-name="Tableau40.A2" table:number-columns-spanned="5" office:value-type="string">
            <text:p text:style-name="P5">Responsable : PARCIANY Benjamin</text:p>
          </table:table-cell>
          <table:covered-table-cell/>
          <table:covered-table-cell/>
          <table:covered-table-cell/>
          <table:covered-table-cell/>
        </table:table-row>
        <table:table-row>
          <table:table-cell table:style-name="Tableau40.A2" table:number-columns-spanned="5" office:value-type="string">
            <text:p text:style-name="P5">Date de l'application du test :</text:p>
          </table:table-cell>
          <table:covered-table-cell/>
          <table:covered-table-cell/>
          <table:covered-table-cell/>
          <table:covered-table-cell/>
        </table:table-row>
        <table:table-row>
          <table:table-cell table:style-name="Tableau40.A4" office:value-type="string">
            <text:p text:style-name="P5">N° de test</text:p>
          </table:table-cell>
          <table:table-cell table:style-name="Tableau40.A4" office:value-type="string">
            <text:p text:style-name="P5">Entrée</text:p>
          </table:table-cell>
          <table:table-cell table:style-name="Tableau40.A4" office:value-type="string">
            <text:p text:style-name="P5">Résultat attendu</text:p>
          </table:table-cell>
          <table:table-cell table:style-name="Tableau40.A4" office:value-type="string">
            <text:p text:style-name="P5">Résultat observé</text:p>
          </table:table-cell>
          <table:table-cell table:style-name="Tableau40.A2" office:value-type="string">
            <text:p text:style-name="P5">Résultat du test</text:p>
          </table:table-cell>
        </table:table-row>
        <table:table-row>
          <table:table-cell table:style-name="Tableau40.A5" office:value-type="float" office:value="1">
            <text:p text:style-name="P5">1</text:p>
          </table:table-cell>
          <table:table-cell table:style-name="Tableau40.A4" office:value-type="string">
            <text:p text:style-name="P5">Cliquer sur le bouton</text:p>
          </table:table-cell>
          <table:table-cell table:style-name="Tableau40.A4" office:value-type="string">
            <text:p text:style-name="P5">Annule l'authentification et redirige vers la page d'accueil</text:p>
          </table:table-cell>
          <table:table-cell table:style-name="Tableau40.A2" office:value-type="string">
            <text:p text:style-name="P5"/>
          </table:table-cell>
          <table:table-cell table:style-name="Tableau40.A2" office:value-type="string">
            <text:p text:style-name="P5"/>
          </table:table-cell>
        </table:table-row>
      </table:table>
      <text:p text:style-name="P2"/>
      <table:table table:name="Tableau41" table:style-name="Tableau41">
        <table:table-column table:style-name="Tableau41.A"/>
        <table:table-column table:style-name="Tableau41.B"/>
        <table:table-column table:style-name="Tableau41.C"/>
        <table:table-column table:style-name="Tableau41.D"/>
        <table:table-column table:style-name="Tableau41.E"/>
        <table:table-row>
          <table:table-cell table:style-name="Tableau41.A1" table:number-columns-spanned="5" office:value-type="string">
            <text:p text:style-name="P5">Référence du test appliqué : Administrateur – Bouton «Se déconnecter»</text:p>
          </table:table-cell>
          <table:covered-table-cell/>
          <table:covered-table-cell/>
          <table:covered-table-cell/>
          <table:covered-table-cell/>
        </table:table-row>
        <table:table-row>
          <table:table-cell table:style-name="Tableau41.A2" table:number-columns-spanned="5" office:value-type="string">
            <text:p text:style-name="P5">Responsable : PARCIANY Benjamin</text:p>
          </table:table-cell>
          <table:covered-table-cell/>
          <table:covered-table-cell/>
          <table:covered-table-cell/>
          <table:covered-table-cell/>
        </table:table-row>
        <table:table-row>
          <table:table-cell table:style-name="Tableau41.A2" table:number-columns-spanned="5" office:value-type="string">
            <text:p text:style-name="P5">Date de l'application du test : </text:p>
          </table:table-cell>
          <table:covered-table-cell/>
          <table:covered-table-cell/>
          <table:covered-table-cell/>
          <table:covered-table-cell/>
        </table:table-row>
        <table:table-row>
          <table:table-cell table:style-name="Tableau41.A4" office:value-type="string">
            <text:p text:style-name="P5">N° de test</text:p>
          </table:table-cell>
          <table:table-cell table:style-name="Tableau41.A4" office:value-type="string">
            <text:p text:style-name="P5">Entrée</text:p>
          </table:table-cell>
          <table:table-cell table:style-name="Tableau41.A4" office:value-type="string">
            <text:p text:style-name="P5">Résultat attendu</text:p>
          </table:table-cell>
          <table:table-cell table:style-name="Tableau41.A4" office:value-type="string">
            <text:p text:style-name="P5">Résultat observé</text:p>
          </table:table-cell>
          <table:table-cell table:style-name="Tableau41.A2" office:value-type="string">
            <text:p text:style-name="P5">Résultat du test</text:p>
          </table:table-cell>
        </table:table-row>
        <table:table-row>
          <table:table-cell table:style-name="Tableau41.A5" office:value-type="float" office:value="1">
            <text:p text:style-name="P5">1</text:p>
          </table:table-cell>
          <table:table-cell table:style-name="Tableau41.A4" office:value-type="string">
            <text:p text:style-name="P5">Cliquer sur le bouton</text:p>
          </table:table-cell>
          <table:table-cell table:style-name="Tableau41.A4" office:value-type="string">
            <text:p text:style-name="P5">Annule l'authentification et redirige vers la <text:soft-page-break/>page d'accueil</text:p>
          </table:table-cell>
          <table:table-cell table:style-name="Tableau41.A2" office:value-type="string">
            <text:p text:style-name="P5"/>
          </table:table-cell>
          <table:table-cell table:style-name="Tableau41.A2" office:value-type="string">
            <text:p text:style-name="P5"/>
          </table:table-cell>
        </table:table-row>
      </table:table>
      <text:p text:style-name="P2"/>
      <text:p text:style-name="P2"/>
      <text:list xml:id="list7356304042038248038" text:style-name="L4">
        <text:list-item>
          <text:p text:style-name="P13">Conclusions</text:p>
        </text:list-item>
      </text:list>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03T10:07:44.78</meta:creation-date>
    <dc:date>2023-12-01T15:50:55.03</dc:date>
    <meta:editing-duration>PT17H40M27S</meta:editing-duration>
    <meta:editing-cycles>385</meta:editing-cycles>
    <meta:generator>OpenOffice/4.1.14$Win32 OpenOffice.org_project/4114m1$Build-9811</meta:generator>
    <meta:document-statistic meta:table-count="43" meta:image-count="0" meta:object-count="0" meta:page-count="14" meta:paragraph-count="637" meta:word-count="3266" meta:character-count="19919"/>
  </office:meta>
</office:document-meta>
</file>